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Bahnschrift Condensed" svg:font-family="'Bahnschrift Condensed'" style:font-family-generic="swiss" style:font-pitch="variable"/>
    <style:font-face style:name="Bahnschrift SemiBold" svg:font-family="'Bahnschrift SemiBold'" style:font-family-generic="swiss" style:font-pitch="variable"/>
    <style:font-face style:name="Bahnschrift SemiBold SemiConden" svg:font-family="'Bahnschrift SemiBold SemiConden'" style:font-family-generic="swiss" style:font-pitch="variable"/>
    <style:font-face style:name="Bahnschrift SemiBold1" svg:font-family="'Bahnschrift SemiBold'" style:font-adornments="SemiBold" style:font-family-generic="swiss" style:font-pitch="variable"/>
    <style:font-face style:name="Bahnschrift SemiCondensed" svg:font-family="'Bahnschrift SemiCondensed'" style:font-family-generic="swiss" style:font-pitch="variable"/>
    <style:font-face style:name="Bahnschrift SemiLight Condensed" svg:font-family="'Bahnschrift SemiLight Condensed'"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8cm"/>
    </style:style>
    <style:style style:name="co2" style:family="table-column">
      <style:table-column-properties fo:break-before="auto" style:column-width="3.948cm"/>
    </style:style>
    <style:style style:name="co3" style:family="table-column">
      <style:table-column-properties fo:break-before="auto" style:column-width="2.258cm"/>
    </style:style>
    <style:style style:name="co4" style:family="table-column">
      <style:table-column-properties fo:break-before="auto" style:column-width="1.007cm"/>
    </style:style>
    <style:style style:name="co5" style:family="table-column">
      <style:table-column-properties fo:break-before="auto" style:column-width="1.034cm"/>
    </style:style>
    <style:style style:name="co6" style:family="table-column">
      <style:table-column-properties fo:break-before="auto" style:column-width="1.836cm"/>
    </style:style>
    <style:style style:name="co7" style:family="table-column">
      <style:table-column-properties fo:break-before="auto" style:column-width="2.559cm"/>
    </style:style>
    <style:style style:name="co8" style:family="table-column">
      <style:table-column-properties fo:break-before="auto" style:column-width="1.252cm"/>
    </style:style>
    <style:style style:name="co9" style:family="table-column">
      <style:table-column-properties fo:break-before="auto" style:column-width="3.863cm"/>
    </style:style>
    <style:style style:name="co10" style:family="table-column">
      <style:table-column-properties fo:break-before="auto" style:column-width="3.186cm"/>
    </style:style>
    <style:style style:name="co11" style:family="table-column">
      <style:table-column-properties fo:break-before="auto" style:column-width="1.524cm"/>
    </style:style>
    <style:style style:name="co12" style:family="table-column">
      <style:table-column-properties fo:break-before="auto" style:column-width="3.022cm"/>
    </style:style>
    <style:style style:name="co13" style:family="table-column">
      <style:table-column-properties fo:break-before="auto" style:column-width="0.101cm"/>
    </style:style>
    <style:style style:name="co14" style:family="table-column">
      <style:table-column-properties fo:break-before="auto" style:column-width="0.25cm"/>
    </style:style>
    <style:style style:name="co15" style:family="table-column">
      <style:table-column-properties fo:break-before="auto" style:column-width="0.499cm"/>
    </style:style>
    <style:style style:name="co16" style:family="table-column">
      <style:table-column-properties fo:break-before="auto" style:column-width="2.85cm"/>
    </style:style>
    <style:style style:name="co17" style:family="table-column">
      <style:table-column-properties fo:break-before="auto" style:column-width="2.26cm"/>
    </style:style>
    <style:style style:name="co18" style:family="table-column">
      <style:table-column-properties fo:break-before="auto" style:column-width="1.088cm"/>
    </style:style>
    <style:style style:name="co19" style:family="table-column">
      <style:table-column-properties fo:break-before="auto" style:column-width="3.45cm"/>
    </style:style>
    <style:style style:name="co20" style:family="table-column">
      <style:table-column-properties fo:break-before="auto" style:column-width="1.191cm"/>
    </style:style>
    <style:style style:name="co21" style:family="table-column">
      <style:table-column-properties fo:break-before="auto" style:column-width="7.421cm"/>
    </style:style>
    <style:style style:name="ro1" style:family="table-row">
      <style:table-row-properties style:row-height="0.452cm" fo:break-before="auto" style:use-optimal-row-height="true"/>
    </style:style>
    <style:style style:name="ro2" style:family="table-row">
      <style:table-row-properties style:row-height="0.48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cm"/>
      <style:text-properties fo:font-style="normal" fo:font-weight="normal" style:font-style-asian="normal" style:font-weight-asian="normal" style:font-style-complex="normal" style:font-weight-complex="normal"/>
    </style:style>
    <style:style style:name="ce2" style:family="table-cell" style:parent-style-name="Default">
      <style:table-cell-properties style:text-align-source="fix" style:repeat-content="false" fo:border="0.74pt solid #000000"/>
      <style:paragraph-properties fo:text-align="end" fo:margin-left="0cm"/>
      <style:text-properties fo:font-weight="normal" style:font-weight-asian="normal" style:font-weight-complex="normal"/>
    </style:style>
    <style:style style:name="ce13" style:family="table-cell" style:parent-style-name="Default">
      <style:table-cell-properties fo:background-color="#ffa6a6" fo:border="0.74pt solid #000000"/>
    </style:style>
    <style:style style:name="ce3" style:family="table-cell" style:parent-style-name="Default">
      <style:table-cell-properties fo:background-color="#ffffd7" style:text-align-source="fix" style:repeat-content="false" fo:border="0.74pt solid #000000"/>
      <style:paragraph-properties fo:text-align="end" fo:margin-left="0cm"/>
      <style:text-properties fo:font-weight="normal" style:font-weight-asian="normal" style:font-weight-complex="normal"/>
    </style:style>
    <style:style style:name="ce5" style:family="table-cell" style:parent-style-name="Default">
      <style:table-cell-properties fo:background-color="#deffd2" style:text-align-source="fix" style:repeat-content="false" fo:border="0.74pt solid #000000"/>
      <style:paragraph-properties fo:text-align="end" fo:margin-left="0cm"/>
      <style:text-properties fo:font-weight="normal" style:font-weight-asian="normal" style:font-weight-complex="normal"/>
    </style:style>
    <style:style style:name="ce41" style:family="table-cell" style:parent-style-name="Default">
      <style:table-cell-properties fo:background-color="#d3e1ff" fo:border="0.74pt solid #000000"/>
    </style:style>
    <style:style style:name="ce26" style:family="table-cell" style:parent-style-name="Default">
      <style:table-cell-properties fo:background-color="#d3e1ff" style:text-align-source="fix" style:repeat-content="false" fo:border="0.74pt solid #000000"/>
      <style:paragraph-properties fo:text-align="end" fo:margin-left="0cm"/>
      <style:text-properties fo:font-weight="normal" style:font-weight-asian="normal" style:font-weight-complex="normal"/>
    </style:style>
    <style:style style:name="ce27" style:family="table-cell" style:parent-style-name="Default">
      <style:table-cell-properties fo:background-color="#d3e1ff" style:text-align-source="fix" style:repeat-content="false" fo:border="0.74pt solid #000000"/>
      <style:paragraph-properties fo:text-align="end" fo:margin-left="0cm"/>
      <style:text-properties fo:font-style="normal" fo:font-weight="normal" style:font-style-asian="normal" style:font-weight-asian="normal" style:font-style-complex="normal" style:font-weight-complex="normal"/>
    </style:style>
    <style:style style:name="ce6" style:family="table-cell" style:parent-style-name="Default">
      <style:table-cell-properties fo:background-color="#e2e2e2" style:text-align-source="fix" style:repeat-content="false" fo:border="0.74pt solid #000000"/>
      <style:paragraph-properties fo:text-align="end" fo:margin-left="0cm"/>
      <style:text-properties fo:font-weight="normal" style:font-weight-asian="normal" style:font-weight-complex="normal"/>
    </style:style>
    <style:style style:name="ce7" style:family="table-cell" style:parent-style-name="Default">
      <style:table-cell-properties fo:background-color="#e2e2e2" style:text-align-source="fix" style:repeat-content="false" fo:border="0.74pt solid #000000"/>
      <style:paragraph-properties fo:text-align="end" fo:margin-left="0cm"/>
      <style:text-properties fo:font-style="normal" fo:font-weight="normal" style:font-style-asian="normal" style:font-weight-asian="normal" style:font-style-complex="normal" style:font-weight-complex="normal"/>
    </style:style>
    <style:style style:name="ce12" style:family="table-cell" style:parent-style-name="Default">
      <style:table-cell-properties fo:background-color="#e2e2e2" fo:border="0.74pt solid #000000"/>
    </style:style>
    <style:style style:name="ce4" style:family="table-cell" style:parent-style-name="Default">
      <style:table-cell-properties style:text-align-source="fix" style:repeat-content="false"/>
      <style:paragraph-properties fo:text-align="end" fo:margin-left="0cm"/>
      <style:text-properties fo:font-weight="normal" style:font-weight-asian="normal" style:font-weight-complex="normal"/>
    </style:style>
    <style:style style:name="ce139" style:family="table-cell" style:parent-style-name="Default">
      <style:text-properties fo:font-weight="bold" style:font-weight-asian="bold" style:font-weight-complex="bold"/>
    </style:style>
    <style:style style:name="ce9" style:family="table-cell" style:parent-style-name="Default">
      <style:table-cell-properties fo:background-color="#ffffd7" fo:border="0.74pt solid #000000"/>
    </style:style>
    <style:style style:name="ce11" style:family="table-cell" style:parent-style-name="Default">
      <style:table-cell-properties fo:background-color="#deffd2" fo:border="0.74pt solid #000000"/>
    </style:style>
    <style:style style:name="ce149" style:family="table-cell" style:parent-style-name="Default">
      <style:table-cell-properties fo:border="0.74pt solid #000000"/>
    </style:style>
    <style:style style:name="ce40" style:family="table-cell" style:parent-style-name="Default">
      <style:table-cell-properties fo:background-color="#ffffff" fo:border="0.74pt solid #000000"/>
    </style:style>
    <style:style style:name="ce42" style:family="table-cell" style:parent-style-name="Default">
      <style:table-cell-properties fo:background-color="#ffffff" fo:border="0.74pt solid #000000"/>
      <style:text-properties fo:font-style="normal" style:font-style-asian="normal" style:font-style-complex="normal"/>
    </style:style>
    <style:style style:name="ce109" style:family="table-cell" style:parent-style-name="Default">
      <style:table-cell-properties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105"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45" style:family="table-cell" style:parent-style-name="Default">
      <style:table-cell-properties fo:background-color="#ffffff" style:text-align-source="fix" style:repeat-content="false" fo:border="0.74pt solid #000000"/>
      <style:paragraph-properties fo:text-align="center" fo:margin-left="0cm"/>
      <style:text-properties fo:font-weight="bold" style:font-weight-asian="bold" style:font-weight-complex="bold"/>
    </style:style>
    <style:style style:name="ce3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6" style:family="table-cell" style:parent-style-name="Default">
      <style:table-cell-properties fo:background-color="#ffffff"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110" style:family="table-cell" style:parent-style-name="Default">
      <style:table-cell-properties style:text-align-source="fix" style:repeat-content="false" fo:border="0.74pt solid #000000"/>
      <style:paragraph-properties fo:text-align="center" fo:margin-left="0cm"/>
    </style:style>
    <style:style style:name="ce49" style:family="table-cell" style:parent-style-name="Default">
      <style:table-cell-properties fo:background-color="#ffffff" style:text-align-source="fix" style:repeat-content="false" fo:border="0.74pt solid #000000"/>
      <style:paragraph-properties fo:text-align="center" fo:margin-left="0cm"/>
    </style:style>
    <style:style style:name="ce37" style:family="table-cell" style:parent-style-name="Default">
      <style:table-cell-properties style:text-align-source="fix" style:repeat-content="false"/>
      <style:paragraph-properties fo:text-align="center" fo:margin-left="0cm"/>
    </style:style>
    <style:style style:name="ce50" style:family="table-cell" style:parent-style-name="Default">
      <style:table-cell-properties fo:background-color="#ffffff" style:text-align-source="fix" style:repeat-content="false" fo:border="0.74pt solid #000000"/>
      <style:paragraph-properties fo:text-align="center" fo:margin-left="0cm"/>
      <style:text-properties fo:font-style="normal" style:font-style-asian="normal" style:font-style-complex="normal"/>
    </style:style>
    <style:style style:name="ce101" style:family="table-cell" style:parent-style-name="Default">
      <style:table-cell-properties style:text-align-source="fix" style:repeat-content="false"/>
      <style:paragraph-properties fo:text-align="end" fo:margin-left="0cm"/>
    </style:style>
    <style:style style:name="ce255" style:family="table-cell" style:parent-style-name="Default">
      <style:table-cell-properties fo:border-bottom="none" fo:background-color="#dddddd" fo:border-left="0.74pt solid #000000" fo:border-right="none" fo:border-top="0.74pt solid #000000"/>
    </style:style>
    <style:style style:name="ce256" style:family="table-cell" style:parent-style-name="Default">
      <style:table-cell-properties fo:border-bottom="none" fo:background-color="#dddddd" fo:border-left="0.74pt solid #000000" fo:border-right="none" fo:border-top="none"/>
    </style:style>
    <style:style style:name="ce200" style:family="table-cell" style:parent-style-name="Default">
      <style:table-cell-properties fo:border-bottom="none" fo:background-color="#dddddd" style:text-align-source="fix" style:repeat-content="false" fo:border-left="0.74pt solid #000000" fo:border-right="none" fo:border-top="none"/>
      <style:paragraph-properties fo:text-align="center" fo:margin-left="0cm"/>
      <style:text-properties style:font-name="Arial Black"/>
    </style:style>
    <style:style style:name="ce258" style:family="table-cell" style:parent-style-name="Default">
      <style:table-cell-properties fo:border-bottom="0.74pt solid #000000" fo:background-color="#dddddd" style:text-align-source="fix" style:repeat-content="false" fo:border-left="0.74pt solid #000000" fo:border-right="none" fo:border-top="none"/>
      <style:paragraph-properties fo:text-align="center" fo:margin-left="0cm"/>
      <style:text-properties style:font-name="Arial Black"/>
    </style:style>
    <style:style style:name="ce201" style:family="table-cell" style:parent-style-name="Default">
      <style:table-cell-properties fo:border-bottom="none" fo:background-color="#dddddd" style:text-align-source="fix" style:repeat-content="false" fo:wrap-option="no-wrap" fo:border-left="0.74pt solid #000000" fo:border-right="none" fo:border-top="none"/>
      <style:paragraph-properties fo:text-align="start" fo:margin-left="0cm"/>
      <style:text-properties style:font-name="Bahnschrift SemiCondensed" fo:font-size="12pt" style:font-size-asian="12pt" style:font-size-complex="12pt"/>
    </style:style>
    <style:style style:name="ce202" style:family="table-cell" style:parent-style-name="Default">
      <style:table-cell-properties fo:border-bottom="0.74pt solid #000000" fo:background-color="#dddddd" style:text-align-source="fix" style:repeat-content="false" fo:wrap-option="no-wrap" fo:border-left="0.74pt solid #000000" fo:border-right="none" fo:border-top="none"/>
      <style:paragraph-properties fo:text-align="start" fo:margin-left="0cm"/>
      <style:text-properties style:font-name="Bahnschrift SemiCondensed" fo:font-size="12pt" style:font-size-asian="12pt" style:font-size-complex="12pt"/>
    </style:style>
    <style:style style:name="ce56" style:family="table-cell" style:parent-style-name="Default">
      <style:table-cell-properties fo:border-bottom="none" fo:background-color="#dddddd" fo:border-left="none" fo:border-right="none" fo:border-top="0.74pt solid #000000"/>
    </style:style>
    <style:style style:name="ce176" style:family="table-cell" style:parent-style-name="Default">
      <style:table-cell-properties fo:background-color="#dddddd"/>
    </style:style>
    <style:style style:name="ce58" style:family="table-cell" style:parent-style-name="Default">
      <style:table-cell-properties fo:background-color="#dddddd" style:text-align-source="fix" style:repeat-content="false" fo:border="none"/>
      <style:paragraph-properties fo:text-align="center" fo:margin-left="0cm"/>
      <style:text-properties style:font-name="Arial Black"/>
    </style:style>
    <style:style style:name="ce147" style:family="table-cell" style:parent-style-name="Default">
      <style:table-cell-properties fo:border-bottom="none" fo:background-color="#ffffff" style:text-align-source="fix" style:repeat-content="false" fo:border-left="0.74pt solid #000000" fo:border-right="none" fo:border-top="0.74pt solid #000000"/>
      <style:paragraph-properties fo:text-align="center" fo:margin-left="0cm"/>
      <style:text-properties style:font-name="Arial Black"/>
    </style:style>
    <style:style style:name="ce151" style:family="table-cell" style:parent-style-name="Default">
      <style:table-cell-properties fo:border-bottom="none" fo:background-color="#ffffff" style:text-align-source="fix" style:repeat-content="false" fo:border-left="0.74pt solid #000000" fo:border-right="none" fo:border-top="none"/>
      <style:paragraph-properties fo:text-align="center" fo:margin-left="0cm"/>
      <style:text-properties style:font-name="Arial Black"/>
    </style:style>
    <style:style style:name="ce153" style:family="table-cell" style:parent-style-name="Default">
      <style:table-cell-properties fo:border-bottom="0.74pt solid #000000" fo:background-color="#ffffff" style:text-align-source="fix" style:repeat-content="false" fo:border-left="0.74pt solid #000000" fo:border-right="none" fo:border-top="none"/>
      <style:paragraph-properties fo:text-align="center" fo:margin-left="0cm"/>
      <style:text-properties style:font-name="Arial Black"/>
    </style:style>
    <style:style style:name="ce264" style:family="table-cell" style:parent-style-name="Default">
      <style:table-cell-properties fo:background-color="#dddddd" style:text-align-source="fix" style:repeat-content="false"/>
      <style:paragraph-properties fo:text-align="center" fo:margin-left="0cm"/>
      <style:text-properties style:font-name="Arial Black"/>
    </style:style>
    <style:style style:name="ce265" style:family="table-cell" style:parent-style-name="Default">
      <style:table-cell-properties fo:border-bottom="0.74pt solid #000000" fo:background-color="#dddddd" fo:border-left="none" fo:border-right="none" fo:border-top="none"/>
    </style:style>
    <style:style style:name="ce64" style:family="table-cell" style:parent-style-name="Default">
      <style:table-cell-properties fo:background-color="#dddddd" fo:border="none"/>
    </style:style>
    <style:style style:name="ce204" style:family="table-cell" style:parent-style-name="Default">
      <style:table-cell-properties fo:background-color="#dddddd" style:text-align-source="fix" style:repeat-content="false" fo:wrap-option="no-wrap"/>
      <style:paragraph-properties fo:text-align="start" fo:margin-left="0cm"/>
      <style:text-properties style:font-name="Bahnschrift SemiCondensed" fo:font-size="12pt" style:font-size-asian="12pt" style:font-size-complex="12pt"/>
    </style:style>
    <style:style style:name="ce205" style:family="table-cell" style:parent-style-name="Default">
      <style:table-cell-properties fo:border-bottom="0.74pt solid #000000" fo:background-color="#dddddd" style:text-align-source="fix" style:repeat-content="false" fo:wrap-option="no-wrap" fo:border-left="none" fo:border-right="none" fo:border-top="none"/>
      <style:paragraph-properties fo:text-align="start" fo:margin-left="0cm"/>
      <style:text-properties style:font-name="Bahnschrift SemiCondensed" fo:font-size="12pt" style:font-size-asian="12pt" style:font-size-complex="12pt"/>
    </style:style>
    <style:style style:name="ce214" style:family="table-cell" style:parent-style-name="Default">
      <style:table-cell-properties fo:border-bottom="none" fo:background-color="#ffffff" style:text-align-source="fix" style:repeat-content="false" fo:border-left="none" fo:border-right="none" fo:border-top="0.74pt solid #000000" style:vertical-align="top"/>
      <style:paragraph-properties fo:text-align="center" fo:margin-left="0cm"/>
      <style:text-properties style:font-name="Arial Black"/>
    </style:style>
    <style:style style:name="ce102"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03" style:family="table-cell" style:parent-style-name="Default">
      <style:table-cell-properties fo:background-color="#e2e2e2" style:vertical-align="top"/>
    </style:style>
    <style:style style:name="ce70" style:family="table-cell" style:parent-style-name="Accent_20_3">
      <style:table-cell-properties fo:background-color="#ffffff" style:text-align-source="fix" style:repeat-content="false" fo:wrap-option="no-wrap" fo:border="0.74pt solid #000000" style:vertical-align="top"/>
      <style:paragraph-properties fo:text-align="center" fo:margin-left="0cm"/>
      <style:text-properties style:font-name="Bahnschrift Condensed" fo:font-size="13pt" fo:font-weight="normal" style:font-size-asian="13pt" style:font-weight-asian="normal" style:font-size-complex="13pt" style:font-weight-complex="normal"/>
    </style:style>
    <style:style style:name="ce211" style:family="table-cell" style:parent-style-name="Default">
      <style:table-cell-properties fo:background-color="#ffffff" style:text-align-source="fix" style:repeat-content="false" style:vertical-align="top"/>
      <style:paragraph-properties fo:text-align="center" fo:margin-left="0cm"/>
      <style:text-properties fo:color="#000000" style:font-name="Bahnschrift SemiBold" fo:font-size="13pt" fo:font-weight="normal" style:font-size-asian="13pt" style:font-weight-asian="normal" style:font-size-complex="13pt" style:font-weight-complex="normal"/>
    </style:style>
    <style:style style:name="ce113" style:family="table-cell" style:parent-style-name="Default">
      <style:table-cell-properties fo:background-color="#ffffff" style:text-align-source="fix" style:repeat-content="false" style:vertical-align="top"/>
      <style:paragraph-properties fo:text-align="center" fo:margin-left="0cm"/>
      <style:text-properties style:font-name="Arial Black"/>
    </style:style>
    <style:style style:name="ce194" style:family="table-cell" style:parent-style-name="Default">
      <style:table-cell-properties fo:border-bottom="0.74pt solid #000000" fo:background-color="#ffffff" style:text-align-source="fix" style:repeat-content="false" fo:border-left="none" fo:border-right="none" fo:border-top="none" style:vertical-align="top"/>
      <style:paragraph-properties fo:text-align="center" fo:margin-left="0cm"/>
      <style:text-properties style:font-name="Arial Black"/>
    </style:style>
    <style:style style:name="ce230" style:family="table-cell" style:parent-style-name="Default">
      <style:table-cell-properties fo:background-color="#dddddd" style:text-align-source="fix" style:repeat-content="false" style:vertical-align="top"/>
      <style:paragraph-properties fo:text-align="center" fo:margin-left="0cm"/>
      <style:text-properties style:font-name="Arial Black"/>
    </style:style>
    <style:style style:name="ce163" style:family="table-cell" style:parent-style-name="Heading_20_1" style:data-style-name="N0">
      <style:table-cell-properties fo:background-color="#0b503c" style:text-align-source="fix" style:repeat-content="false" fo:border="0.74pt solid #000000" style:vertical-align="top"/>
      <style:paragraph-properties fo:text-align="center" fo:margin-left="0cm"/>
      <style:text-properties fo:color="#ffffff" style:font-name="Bahnschrift SemiBold"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15" style:family="table-cell" style:parent-style-name="Accent_20_3">
      <style:table-cell-properties fo:background-color="#f1f1f1" style:text-align-source="fix" style:repeat-content="false" fo:border="none" style:vertical-align="top"/>
      <style:paragraph-properties fo:text-align="center" fo:margin-left="0cm"/>
      <style:text-properties style:font-name="Arial Black"/>
    </style:style>
    <style:style style:name="ce77" style:family="table-cell" style:parent-style-name="Accent_20_3">
      <style:table-cell-properties fo:background-color="#ffffff" style:text-align-source="fix" style:repeat-content="false" fo:border="0.74pt solid #000000" style:vertical-align="top"/>
      <style:paragraph-properties fo:text-align="center" fo:margin-left="0cm"/>
      <style:text-properties style:font-name="Bahnschrift Condensed" fo:font-size="13pt" fo:font-weight="normal" style:font-size-asian="13pt" style:font-weight-asian="normal" style:font-size-complex="13pt" style:font-weight-complex="normal"/>
    </style:style>
    <style:style style:name="ce218" style:family="table-cell" style:parent-style-name="Default">
      <style:table-cell-properties fo:background-color="#ffffff" style:text-align-source="fix" style:repeat-content="false" style:vertical-align="top"/>
      <style:paragraph-properties fo:text-align="center" fo:margin-left="0cm"/>
      <style:text-properties style:font-name="Bahnschrift SemiBold" fo:font-size="13pt" fo:font-weight="normal" style:font-size-asian="13pt" style:font-weight-asian="normal" style:font-size-complex="13pt" style:font-weight-complex="normal"/>
    </style:style>
    <style:style style:name="ce220" style:family="table-cell" style:parent-style-name="Default">
      <style:table-cell-properties fo:background-color="#dddddd" style:vertical-align="top"/>
    </style:style>
    <style:style style:name="ce278" style:family="table-cell" style:parent-style-name="Default">
      <style:table-cell-properties fo:border-bottom="0.74pt solid #000000" fo:background-color="#dddddd" fo:border-left="none" fo:border-right="none" fo:border-top="none" style:vertical-align="top"/>
    </style:style>
    <style:style style:name="ce283"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 fo:font-size="26pt" fo:font-weight="normal" style:font-size-asian="26pt" style:font-weight-asian="normal" style:font-size-complex="26pt" style:font-weight-complex="normal"/>
      <style:map style:condition="is-true-formula(AND([.D52]&lt;&gt;&quot;&quot;; ISERROR(MATCH([.D52]; [.$X$3:.$X$25]; 0))))" style:apply-style-name="GREY" style:base-cell-address="FORMATIONS.D52"/>
    </style:style>
    <style:style style:name="ce90" style:family="table-cell" style:parent-style-name="Default">
      <style:table-cell-properties fo:background-color="#ffffff"/>
    </style:style>
    <style:style style:name="ce164"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23" style:family="table-cell" style:parent-style-name="Accent_20_3">
      <style:table-cell-properties fo:background-color="#f1f1f1" style:text-align-source="fix" style:repeat-content="false" fo:border="0.74pt solid #000000" style:vertical-align="top"/>
      <style:paragraph-properties fo:text-align="center" fo:margin-left="0cm"/>
      <style:text-properties style:font-name="Arial Black"/>
    </style:style>
    <style:style style:name="ce231" style:family="table-cell" style:parent-style-name="Default">
      <style:table-cell-properties fo:border-bottom="none" fo:background-color="#ffffff" style:text-align-source="fix" style:repeat-content="false" fo:border-left="0.74pt solid #000000" fo:border-right="none" fo:border-top="0.74pt solid #000000" style:vertical-align="top"/>
      <style:paragraph-properties fo:text-align="center" fo:margin-left="0cm"/>
      <style:text-properties style:font-name="Arial Black"/>
    </style:style>
    <style:style style:name="ce232" style:family="table-cell" style:parent-style-name="Default">
      <style:table-cell-properties fo:border-bottom="none" fo:background-color="#ffffff" style:text-align-source="fix" style:repeat-content="false" fo:border-left="0.74pt solid #000000" fo:border-right="none" fo:border-top="none" style:vertical-align="top"/>
      <style:paragraph-properties fo:text-align="center" fo:margin-left="0cm"/>
      <style:text-properties style:font-name="Arial Black"/>
    </style:style>
    <style:style style:name="ce233" style:family="table-cell" style:parent-style-name="Default">
      <style:table-cell-properties fo:border-bottom="0.74pt solid #000000" fo:background-color="#ffffff" style:text-align-source="fix" style:repeat-content="false" fo:border-left="0.74pt solid #000000" fo:border-right="none" fo:border-top="none" style:vertical-align="top"/>
      <style:paragraph-properties fo:text-align="center" fo:margin-left="0cm"/>
      <style:text-properties style:font-name="Arial Black"/>
    </style:style>
    <style:style style:name="ce291"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 fo:font-size="26pt" fo:font-weight="normal" style:font-size-asian="26pt" style:font-weight-asian="normal" style:font-size-complex="26pt" style:font-weight-complex="normal"/>
      <style:map style:condition="is-true-formula(AND([.D52]&lt;&gt;&quot;&quot;; ISERROR(MATCH([.D52]; [.$X$3:.$X$25]; 0))))" style:apply-style-name="GREY" style:base-cell-address="FORMATIONS.D52"/>
    </style:style>
    <style:style style:name="ce217" style:family="table-cell" style:parent-style-name="Accent_20_3">
      <style:table-cell-properties fo:background-color="#ffffff" style:text-align-source="fix" style:repeat-content="false" fo:border="0.74pt solid #000000" style:vertical-align="top"/>
      <style:paragraph-properties fo:text-align="center" fo:margin-left="0cm"/>
      <style:text-properties style:font-name="Arial Black"/>
    </style:style>
    <style:style style:name="ce292" style:family="table-cell" style:parent-style-name="Default">
      <style:table-cell-properties fo:border-bottom="0.74pt solid #000000" fo:border-left="none" fo:border-right="none" fo:border-top="none"/>
    </style:style>
    <style:style style:name="ce296" style:family="table-cell" style:parent-style-name="Default">
      <style:table-cell-properties fo:background-color="#dddddd" style:text-align-source="fix" style:repeat-content="false" fo:wrap-option="no-wrap" fo:border="none" style:vertical-align="top"/>
      <style:paragraph-properties fo:text-align="start" fo:margin-left="0cm"/>
      <style:text-properties style:use-window-font-color="true" style:text-outline="false" style:text-line-through-style="none" style:text-line-through-type="none" style:font-name="Bahnschrift SemiCondensed" fo:font-size="12pt" fo:language="sv" fo:country="SE"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order-bottom="none" fo:background-color="#dddddd" style:text-align-source="fix" style:repeat-content="false" fo:border-left="none" fo:border-right="none" fo:border-top="0.74pt solid #000000" style:vertical-align="middle"/>
      <style:paragraph-properties fo:text-align="center" fo:margin-left="0cm"/>
      <style:text-properties style:font-name="Bahnschrift SemiBold1" fo:font-size="24pt" style:font-size-asian="24pt" style:font-size-complex="24pt"/>
    </style:style>
    <style:style style:name="ce224" style:family="table-cell" style:parent-style-name="Default">
      <style:table-cell-properties fo:border-bottom="none" fo:background-color="#ffffff" style:text-align-source="fix" style:repeat-content="false" fo:border-left="none" fo:border-right="none" fo:border-top="0.74pt solid #000000" style:vertical-align="top"/>
      <style:paragraph-properties fo:text-align="center" fo:margin-left="0cm"/>
      <style:text-properties style:font-name="Bahnschrift SemiBold" fo:font-size="14pt" fo:font-weight="bold" style:font-size-asian="14pt" style:font-weight-asian="bold" style:font-size-complex="14pt" style:font-weight-complex="bold"/>
    </style:style>
    <style:style style:name="ce303" style:family="table-cell" style:parent-style-name="Default">
      <style:table-cell-properties fo:border-bottom="none" fo:background-color="#ffffff" style:text-align-source="fix" style:repeat-content="false" fo:border-left="none" fo:border-right="none" fo:border-top="0.74pt solid #000000" style:vertical-align="bottom"/>
      <style:paragraph-properties fo:text-align="center" fo:margin-left="0cm"/>
      <style:text-properties style:font-name="Arial Black" fo:font-weight="bold" style:font-weight-asian="bold" style:font-weight-complex="bold"/>
    </style:style>
    <style:style style:name="ce165" style:family="table-cell" style:parent-style-name="Default">
      <style:table-cell-properties fo:background-color="#0b503c" style:text-align-source="fix" style:repeat-content="false" fo:border="0.74pt solid #000000" style:vertical-align="top"/>
      <style:paragraph-properties fo:text-align="center" fo:margin-left="0cm"/>
      <style:text-properties fo:color="#ffffff" style:font-name="Bahnschrift SemiBold"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35" style:family="table-cell" style:parent-style-name="Default">
      <style:table-cell-properties fo:background-color="#f1f1f1" style:text-align-source="fix" style:repeat-content="false" fo:border="0.74pt solid #000000" style:vertical-align="top"/>
      <style:paragraph-properties fo:text-align="center" fo:margin-left="0cm"/>
      <style:text-properties style:font-name="Arial Black"/>
    </style:style>
    <style:style style:name="ce104" style:family="table-cell" style:parent-style-name="Default">
      <style:table-cell-properties fo:background-color="#ffffff" style:text-align-source="fix" style:repeat-content="false" fo:border="0.74pt solid #000000" style:vertical-align="top"/>
      <style:paragraph-properties fo:text-align="center" fo:margin-left="0cm"/>
      <style:text-properties style:font-name="Bahnschrift Condensed" fo:font-size="13pt" fo:font-weight="normal" style:font-size-asian="13pt" style:font-weight-asian="normal" style:font-size-complex="13pt" style:font-weight-complex="normal"/>
    </style:style>
    <style:style style:name="ce306" style:family="table-cell" style:parent-style-name="Default">
      <style:table-cell-properties fo:background-color="#ffffff" style:text-align-source="fix" style:repeat-content="false" style:vertical-align="bottom"/>
      <style:paragraph-properties fo:text-align="center" fo:margin-left="0cm"/>
      <style:text-properties style:font-name="Arial Black" fo:font-weight="bold" style:font-weight-asian="bold" style:font-weight-complex="bold"/>
    </style:style>
    <style:style style:name="ce82" style:family="table-cell" style:parent-style-name="Default">
      <style:table-cell-properties fo:background-color="#0b503c" style:text-align-source="fix" style:repeat-content="false" fo:border="0.74pt solid #000000" style:vertical-align="top"/>
      <style:paragraph-properties fo:text-align="center" fo:margin-left="0cm"/>
      <style:text-properties style:font-name="Arial Black"/>
    </style:style>
    <style:style style:name="ce312" style:family="table-cell" style:parent-style-name="Default">
      <style:table-cell-properties fo:background-color="#dddddd" style:text-align-source="fix" style:repeat-content="false" fo:wrap-option="no-wrap" style:vertical-align="top"/>
      <style:paragraph-properties fo:text-align="start" fo:margin-left="0cm"/>
      <style:text-properties style:font-name="Bahnschrift SemiCondensed" fo:font-size="12pt" style:font-size-asian="12pt" style:font-size-complex="12pt"/>
    </style:style>
    <style:style style:name="ce297" style:family="table-cell" style:parent-style-name="Accent_20_3">
      <style:table-cell-properties fo:background-color="#ffffff"/>
    </style:style>
    <style:style style:name="ce227" style:family="table-cell" style:parent-style-name="Default">
      <style:table-cell-properties fo:border-bottom="none" fo:background-color="#ffffff" style:text-align-source="fix" style:repeat-content="false" fo:border-left="none" fo:border-right="0.74pt solid #000000" fo:border-top="0.74pt solid #000000" style:vertical-align="top"/>
      <style:paragraph-properties fo:text-align="center" fo:margin-left="0cm"/>
      <style:text-properties style:font-name="Arial Black"/>
    </style:style>
    <style:style style:name="ce228" style:family="table-cell" style:parent-style-name="Default">
      <style:table-cell-properties fo:border-bottom="none" fo:background-color="#ffffff" style:text-align-source="fix" style:repeat-content="false" fo:border-left="none" fo:border-right="0.74pt solid #000000" fo:border-top="none" style:vertical-align="top"/>
      <style:paragraph-properties fo:text-align="center" fo:margin-left="0cm"/>
      <style:text-properties style:font-name="Arial Black"/>
    </style:style>
    <style:style style:name="ce229" style:family="table-cell" style:parent-style-name="Default">
      <style:table-cell-properties fo:border-bottom="0.74pt solid #000000" fo:background-color="#ffffff" style:text-align-source="fix" style:repeat-content="false" fo:border-left="none" fo:border-right="0.74pt solid #000000" fo:border-top="none" style:vertical-align="top"/>
      <style:paragraph-properties fo:text-align="center" fo:margin-left="0cm"/>
      <style:text-properties style:font-name="Arial Black"/>
    </style:style>
    <style:style style:name="ce226" style:family="table-cell" style:parent-style-name="Accent_20_3">
      <style:table-cell-properties fo:background-color="#dddddd" style:text-align-source="fix" style:repeat-content="false" fo:border="0.74pt solid #000000" style:vertical-align="top"/>
      <style:paragraph-properties fo:text-align="center" fo:margin-left="0cm"/>
      <style:text-properties style:font-name="Arial Black"/>
    </style:style>
    <style:style style:name="ce146" style:family="table-cell" style:parent-style-name="Accent_20_3">
      <style:table-cell-properties fo:background-color="#f1f1f1" style:text-align-source="fix" style:repeat-content="false" fo:border="none" style:vertical-align="top"/>
      <style:paragraph-properties fo:text-align="center" fo:margin-left="0cm"/>
      <style:text-properties style:font-name="Arial" fo:font-size="8pt" fo:font-weight="normal" style:font-size-asian="8pt" style:font-weight-asian="normal" style:font-size-complex="8pt" style:font-weight-complex="normal"/>
    </style:style>
    <style:style style:name="ce315" style:family="table-cell" style:parent-style-name="Default">
      <style:table-cell-properties fo:background-color="#dddddd" style:text-align-source="fix" style:repeat-content="false" style:vertical-align="bottom"/>
      <style:paragraph-properties fo:text-align="end" fo:margin-left="0cm"/>
      <style:text-properties style:font-name="Bahnschrift SemiLight Condensed" fo:font-size="17pt" fo:font-weight="normal" style:font-size-asian="17pt" style:font-weight-asian="normal" style:font-size-complex="17pt" style:font-weight-complex="normal"/>
    </style:style>
    <style:style style:name="ce120" style:family="table-cell" style:parent-style-name="Default">
      <style:table-cell-properties fo:background-color="#dddddd" style:vertical-align="bottom"/>
    </style:style>
    <style:style style:name="ce317" style:family="table-cell" style:parent-style-name="Default">
      <style:table-cell-properties fo:background-color="#dddddd" style:text-align-source="fix" style:repeat-content="false" style:vertical-align="bottom"/>
      <style:paragraph-properties fo:text-align="center" fo:margin-left="0cm"/>
      <style:text-properties style:font-name="Arial Black"/>
    </style:style>
    <style:style style:name="ce318" style:family="table-cell" style:parent-style-name="Default">
      <style:table-cell-properties fo:background-color="#dddddd" style:text-align-source="fix" style:repeat-content="false" style:vertical-align="bottom"/>
      <style:paragraph-properties fo:text-align="start" fo:margin-left="0cm"/>
      <style:text-properties style:font-name="Arial Black"/>
    </style:style>
    <style:style style:name="ce319" style:family="table-cell" style:parent-style-name="Default">
      <style:table-cell-properties fo:background-color="#dddddd" style:text-align-source="fix" style:repeat-content="false" style:vertical-align="bottom"/>
      <style:paragraph-properties fo:text-align="end" fo:margin-left="0cm"/>
      <style:text-properties style:font-name="Bahnschrift SemiBold"/>
    </style:style>
    <style:style style:name="ce152" style:family="table-cell" style:parent-style-name="Accent_20_3">
      <style:table-cell-properties fo:background-color="#0b503c" style:text-align-source="fix" style:repeat-content="false" fo:border="none" style:vertical-align="top"/>
      <style:paragraph-properties fo:text-align="center" fo:margin-left="0cm"/>
      <style:text-properties style:font-name="Arial Black"/>
    </style:style>
    <style:style style:name="ce320" style:family="table-cell" style:parent-style-name="Default">
      <style:table-cell-properties fo:background-color="#dddddd" style:text-align-source="fix" style:repeat-content="false" style:vertical-align="bottom"/>
      <style:paragraph-properties fo:text-align="center" fo:margin-left="0cm"/>
      <style:text-properties style:font-name="Bahnschrift SemiBold" fo:font-size="11pt" style:font-size-asian="11pt" style:font-size-complex="11pt"/>
    </style:style>
    <style:style style:name="ce343" style:family="table-cell" style:parent-style-name="Default">
      <style:table-cell-properties fo:background-color="#dddddd"/>
      <style:text-properties style:font-name="Bahnschrift SemiCondensed" fo:font-size="12pt" style:font-size-asian="12pt" style:font-size-complex="12pt"/>
    </style:style>
    <style:style style:name="ce323" style:family="table-cell" style:parent-style-name="Default">
      <style:table-cell-properties fo:background-color="#ffffff" style:text-align-source="fix" style:repeat-content="false" style:vertical-align="top"/>
      <style:paragraph-properties fo:text-align="center" fo:margin-left="0cm"/>
      <style:text-properties style:font-name="Bahnschrift SemiBold1" fo:font-size="13pt" fo:font-weight="bold" style:font-size-asian="13pt" style:font-weight-asian="bold" style:font-size-complex="13pt" style:font-weight-complex="bold"/>
    </style:style>
    <style:style style:name="ce324" style:family="table-cell" style:parent-style-name="Default">
      <style:table-cell-properties fo:background-color="#dddddd" style:text-align-source="fix" style:repeat-content="false" style:vertical-align="top"/>
      <style:paragraph-properties fo:text-align="start" fo:margin-left="0cm"/>
      <style:text-properties style:font-name="Bahnschrift SemiBold SemiConden" fo:font-size="12pt" style:font-size-asian="12pt" style:font-size-complex="12pt"/>
    </style:style>
    <style:style style:name="ce347" style:family="table-cell" style:parent-style-name="Default">
      <style:table-cell-properties fo:background-color="#dddddd" style:text-align-source="fix" style:repeat-content="false" fo:wrap-option="no-wrap" style:vertical-align="top"/>
      <style:paragraph-properties fo:text-align="start"/>
      <style:text-properties style:use-window-font-color="true" style:text-outline="false" style:text-line-through-style="none" style:text-line-through-type="none" style:font-name="Bahnschrift SemiCondensed" fo:font-size="12pt" fo:language="sv" fo:country="SE"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34" style:family="table-cell" style:parent-style-name="Default">
      <style:table-cell-properties fo:background-color="#dddddd" style:text-align-source="fix" style:repeat-content="false" style:vertical-align="top"/>
      <style:paragraph-properties fo:text-align="center" fo:margin-left="0cm"/>
      <style:text-properties style:font-name="Bahnschrift SemiCondensed"/>
    </style:style>
    <style:style style:name="ce335" style:family="table-cell" style:parent-style-name="Default">
      <style:table-cell-properties fo:border-bottom="0.74pt solid #000000" fo:background-color="#dddddd" style:text-align-source="fix" style:repeat-content="false" fo:border-left="none" fo:border-right="none" fo:border-top="none" style:vertical-align="top"/>
      <style:paragraph-properties fo:text-align="center" fo:margin-left="0cm"/>
      <style:text-properties style:font-name="Arial Black"/>
    </style:style>
    <style:style style:name="ce234" style:family="table-cell" style:parent-style-name="Accent_20_3">
      <style:table-cell-properties fo:background-color="#dddddd" style:text-align-source="fix" style:repeat-content="false" fo:border="none" style:vertical-align="top"/>
      <style:paragraph-properties fo:text-align="center" fo:margin-left="0cm"/>
      <style:text-properties style:font-name="Arial Black"/>
    </style:style>
    <style:style style:name="ce337" style:family="table-cell" style:parent-style-name="Default" style:data-style-name="N0">
      <style:table-cell-properties fo:background-color="#dddddd" style:text-align-source="fix" style:repeat-content="false" fo:wrap-option="no-wrap" fo:border="none" style:vertical-align="top"/>
      <style:paragraph-properties fo:text-align="start" fo:margin-left="0cm"/>
      <style:text-properties style:use-window-font-color="true" style:text-outline="false" style:text-line-through-style="none" style:text-line-through-type="none" style:font-name="Bahnschrift SemiCondensed" fo:font-size="12pt" fo:language="sv" fo:country="SE"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fo:border-bottom="none" fo:background-color="#ffffff" style:text-align-source="fix" style:repeat-content="false" fo:border-left="none" fo:border-right="0.74pt solid #000000" fo:border-top="0.74pt solid #000000"/>
      <style:paragraph-properties fo:text-align="center" fo:margin-left="0cm"/>
      <style:text-properties style:font-name="Arial Black"/>
    </style:style>
    <style:style style:name="ce236" style:family="table-cell" style:parent-style-name="Default">
      <style:table-cell-properties fo:border-bottom="none" fo:background-color="#ffffff" style:text-align-source="fix" style:repeat-content="false" fo:border-left="none" fo:border-right="0.74pt solid #000000" fo:border-top="none"/>
      <style:paragraph-properties fo:text-align="center" fo:margin-left="0cm"/>
      <style:text-properties style:font-name="Arial Black"/>
    </style:style>
    <style:style style:name="ce237" style:family="table-cell" style:parent-style-name="Default">
      <style:table-cell-properties fo:border-bottom="0.74pt solid #000000" fo:background-color="#ffffff" style:text-align-source="fix" style:repeat-content="false" fo:border-left="none" fo:border-right="0.74pt solid #000000" fo:border-top="none"/>
      <style:paragraph-properties fo:text-align="center" fo:margin-left="0cm"/>
      <style:text-properties style:font-name="Arial Black"/>
    </style:style>
    <style:style style:name="ce341" style:family="table-cell" style:parent-style-name="Default">
      <style:table-cell-properties fo:border-bottom="0.74pt solid #000000" fo:background-color="#dddddd" style:text-align-source="fix" style:repeat-content="false" fo:border-left="none" fo:border-right="none" fo:border-top="none"/>
      <style:paragraph-properties fo:text-align="center" fo:margin-left="0cm"/>
      <style:text-properties style:font-name="Arial Black"/>
    </style:style>
    <style:style style:name="ce238" style:family="table-cell" style:parent-style-name="Default">
      <style:table-cell-properties fo:border-bottom="none" fo:background-color="#dddddd" fo:border-left="none" fo:border-right="0.74pt solid #000000" fo:border-top="0.74pt solid #000000"/>
    </style:style>
    <style:style style:name="ce239" style:family="table-cell" style:parent-style-name="Default">
      <style:table-cell-properties fo:border-bottom="none" fo:background-color="#dddddd" fo:border-left="none" fo:border-right="0.74pt solid #000000" fo:border-top="none"/>
    </style:style>
    <style:style style:name="ce344" style:family="table-cell" style:parent-style-name="Default">
      <style:table-cell-properties fo:border-bottom="0.74pt solid #000000" fo:background-color="#dddddd" fo:border-left="none" fo:border-right="0.74pt solid #000000" fo:border-top="none"/>
    </style:style>
    <style:style style:name="ce240" style:family="table-cell" style:parent-style-name="Default">
      <style:table-cell-properties fo:border-bottom="none" fo:background-color="#dddddd" style:text-align-source="fix" style:repeat-content="false" fo:wrap-option="no-wrap" fo:border-left="none" fo:border-right="0.74pt solid #000000" fo:border-top="none"/>
      <style:paragraph-properties fo:text-align="start" fo:margin-left="0cm"/>
      <style:text-properties style:font-name="Bahnschrift SemiCondensed" fo:font-size="12pt" style:font-size-asian="12pt" style:font-size-complex="12pt"/>
    </style:style>
    <style:style style:name="ce241" style:family="table-cell" style:parent-style-name="Default">
      <style:table-cell-properties fo:border-bottom="0.74pt solid #000000" fo:background-color="#dddddd" style:text-align-source="fix" style:repeat-content="false" fo:wrap-option="no-wrap" fo:border-left="none" fo:border-right="0.74pt solid #000000" fo:border-top="none"/>
      <style:paragraph-properties fo:text-align="start" fo:margin-left="0cm"/>
      <style:text-properties style:font-name="Bahnschrift SemiCondensed" fo:font-size="12pt" style:font-size-asian="12pt" style:font-size-complex="12pt"/>
    </style:style>
    <style:style style:name="ce167" style:family="table-cell" style:parent-style-name="Default">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ackground-color="#cccccc" style:text-align-source="fix" style:repeat-content="false" fo:border="0.74pt solid #000000"/>
      <style:paragraph-properties fo:text-align="end" fo:margin-left="0cm"/>
      <style:text-properties fo:color="#000000"/>
    </style:style>
    <style:style style:name="ce242" style:family="table-cell" style:parent-style-name="Default">
      <style:table-cell-properties fo:background-color="#cccccc" fo:border="0.74pt solid #000000"/>
    </style:style>
    <style:style style:name="ce340" style:family="table-cell" style:parent-style-name="Default" style:data-style-name="N0">
      <style:table-cell-properties fo:background-color="#cccccc" fo:border="0.74pt solid #000000"/>
    </style:style>
    <style:style style:name="ce158" style:family="table-cell" style:parent-style-name="Default">
      <style:table-cell-properties fo:background-color="#ff6d6d" style:text-align-source="fix" style:repeat-content="false" fo:border="0.74pt solid #000000"/>
      <style:paragraph-properties fo:text-align="start" fo:margin-left="0cm"/>
      <style:text-properties fo:color="#000000"/>
    </style:style>
    <style:style style:name="ce159" style:family="table-cell" style:parent-style-name="Default">
      <style:table-cell-properties fo:wrap-option="wrap" style:vertical-align="top"/>
      <style:text-properties fo:color="#c9211e" fo:font-style="italic" style:font-style-asian="italic" style:font-style-complex="italic"/>
    </style:style>
    <style:style style:name="ce168" style:family="table-cell" style:parent-style-name="Default" style:data-style-name="N0">
      <style:table-cell-properties fo:background-color="#ff6d6d" fo:border="0.74pt solid #000000"/>
      <style:text-properties fo:color="#000000"/>
    </style:style>
    <style:style style:name="ce170" style:family="table-cell" style:parent-style-name="Default">
      <style:table-cell-properties fo:background-color="#ff6d6d" fo:border="0.74pt solid #000000"/>
    </style:style>
    <style:style style:name="ce160" style:family="table-cell" style:parent-style-name="Default">
      <style:table-cell-properties fo:border-bottom="none" fo:background-color="#eeeeee" fo:border-left="0.74pt solid #000000" fo:border-right="0.74pt solid #000000" fo:border-top="0.74pt solid #000000" style:vertical-align="top"/>
      <style:text-properties fo:font-size="12pt" fo:font-weight="bold" style:font-size-asian="12pt" style:font-weight-asian="bold" style:font-size-complex="12pt" style:font-weight-complex="bold"/>
    </style:style>
    <style:style style:name="ce161" style:family="table-cell" style:parent-style-name="Default">
      <style:table-cell-properties fo:border-bottom="none" fo:background-color="#eeeeee" fo:border-left="0.74pt solid #000000" fo:border-right="0.74pt solid #000000" fo:border-top="none"/>
    </style:style>
    <style:style style:name="ce162" style:family="table-cell" style:parent-style-name="Default">
      <style:table-cell-properties fo:border-bottom="0.74pt solid #000000" fo:background-color="#eeeeee" fo:wrap-option="wrap" fo:border-left="0.74pt solid #000000" fo:border-right="0.74pt solid #000000" fo:border-top="none" style:vertical-align="top"/>
      <style:text-properties fo:font-size="10pt" style:font-size-asian="10pt" style:font-size-complex="10pt"/>
    </style:style>
    <style:style style:name="ce166" style:family="table-cell" style:parent-style-name="Default">
      <style:table-cell-properties fo:border-bottom="0.74pt solid #000000" fo:background-color="#eeeeee" fo:border-left="0.74pt solid #000000" fo:border-right="none" fo:border-top="none" style:vertical-align="top"/>
    </style:style>
    <style:style style:name="ce187" style:family="table-cell" style:parent-style-name="Default">
      <style:table-cell-properties style:vertical-align="top"/>
    </style:style>
    <style:style style:name="ce169" style:family="table-cell" style:parent-style-name="Default">
      <style:table-cell-properties fo:border-bottom="none" fo:background-color="#eeeeee" fo:border-left="0.74pt solid #000000" fo:border-right="0.74pt solid #000000" fo:border-top="none" style:vertical-align="top"/>
      <style:text-properties fo:font-weight="bold" style:font-weight-asian="bold" style:font-weight-complex="bold"/>
    </style:style>
    <style:style style:name="ce189" style:family="table-cell" style:parent-style-name="Default">
      <style:table-cell-properties fo:border-bottom="none" fo:background-color="#eeeeee" fo:wrap-option="wrap" fo:border-left="0.74pt solid #000000" fo:border-right="0.74pt solid #000000" fo:border-top="none" style:vertical-align="top"/>
    </style:style>
    <style:style style:name="ce171" style:family="table-cell" style:parent-style-name="Default">
      <style:table-cell-properties fo:border-bottom="none" fo:background-color="#eeeeee" fo:border-left="0.74pt solid #000000" fo:border-right="none" fo:border-top="none" style:vertical-align="top"/>
    </style:style>
    <style:style style:name="ce172" style:family="table-cell" style:parent-style-name="Default">
      <style:table-cell-properties fo:border-bottom="none" fo:background-color="#eeeeee" fo:border-left="0.74pt solid #000000" fo:border-right="none" fo:border-top="none"/>
    </style:style>
    <style:style style:name="ce191" style:family="table-cell" style:parent-style-name="Default">
      <style:table-cell-properties fo:border-bottom="none" fo:border-left="0.74pt solid #000000" fo:border-right="none" fo:border-top="none"/>
    </style:style>
    <style:style style:name="ce173" style:family="table-cell" style:parent-style-name="Default">
      <style:table-cell-properties fo:border-bottom="none" fo:background-color="#eeeeee" fo:wrap-option="wrap" fo:border-left="0.74pt solid #000000" fo:border-right="0.74pt solid #000000" fo:border-top="none" style:vertical-align="top"/>
      <style:text-properties fo:font-style="italic" style:font-style-asian="italic" style:font-style-complex="italic"/>
    </style:style>
    <style:style style:name="ce196" style:family="table-cell" style:parent-style-name="Default">
      <style:table-cell-properties fo:border-bottom="0.74pt solid #000000" fo:background-color="#eeeeee" fo:wrap-option="wrap" fo:border-left="0.74pt solid #000000" fo:border-right="0.74pt solid #000000" fo:border-top="none" style:vertical-align="top"/>
    </style:style>
    <style:style style:name="ce175" style:family="table-cell" style:parent-style-name="Default">
      <style:table-cell-properties fo:border-bottom="none" fo:background-color="#eeeeee" fo:border-left="0.74pt solid #000000" fo:border-right="0.74pt solid #000000" fo:border-top="none"/>
      <style:text-properties fo:font-weight="bold" style:font-weight-asian="bold" style:font-weight-complex="bold"/>
    </style:style>
    <style:style style:name="ce177" style:family="table-cell" style:parent-style-name="Default">
      <style:table-cell-properties fo:border-bottom="none" fo:background-color="#eeeeee" fo:border-left="0.74pt solid #000000" fo:border-right="0.74pt solid #000000" fo:border-top="none" style:vertical-align="top"/>
    </style:style>
    <style:style style:name="ce178" style:family="table-cell" style:parent-style-name="Default">
      <style:table-cell-properties fo:border-bottom="0.74pt solid #000000" fo:background-color="#eeeeee" fo:border-left="0.74pt solid #000000" fo:border-right="none" fo:border-top="none"/>
    </style:style>
    <style:style style:name="ce179" style:family="table-cell" style:parent-style-name="Default">
      <style:table-cell-properties fo:border-bottom="0.74pt solid #000000" fo:background-color="#eeeeee" fo:border-left="0.74pt solid #000000" fo:border-right="0.74pt solid #000000" fo:border-top="none"/>
    </style:style>
    <style:style style:name="ce180" style:family="table-cell" style:parent-style-name="Default">
      <style:table-cell-properties fo:border-bottom="none" fo:background-color="#eeeeee" fo:border-left="none" fo:border-right="none" fo:border-top="0.74pt solid #000000" style:vertical-align="top"/>
    </style:style>
    <style:style style:name="ce207" style:family="table-cell" style:parent-style-name="Default">
      <style:table-cell-properties fo:background-color="#eeeeee"/>
    </style:style>
    <style:style style:name="ce208" style:family="table-cell" style:parent-style-name="Default">
      <style:table-cell-properties fo:background-color="#eeeeee" style:vertical-align="top"/>
    </style:style>
    <style:style style:name="ce183" style:family="table-cell" style:parent-style-name="Default">
      <style:table-cell-properties fo:border-bottom="0.74pt solid #000000" fo:background-color="#eeeeee" fo:border-left="none" fo:border-right="none" fo:border-top="none" style:vertical-align="top"/>
    </style:style>
    <style:style style:name="ce210" style:family="table-cell" style:parent-style-name="Default">
      <style:table-cell-properties fo:border-bottom="0.74pt solid #000000" fo:background-color="#eeeeee" fo:border-left="none" fo:border-right="none" fo:border-top="none"/>
    </style:style>
    <style:style style:name="ce185" style:family="table-cell" style:parent-style-name="Default">
      <style:table-cell-properties fo:border-bottom="none" fo:background-color="#eeeeee" fo:border-left="none" fo:border-right="none" fo:border-top="0.74pt solid #000000"/>
    </style:style>
    <style:style style:name="ce186" style:family="table-cell" style:parent-style-name="Default">
      <style:table-cell-properties fo:border-bottom="none" fo:background-color="#eeeeee" fo:border-left="none" fo:border-right="0.74pt solid #000000" fo:border-top="0.74pt solid #000000"/>
    </style:style>
    <style:style style:name="ce215" style:family="table-cell" style:parent-style-name="Default">
      <style:table-cell-properties fo:border-bottom="none" fo:background-color="#eeeeee" fo:border-left="none" fo:border-right="0.74pt solid #000000" fo:border-top="none"/>
    </style:style>
    <style:style style:name="ce216" style:family="table-cell" style:parent-style-name="Default">
      <style:table-cell-properties fo:border-bottom="0.74pt solid #000000" fo:background-color="#eeeeee" fo:border-left="none" fo:border-right="0.74pt solid #000000" fo:border-top="none"/>
    </style:style>
    <style:style style:name="ce219" style:family="table-cell" style:parent-style-name="Default">
      <style:table-cell-properties fo:border-bottom="none" fo:border-left="none" fo:border-right="0.74pt solid #000000" fo:border-top="none"/>
    </style:style>
    <style:style style:name="T1" style:family="text">
      <style:text-properties style:font-name="Consolas" fo:font-weight="bold" style:font-weight-asian="bold" style:font-weight-complex="bold"/>
    </style:style>
    <style:style style:name="T2" style:family="text">
      <style:text-properties fo:font-size="10pt" style:text-underline-style="none" style:text-underline-color="font-color" style:text-line-through-type="none" fo:font-style="normal"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style-asian="normal" style:font-style-complex="normal" style:text-emphasize="none" style:font-relief="none" style:text-overline-style="none" style:text-overline-color="font-color"/>
    </style:style>
    <style:style style:name="T3" style:family="text">
      <style:text-properties fo:font-size="10pt" style:text-underline-style="none" style:text-underline-color="font-color" style:text-line-through-type="none" fo:font-style="normal"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style-asian="normal" style:font-style-complex="normal" style:text-emphasize="none" style:font-relief="none" style:text-overline-style="none" style:text-overline-color="font-color" style:font-name="Consolas" fo:font-weight="bold" style:font-weight-asian="bold" style:font-weight-complex="bold"/>
    </style:style>
    <style:style style:name="T4" style:family="text">
      <style:text-properties fo:font-size="10pt" style:text-underline-style="none" style:text-underline-color="font-color" style:text-line-through-type="none" fo:font-style="normal"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style-asian="normal" style:font-style-complex="normal" style:text-emphasize="none" style:font-relief="none" style:text-overline-style="none" style:text-overline-color="font-color" style:font-name="Liberation Sans" fo:font-weight="normal" style:font-weight-asian="normal" style:font-weight-complex="normal"/>
    </style:style>
    <style:style style:name="T5" style:family="text">
      <style:text-properties style:font-name="Liberation Sans" fo:font-weight="normal" style:font-weight-asian="normal" style:font-weight-complex="normal"/>
    </style:style>
    <style:style style:name="T6" style:family="text">
      <style:text-properties style:font-name="Liberation Sans"/>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style:font-style-asian="normal" style:font-style-complex="normal" style:font-name="Consolas" fo:font-weight="bold" style:font-weight-asian="bold" style:font-weight-complex="bold"/>
    </style:style>
    <style:style style:name="T10" style:family="text">
      <style:text-properties fo:font-style="normal" style:font-style-asian="normal" style:font-style-complex="normal" style:font-name="Liberation Sans" fo:font-weight="normal" style:font-weight-asian="normal" style:font-weight-complex="normal"/>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beration Sans" fo:font-size="10pt" fo:font-weight="normal" style:text-underline-style="none" style:text-underline-color="font-color" style:text-line-through-type="none"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weight-asian="normal" style:font-weight-complex="normal" style:text-emphasize="none" style:font-relief="none" style:text-overline-style="none" style:text-overline-color="font-color" fo:font-style="italic" style:font-style-asian="italic" style:font-style-complex="italic"/>
    </style:style>
    <style:style style:name="T13" style:family="text">
      <style:text-properties style:font-name="Liberation Sans" fo:font-size="10pt" fo:font-weight="normal" style:text-underline-style="none" style:text-underline-color="font-color" style:text-line-through-type="none"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weight-asian="normal" style:font-weight-complex="normal" style:text-emphasize="none" style:font-relief="none" style:text-overline-style="none" style:text-overline-color="font-color" fo:font-style="normal" style:font-style-asian="normal" style:font-style-complex="normal"/>
    </style:style>
    <style:style style:name="T14" style:family="text">
      <style:text-properties fo:font-weight="bold" style:font-weight-asian="bold" style:font-weight-complex="bold" style:font-name="Liberation Sans"/>
    </style:style>
    <style:style style:name="T15" style:family="text">
      <style:text-properties fo:font-weight="bold" style:font-weight-asian="bold" style:font-weight-complex="bold"/>
    </style:style>
    <style:style style:name="T16" style:family="text">
      <style:text-properties fo:font-weight="normal" fo:font-style="normal" style:font-weight-asian="normal" style:font-weight-complex="normal" style:font-style-asian="normal" style:font-style-complex="normal"/>
    </style:style>
    <style:style style:name="T17" style:family="text">
      <style:text-properties fo:font-style="normal" style:font-style-asian="normal" style:font-style-complex="normal" fo:font-weight="normal" style:font-weight-asian="normal" style:font-weight-complex="normal"/>
    </style:style>
    <style:style style:name="T18"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content-validations>
        <table:content-validation table:name="val1" table:base-cell-address="FORMATIONS.C4">
          <table:error-message table:message-type="stop" table:display="true"/>
        </table:content-validation>
        <table:content-validation table:name="val2" table:condition="of:cell-content-is-in-list([$SQUAD.$B$22:.$B$46])" table:allow-empty-cell="false" table:display-list="unsorted" table:base-cell-address="FORMATIONS.D21">
          <table:error-message table:message-type="stop" table:display="true"/>
        </table:content-validation>
        <table:content-validation table:name="val3" table:condition="of:cell-content-is-in-list([$FORMATIONS.$AA$48:$FORMATIONS.$AA$67])" table:allow-empty-cell="true" table:display-list="unsorted" table:base-cell-address="FORMATIONS.P49">
          <table:error-message table:message-type="stop" table:display="true"/>
        </table:content-validation>
        <table:content-validation table:name="val4" table:condition="of:cell-content-is-in-list([$SQUAD.$B$9:.$B$21])" table:allow-empty-cell="false" table:display-list="unsorted" table:base-cell-address="FORMATIONS.E27">
          <table:error-message table:message-type="stop" table:display="true"/>
        </table:content-validation>
        <table:content-validation table:name="val5" table:condition="of:cell-content-is-in-list([$FORMATIONS.$AA$71:$FORMATIONS.$AA$91])" table:allow-empty-cell="true" table:display-list="unsorted" table:base-cell-address="FORMATIONS.P78">
          <table:error-message table:message-type="stop" table:display="true"/>
        </table:content-validation>
        <table:content-validation table:name="val6" table:condition="of:cell-content-is-in-list([$SQUAD.$B$22:.$B$34])" table:allow-empty-cell="false" table:display-list="unsorted" table:base-cell-address="FORMATIONS.F22">
          <table:error-message table:message-type="stop" table:display="true"/>
        </table:content-validation>
        <table:content-validation table:name="val7" table:condition="of:cell-content-is-in-list([$SQUAD.$B$3:.$B$8])" table:allow-empty-cell="false" table:display-list="unsorted" table:base-cell-address="FORMATIONS.F40">
          <table:error-message table:message-type="stop" table:display="true"/>
        </table:content-validation>
      </table:content-validations>
      <table:table table:name="SQUAD" table:style-name="ta1">
        <office:forms form:automatic-focus="false" form:apply-design-mode="false"/>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calcext:value-type="string">
            <text:p>Nr</text:p>
          </table:table-cell>
          <table:table-cell table:style-name="ce139" office:value-type="string" calcext:value-type="string">
            <text:p>Namn</text:p>
          </table:table-cell>
          <table:table-cell table:style-name="ce149"/>
          <table:table-cell table:style-name="ce109" office:value-type="string" calcext:value-type="string">
            <text:p>Pos.</text:p>
          </table:table-cell>
          <table:table-cell table:style-name="ce109" office:value-type="string" calcext:value-type="string">
            <text:p>C?</text:p>
          </table:table-cell>
          <table:table-cell table:style-name="ce105" office:value-type="string" calcext:value-type="string">
            <text:p>Pref. W</text:p>
          </table:table-cell>
          <table:table-cell table:number-columns-repeated="6"/>
        </table:table-row>
        <table:table-row table:style-name="ro1">
          <table:table-cell table:style-name="ce2"/>
          <table:table-cell/>
          <table:table-cell table:style-name="ce149"/>
          <table:table-cell table:style-name="ce105"/>
          <table:table-cell table:style-name="ce110" table:number-columns-repeated="2"/>
          <table:table-cell table:number-columns-repeated="6"/>
        </table:table-row>
        <table:table-row table:style-name="ro1">
          <table:table-cell table:style-name="ce13"/>
          <table:table-cell table:style-name="ce13" office:value-type="string" calcext:value-type="string">
            <text:p>---</text:p>
          </table:table-cell>
          <table:table-cell table:style-name="ce13" table:number-columns-repeated="4"/>
          <table:table-cell table:number-columns-repeated="6"/>
        </table:table-row>
        <table:table-row table:style-name="ro1">
          <table:table-cell table:style-name="ce3" office:value-type="float" office:value="50" calcext:value-type="float">
            <text:p>50</text:p>
          </table:table-cell>
          <table:table-cell table:style-name="ce9" office:value-type="string" calcext:value-type="string">
            <text:p>CLARA</text:p>
          </table:table-cell>
          <table:table-cell table:style-name="ce40" office:value-type="string" calcext:value-type="string">
            <text:p>Damian</text:p>
          </table:table-cell>
          <table:table-cell table:style-name="ce45" office:value-type="string" calcext:value-type="string">
            <text:p>G</text:p>
          </table:table-cell>
          <table:table-cell table:style-name="ce49" table:number-columns-repeated="2"/>
          <table:table-cell table:number-columns-repeated="6"/>
        </table:table-row>
        <table:table-row table:style-name="ro1">
          <table:table-cell table:style-name="ce3" office:value-type="float" office:value="33" calcext:value-type="float">
            <text:p>33</text:p>
          </table:table-cell>
          <table:table-cell table:style-name="ce9" office:value-type="string" calcext:value-type="string">
            <text:p>LAGACE</text:p>
          </table:table-cell>
          <table:table-cell table:style-name="ce40" office:value-type="string" calcext:value-type="string">
            <text:p>Maximillian</text:p>
          </table:table-cell>
          <table:table-cell table:style-name="ce45" office:value-type="string" calcext:value-type="string">
            <text:p>G</text:p>
          </table:table-cell>
          <table:table-cell table:style-name="ce49" table:number-columns-repeated="2"/>
          <table:table-cell table:number-columns-repeated="6"/>
        </table:table-row>
        <table:table-row table:style-name="ro1">
          <table:table-cell table:style-name="ce3"/>
          <table:table-cell table:style-name="ce9" table:formula="of:=UPPER([.L5])">
            <text:p/>
          </table:table-cell>
          <table:table-cell table:style-name="ce40"/>
          <table:table-cell table:style-name="ce45" office:value-type="string" calcext:value-type="string">
            <text:p>G</text:p>
          </table:table-cell>
          <table:table-cell table:style-name="ce49" table:number-columns-repeated="2"/>
          <table:table-cell table:number-columns-repeated="6"/>
        </table:table-row>
        <table:table-row table:style-name="ro1">
          <table:table-cell table:style-name="ce3"/>
          <table:table-cell table:style-name="ce9"/>
          <table:table-cell table:style-name="ce149"/>
          <table:table-cell table:style-name="ce105" office:value-type="string" calcext:value-type="string">
            <text:p>G</text:p>
          </table:table-cell>
          <table:table-cell table:style-name="ce110"/>
          <table:table-cell table:style-name="ce149"/>
          <table:table-cell table:number-columns-repeated="6"/>
        </table:table-row>
        <table:table-row table:style-name="ro1">
          <table:table-cell table:style-name="ce3"/>
          <table:table-cell table:style-name="ce9"/>
          <table:table-cell table:style-name="ce149"/>
          <table:table-cell table:style-name="ce105" office:value-type="string" calcext:value-type="string">
            <text:p>G</text:p>
          </table:table-cell>
          <table:table-cell table:style-name="ce110"/>
          <table:table-cell table:style-name="ce149"/>
          <table:table-cell table:number-columns-repeated="6"/>
        </table:table-row>
        <table:table-row table:style-name="ro1">
          <table:table-cell table:style-name="ce13"/>
          <table:table-cell table:style-name="ce13" office:value-type="string" calcext:value-type="string">
            <text:p>---</text:p>
          </table:table-cell>
          <table:table-cell table:style-name="ce13" table:number-columns-repeated="4"/>
          <table:table-cell table:number-columns-repeated="6"/>
        </table:table-row>
        <table:table-row table:style-name="ro1">
          <table:table-cell table:style-name="ce5" office:value-type="float" office:value="7" calcext:value-type="float">
            <text:p>7</text:p>
          </table:table-cell>
          <table:table-cell table:style-name="ce11" office:value-type="string" calcext:value-type="string">
            <text:p>BERGKVIST</text:p>
          </table:table-cell>
          <table:table-cell table:style-name="ce40" office:value-type="string" calcext:value-type="string">
            <text:p>Axel</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26" calcext:value-type="float">
            <text:p>26</text:p>
          </table:table-cell>
          <table:table-cell table:style-name="ce11" office:value-type="string" calcext:value-type="string">
            <text:p>NYSTRÖM</text:p>
          </table:table-cell>
          <table:table-cell table:style-name="ce40" office:value-type="string" calcext:value-type="string">
            <text:p>Joel</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32" calcext:value-type="float">
            <text:p>32</text:p>
          </table:table-cell>
          <table:table-cell table:style-name="ce11" office:value-type="string" calcext:value-type="string">
            <text:p>NYGREN</text:p>
          </table:table-cell>
          <table:table-cell table:style-name="ce40" office:value-type="string" calcext:value-type="string">
            <text:p>Magnus</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44" calcext:value-type="float">
            <text:p>44</text:p>
          </table:table-cell>
          <table:table-cell table:style-name="ce11" office:value-type="string" calcext:value-type="string">
            <text:p>ANDERSSON</text:p>
          </table:table-cell>
          <table:table-cell table:style-name="ce40" office:value-type="string" calcext:value-type="string">
            <text:p>Jonathan</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52" calcext:value-type="float">
            <text:p>52</text:p>
          </table:table-cell>
          <table:table-cell table:style-name="ce11" office:value-type="string" calcext:value-type="string">
            <text:p>TORNBERG</text:p>
          </table:table-cell>
          <table:table-cell table:style-name="ce40" office:value-type="string" calcext:value-type="string">
            <text:p>August</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72" calcext:value-type="float">
            <text:p>72</text:p>
          </table:table-cell>
          <table:table-cell table:style-name="ce11" office:value-type="string" calcext:value-type="string">
            <text:p>SOLBERG</text:p>
          </table:table-cell>
          <table:table-cell table:style-name="ce40" office:value-type="string" calcext:value-type="string">
            <text:p>Stian</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73" calcext:value-type="float">
            <text:p>73</text:p>
          </table:table-cell>
          <table:table-cell table:style-name="ce11" office:value-type="string" calcext:value-type="string">
            <text:p>OLLAS MATTSSON</text:p>
          </table:table-cell>
          <table:table-cell table:style-name="ce40" office:value-type="string" calcext:value-type="string">
            <text:p>Adam</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75" calcext:value-type="float">
            <text:p>75</text:p>
          </table:table-cell>
          <table:table-cell table:style-name="ce11" office:value-type="string" calcext:value-type="string">
            <text:p>GROLEAU</text:p>
          </table:table-cell>
          <table:table-cell table:style-name="ce40" office:value-type="string" calcext:value-type="string">
            <text:p>Jeremy</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65" calcext:value-type="float">
            <text:p>65</text:p>
          </table:table-cell>
          <table:table-cell table:style-name="ce11" office:value-type="string" calcext:value-type="string">
            <text:p>FRANSÉN</text:p>
          </table:table-cell>
          <table:table-cell table:style-name="ce40" office:value-type="string" calcext:value-type="string">
            <text:p>Noel</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table:table-cell table:style-name="ce11"/>
          <table:table-cell table:style-name="ce40"/>
          <table:table-cell table:style-name="ce45" office:value-type="string" calcext:value-type="string">
            <text:p>D</text:p>
          </table:table-cell>
          <table:table-cell table:style-name="ce49"/>
          <table:table-cell table:style-name="ce40"/>
          <table:table-cell table:number-columns-repeated="6"/>
        </table:table-row>
        <table:table-row table:style-name="ro1">
          <table:table-cell table:style-name="ce5"/>
          <table:table-cell table:style-name="ce11"/>
          <table:table-cell table:style-name="ce40"/>
          <table:table-cell table:style-name="ce45" office:value-type="string" calcext:value-type="string">
            <text:p>D</text:p>
          </table:table-cell>
          <table:table-cell table:style-name="ce49"/>
          <table:table-cell table:style-name="ce40"/>
          <table:table-cell table:number-columns-repeated="6"/>
        </table:table-row>
        <table:table-row table:style-name="ro1">
          <table:table-cell table:style-name="ce5"/>
          <table:table-cell table:style-name="ce11"/>
          <table:table-cell table:style-name="ce40"/>
          <table:table-cell table:style-name="ce45" office:value-type="string" calcext:value-type="string">
            <text:p>D</text:p>
          </table:table-cell>
          <table:table-cell table:style-name="ce49"/>
          <table:table-cell table:style-name="ce40"/>
          <table:table-cell/>
          <table:table-cell office:value-type="string" calcext:value-type="string">
            <text:p><text:s/></text:p>
          </table:table-cell>
          <table:table-cell table:number-columns-repeated="4"/>
        </table:table-row>
        <table:table-row table:style-name="ro1">
          <table:table-cell table:style-name="ce13"/>
          <table:table-cell table:style-name="ce13" office:value-type="string" calcext:value-type="string">
            <text:p>---</text:p>
          </table:table-cell>
          <table:table-cell table:style-name="ce13" table:number-columns-repeated="4"/>
          <table:table-cell table:number-columns-repeated="6"/>
        </table:table-row>
        <table:table-row table:style-name="ro1" table:number-rows-repeated="3">
          <table:table-cell table:style-name="ce41" table:number-columns-repeated="2"/>
          <table:table-cell table:style-name="ce40" table:number-columns-repeated="4"/>
          <table:table-cell table:number-columns-repeated="6"/>
        </table:table-row>
        <table:table-row table:style-name="ro1">
          <table:table-cell table:style-name="ce41" table:number-columns-repeated="2"/>
          <table:table-cell/>
          <table:table-cell table:style-name="ce33" office:value-type="string" calcext:value-type="string">
            <text:p>F</text:p>
          </table:table-cell>
          <table:table-cell table:style-name="ce37" office:value-type="string" calcext:value-type="string">
            <text:p>C</text:p>
          </table:table-cell>
          <table:table-cell table:number-columns-repeated="7"/>
        </table:table-row>
        <table:table-row table:style-name="ro1">
          <table:table-cell table:style-name="ce26" office:value-type="float" office:value="29" calcext:value-type="float">
            <text:p>29</text:p>
          </table:table-cell>
          <table:table-cell table:style-name="ce41" office:value-type="string" calcext:value-type="string">
            <text:p>STEEN</text:p>
          </table:table-cell>
          <table:table-cell table:style-name="ce40" office:value-type="string" calcext:value-type="string">
            <text:p>Oskar </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RW</text:p>
          </table:table-cell>
          <table:table-cell table:number-columns-repeated="6"/>
        </table:table-row>
        <table:table-row table:style-name="ro1">
          <table:table-cell table:style-name="ce26" office:value-type="float" office:value="13" calcext:value-type="float">
            <text:p>13</text:p>
          </table:table-cell>
          <table:table-cell table:style-name="ce41" office:value-type="string" calcext:value-type="string">
            <text:p>KELLMAN</text:p>
          </table:table-cell>
          <table:table-cell table:style-name="ce40" office:value-type="string" calcext:value-type="string">
            <text:p>Joel</text:p>
          </table:table-cell>
          <table:table-cell table:style-name="ce45" office:value-type="string" calcext:value-type="string">
            <text:p>F</text:p>
          </table:table-cell>
          <table:table-cell table:style-name="ce49" office:value-type="string" calcext:value-type="string">
            <text:p>C</text:p>
          </table:table-cell>
          <table:table-cell table:style-name="ce49"/>
          <table:table-cell table:number-columns-repeated="6"/>
        </table:table-row>
        <table:table-row table:style-name="ro1">
          <table:table-cell table:style-name="ce26" office:value-type="float" office:value="59" calcext:value-type="float">
            <text:p>59</text:p>
          </table:table-cell>
          <table:table-cell table:style-name="ce41" office:value-type="string" calcext:value-type="string">
            <text:p>JOHANSSON</text:p>
          </table:table-cell>
          <table:table-cell table:style-name="ce40" office:value-type="string" calcext:value-type="string">
            <text:p>Linus</text:p>
          </table:table-cell>
          <table:table-cell table:style-name="ce45" office:value-type="string" calcext:value-type="string">
            <text:p>F</text:p>
          </table:table-cell>
          <table:table-cell table:style-name="ce49" office:value-type="string" calcext:value-type="string">
            <text:p>C</text:p>
          </table:table-cell>
          <table:table-cell table:style-name="ce49"/>
          <table:table-cell table:number-columns-repeated="6"/>
        </table:table-row>
        <table:table-row table:style-name="ro1">
          <table:table-cell table:style-name="ce26" office:value-type="float" office:value="20" calcext:value-type="float">
            <text:p>20</text:p>
          </table:table-cell>
          <table:table-cell table:style-name="ce41" office:value-type="string" calcext:value-type="string">
            <text:p>WESTFÄLT</text:p>
          </table:table-cell>
          <table:table-cell table:style-name="ce40" office:value-type="string" calcext:value-type="string">
            <text:p>Marcus</text:p>
          </table:table-cell>
          <table:table-cell table:style-name="ce45" office:value-type="string" calcext:value-type="string">
            <text:p>F</text:p>
          </table:table-cell>
          <table:table-cell table:style-name="ce49" office:value-type="string" calcext:value-type="string">
            <text:p>C</text:p>
          </table:table-cell>
          <table:table-cell table:style-name="ce49"/>
          <table:table-cell table:number-columns-repeated="6"/>
        </table:table-row>
        <table:table-row table:style-name="ro1">
          <table:table-cell table:style-name="ce26" office:value-type="float" office:value="96" calcext:value-type="float">
            <text:p>96</text:p>
          </table:table-cell>
          <table:table-cell table:style-name="ce41" office:value-type="string" calcext:value-type="string">
            <text:p>TOMÁŠEK</text:p>
          </table:table-cell>
          <table:table-cell table:style-name="ce40" office:value-type="string" calcext:value-type="string">
            <text:p>David</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RW</text:p>
          </table:table-cell>
          <table:table-cell table:number-columns-repeated="6"/>
        </table:table-row>
        <table:table-row table:style-name="ro1">
          <table:table-cell table:style-name="ce27" office:value-type="float" office:value="28" calcext:value-type="float">
            <text:p>28</text:p>
          </table:table-cell>
          <table:table-cell table:style-name="ce41" office:value-type="string" calcext:value-type="string">
            <text:p>ALBA</text:p>
          </table:table-cell>
          <table:table-cell table:style-name="ce40" office:value-type="string" calcext:value-type="string">
            <text:p>Emil</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LW(/RW?)</text:p>
          </table:table-cell>
          <table:table-cell table:number-columns-repeated="6"/>
        </table:table-row>
        <table:table-row table:style-name="ro1">
          <table:table-cell table:style-name="ce26" office:value-type="float" office:value="71" calcext:value-type="float">
            <text:p>71</text:p>
          </table:table-cell>
          <table:table-cell table:style-name="ce41" office:value-type="string" calcext:value-type="string">
            <text:p>LODIN</text:p>
          </table:table-cell>
          <table:table-cell table:style-name="ce40" office:value-type="string" calcext:value-type="string">
            <text:p>Viktor</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RW</text:p>
          </table:table-cell>
          <table:table-cell table:number-columns-repeated="6"/>
        </table:table-row>
        <table:table-row table:style-name="ro1">
          <table:table-cell table:style-name="ce26" office:value-type="float" office:value="15" calcext:value-type="float">
            <text:p>15</text:p>
          </table:table-cell>
          <table:table-cell table:style-name="ce41" office:value-type="string" calcext:value-type="string">
            <text:p>BERGLUND</text:p>
          </table:table-cell>
          <table:table-cell table:style-name="ce40" office:value-type="string" calcext:value-type="string">
            <text:p>Jack</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LW</text:p>
          </table:table-cell>
          <table:table-cell table:number-columns-repeated="6"/>
        </table:table-row>
        <table:table-row table:style-name="ro1">
          <table:table-cell table:style-name="ce6" office:value-type="float" office:value="11" calcext:value-type="float">
            <text:p>11</text:p>
          </table:table-cell>
          <table:table-cell table:style-name="ce12" office:value-type="string" calcext:value-type="string">
            <text:p>NYGÅRD</text:p>
          </table:table-cell>
          <table:table-cell table:style-name="ce40" office:value-type="string" calcext:value-type="string">
            <text:p>Joakim</text:p>
          </table:table-cell>
          <table:table-cell table:style-name="ce45" office:value-type="string" calcext:value-type="string">
            <text:p>F</text:p>
          </table:table-cell>
          <table:table-cell table:style-name="ce49"/>
          <table:table-cell table:style-name="ce49" office:value-type="string" calcext:value-type="string">
            <text:p>LW</text:p>
          </table:table-cell>
          <table:table-cell table:number-columns-repeated="6"/>
        </table:table-row>
        <table:table-row table:style-name="ro1">
          <table:table-cell table:style-name="ce6" office:value-type="float" office:value="16" calcext:value-type="float">
            <text:p>16</text:p>
          </table:table-cell>
          <table:table-cell table:style-name="ce12" office:value-type="string" calcext:value-type="string">
            <text:p>LJUNGKRANTZ</text:p>
          </table:table-cell>
          <table:table-cell table:style-name="ce40" office:value-type="string" calcext:value-type="string">
            <text:p>Alexander</text:p>
          </table:table-cell>
          <table:table-cell table:style-name="ce45" office:value-type="string" calcext:value-type="string">
            <text:p>F</text:p>
          </table:table-cell>
          <table:table-cell table:style-name="ce49"/>
          <table:table-cell table:style-name="ce49" office:value-type="string" calcext:value-type="string">
            <text:p>RW/LW</text:p>
          </table:table-cell>
          <table:table-cell table:number-columns-repeated="6"/>
        </table:table-row>
        <table:table-row table:style-name="ro1">
          <table:table-cell table:style-name="ce6" office:value-type="float" office:value="22" calcext:value-type="float">
            <text:p>22</text:p>
          </table:table-cell>
          <table:table-cell table:style-name="ce12" office:value-type="string" calcext:value-type="string">
            <text:p>ÅSLUND</text:p>
          </table:table-cell>
          <table:table-cell table:style-name="ce40" office:value-type="string" calcext:value-type="string">
            <text:p>Per</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7" office:value-type="float" office:value="98" calcext:value-type="float">
            <text:p>98</text:p>
          </table:table-cell>
          <table:table-cell table:style-name="ce12" office:value-type="string" calcext:value-type="string">
            <text:p>STUDENIČ</text:p>
          </table:table-cell>
          <table:table-cell table:style-name="ce42" office:value-type="string" calcext:value-type="string">
            <text:p>Marian</text:p>
          </table:table-cell>
          <table:table-cell table:style-name="ce46" office:value-type="string" calcext:value-type="string">
            <text:p>F</text:p>
          </table:table-cell>
          <table:table-cell table:style-name="ce50"/>
          <table:table-cell table:style-name="ce50" office:value-type="string" calcext:value-type="string">
            <text:p>RW/LW</text:p>
          </table:table-cell>
          <table:table-cell table:number-columns-repeated="6"/>
        </table:table-row>
        <table:table-row table:style-name="ro1">
          <table:table-cell table:style-name="ce6" office:value-type="float" office:value="14" calcext:value-type="float">
            <text:p>14</text:p>
          </table:table-cell>
          <table:table-cell table:style-name="ce12" office:value-type="string" calcext:value-type="string">
            <text:p>BJÖRKLUND</text:p>
          </table:table-cell>
          <table:table-cell table:style-name="ce40" office:value-type="string" calcext:value-type="string">
            <text:p>Henrik</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6" office:value-type="float" office:value="34" calcext:value-type="float">
            <text:p>34</text:p>
          </table:table-cell>
          <table:table-cell table:style-name="ce12" office:value-type="string" calcext:value-type="string">
            <text:p>LINDQVIST</text:p>
          </table:table-cell>
          <table:table-cell table:style-name="ce40" office:value-type="string" calcext:value-type="string">
            <text:p>Michael</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6" office:value-type="float" office:value="92" calcext:value-type="float">
            <text:p>92</text:p>
          </table:table-cell>
          <table:table-cell table:style-name="ce12" office:value-type="string" calcext:value-type="string">
            <text:p>FORSELL</text:p>
          </table:table-cell>
          <table:table-cell table:style-name="ce40" office:value-type="string" calcext:value-type="string">
            <text:p>Lucas</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6"/>
          <table:table-cell table:style-name="ce12"/>
          <table:table-cell table:style-name="ce40"/>
          <table:table-cell table:style-name="ce45" office:value-type="string" calcext:value-type="string">
            <text:p>F</text:p>
          </table:table-cell>
          <table:table-cell table:style-name="ce49"/>
          <table:table-cell table:style-name="ce40"/>
          <table:table-cell table:number-columns-repeated="6"/>
        </table:table-row>
        <table:table-row table:style-name="ro1">
          <table:table-cell table:style-name="ce6"/>
          <table:table-cell table:style-name="ce12"/>
          <table:table-cell table:style-name="ce40"/>
          <table:table-cell table:style-name="ce45" office:value-type="string" calcext:value-type="string">
            <text:p>F</text:p>
          </table:table-cell>
          <table:table-cell table:style-name="ce49"/>
          <table:table-cell table:style-name="ce40"/>
          <table:table-cell table:number-columns-repeated="6"/>
        </table:table-row>
        <table:table-row table:style-name="ro1">
          <table:table-cell table:style-name="ce12" table:number-columns-repeated="2"/>
          <table:table-cell table:style-name="ce149"/>
          <table:table-cell table:style-name="ce105" office:value-type="string" calcext:value-type="string">
            <text:p>F</text:p>
          </table:table-cell>
          <table:table-cell table:style-name="ce110"/>
          <table:table-cell table:style-name="ce149"/>
          <table:table-cell table:number-columns-repeated="6"/>
        </table:table-row>
        <table:table-row table:style-name="ro1">
          <table:table-cell table:style-name="ce12" table:number-columns-repeated="2"/>
          <table:table-cell table:style-name="ce149"/>
          <table:table-cell table:style-name="ce105" office:value-type="string" calcext:value-type="string">
            <text:p>F</text:p>
          </table:table-cell>
          <table:table-cell table:style-name="ce110"/>
          <table:table-cell table:style-name="ce149"/>
          <table:table-cell table:number-columns-repeated="6"/>
        </table:table-row>
        <table:table-row table:style-name="ro1">
          <table:table-cell table:style-name="ce6"/>
          <table:table-cell table:style-name="ce12"/>
          <table:table-cell table:style-name="ce149"/>
          <table:table-cell table:style-name="ce105" office:value-type="string" calcext:value-type="string">
            <text:p>F</text:p>
          </table:table-cell>
          <table:table-cell table:style-name="ce110"/>
          <table:table-cell table:style-name="ce149"/>
          <table:table-cell table:number-columns-repeated="6"/>
        </table:table-row>
        <table:table-row table:style-name="ro1" table:number-rows-repeated="4">
          <table:table-cell table:number-columns-repeated="12"/>
        </table:table-row>
        <table:table-row table:style-name="ro1" table:number-rows-repeated="5">
          <table:table-cell table:number-columns-repeated="10"/>
          <table:table-cell table:style-name="ce101"/>
          <table:table-cell/>
        </table:table-row>
        <table:table-row table:style-name="ro1">
          <table:table-cell table:style-name="Default"/>
          <table:table-cell table:number-columns-repeated="11"/>
        </table:table-row>
        <table:table-row table:style-name="ro1" table:number-rows-repeated="1048519">
          <table:table-cell table:number-columns-repeated="12"/>
        </table:table-row>
        <table:table-row table:style-name="ro1">
          <table:table-cell table:number-columns-repeated="12"/>
        </table:table-row>
      </table:table>
      <table:table table:name="FORMATIONS" table:style-name="ta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number-columns-repeated="5" table:default-cell-style-name="Default"/>
        <table:table-column table:style-name="co15" table:default-cell-style-name="Default"/>
        <table:table-column table:style-name="co14" table:default-cell-style-name="Default"/>
        <table:table-column table:style-name="co15" table:default-cell-style-name="Default"/>
        <table:table-column table:style-name="co16" table:number-columns-repeated="5" table:default-cell-style-name="Default"/>
        <table:table-column table:style-name="co15" table:default-cell-style-name="Default"/>
        <table:table-column table:style-name="co14" table:default-cell-style-name="Default"/>
        <table:table-column table:style-name="co17" table:number-columns-repeated="5"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row table:style-name="ro2">
          <table:table-cell table:number-columns-repeated="27"/>
        </table:table-row>
        <table:table-row table:style-name="ro2">
          <table:table-cell/>
          <table:table-cell table:style-name="ce255"/>
          <table:table-cell table:style-name="ce56" table:number-columns-repeated="3"/>
          <table:table-cell table:style-name="ce298" office:value-type="string" calcext:value-type="string" table:number-columns-spanned="9" table:number-rows-spanned="3">
            <text:p>STARTING LINEUP</text:p>
          </table:table-cell>
          <table:covered-table-cell table:number-columns-repeated="8" table:style-name="ce56"/>
          <table:table-cell table:style-name="ce56" table:number-columns-repeated="3"/>
          <table:table-cell table:style-name="ce238"/>
          <table:table-cell table:number-columns-repeated="9"/>
        </table:table-row>
        <table:table-row table:style-name="ro2">
          <table:table-cell/>
          <table:table-cell table:style-name="ce256"/>
          <table:table-cell table:style-name="ce176" table:number-columns-repeated="3"/>
          <table:covered-table-cell table:number-columns-repeated="9" table:style-name="ce64"/>
          <table:table-cell table:style-name="ce176" table:number-columns-repeated="3"/>
          <table:table-cell table:style-name="ce239"/>
          <table:table-cell table:number-columns-repeated="5"/>
          <table:table-cell table:style-name="ce138" table:formula="of:=[.D6]" office:value-type="float" office:value="11" calcext:value-type="float">
            <text:p>11</text:p>
          </table:table-cell>
          <table:table-cell table:style-name="ce158" table:formula="of:=IF([.X3] &lt;&gt; &quot;&quot;; INDEX(INDIRECT(&quot;'SQUAD'.B3:B46&quot;); MATCH([.X3]; INDIRECT(&quot;'SQUAD'.A3:A46&quot;); 0)); &quot;&quot;)" office:value-type="string" office:string-value="NYGÅRD" calcext:value-type="string">
            <text:p>NYGÅRD</text:p>
          </table:table-cell>
          <table:table-cell table:style-name="ce168" table:formula="of:=IF(INDIRECT(&quot;'SQUAD'.A&quot; &amp; ROW([.B3])) = 0; &quot;&quot;; IF(ISERROR(MATCH(INDIRECT(&quot;'SQUAD'.A&quot; &amp; ROW([.B3])); [.$X$3:.$X$25]; 0)); INDIRECT(&quot;'SQUAD'.A&quot; &amp; ROW([.B3])); &quot;&quot;))">
            <text:p/>
          </table:table-cell>
          <table:table-cell table:style-name="ce168" table:formula="of:=IF([.Z3] &lt;&gt; &quot;&quot;; INDEX(INDIRECT(&quot;'SQUAD'.B3:B46&quot;); MATCH([.Z3]; INDIRECT(&quot;'SQUAD'.A3:A46&quot;); 0)); &quot;&quot;)">
            <text:p/>
          </table:table-cell>
        </table:table-row>
        <table:table-row table:style-name="ro2">
          <table:table-cell/>
          <table:table-cell table:style-name="ce200"/>
          <table:table-cell table:style-name="ce58" table:number-columns-repeated="3"/>
          <table:covered-table-cell table:number-columns-repeated="9" table:style-name="ce58"/>
          <table:table-cell table:style-name="ce58" table:number-columns-repeated="3"/>
          <table:table-cell table:style-name="ce239"/>
          <table:table-cell table:number-columns-repeated="5"/>
          <table:table-cell table:style-name="ce138" table:formula="of:=[.F7]" office:value-type="float" office:value="96" calcext:value-type="float">
            <text:p>96</text:p>
          </table:table-cell>
          <table:table-cell table:style-name="ce158" table:formula="of:=IF([.X4] &lt;&gt; &quot;&quot;; INDEX(INDIRECT(&quot;'SQUAD'.B3:B46&quot;); MATCH([.X4]; INDIRECT(&quot;'SQUAD'.A3:A46&quot;); 0)); &quot;&quot;)" office:value-type="string" office:string-value="TOMÁŠEK" calcext:value-type="string">
            <text:p>TOMÁŠEK</text:p>
          </table:table-cell>
          <table:table-cell table:style-name="ce168" table:formula="of:=IF(INDIRECT(&quot;'SQUAD'.A&quot; &amp; ROW([.B4])) = 0; &quot;&quot;; IF(ISERROR(MATCH(INDIRECT(&quot;'SQUAD'.A&quot; &amp; ROW([.B4])); [.$X$3:.$X$25]; 0)); INDIRECT(&quot;'SQUAD'.A&quot; &amp; ROW([.B4])); &quot;&quot;))">
            <text:p/>
          </table:table-cell>
          <table:table-cell table:style-name="ce168" table:formula="of:=IF([.Z4] &lt;&gt; &quot;&quot;; INDEX(INDIRECT(&quot;'SQUAD'.B3:B46&quot;); MATCH([.Z4]; INDIRECT(&quot;'SQUAD'.A3:A46&quot;); 0)); &quot;&quot;)">
            <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LINE 1</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LINE 2</text:p>
          </table:table-cell>
          <table:table-cell table:style-name="ce214" table:number-columns-repeated="2"/>
          <table:table-cell table:style-name="ce235"/>
          <table:table-cell table:style-name="ce239"/>
          <table:table-cell table:number-columns-repeated="5"/>
          <table:table-cell table:style-name="ce138" table:formula="of:=[.H6]" office:value-type="float" office:value="22" calcext:value-type="float">
            <text:p>22</text:p>
          </table:table-cell>
          <table:table-cell table:style-name="ce158" table:formula="of:=IF([.X5] &lt;&gt; &quot;&quot;; INDEX(INDIRECT(&quot;'SQUAD'.B3:B46&quot;); MATCH([.X5]; INDIRECT(&quot;'SQUAD'.A3:A46&quot;); 0)); &quot;&quot;)" office:value-type="string" office:string-value="ÅSLUND" calcext:value-type="string">
            <text:p>ÅSLUND</text:p>
          </table:table-cell>
          <table:table-cell table:style-name="ce168" table:formula="of:=IF(INDIRECT(&quot;'SQUAD'.A&quot; &amp; ROW([.B5])) = 0; &quot;&quot;; IF(ISERROR(MATCH(INDIRECT(&quot;'SQUAD'.A&quot; &amp; ROW([.B5])); [.$X$3:.$X$25]; 0)); INDIRECT(&quot;'SQUAD'.A&quot; &amp; ROW([.B5])); &quot;&quot;))">
            <text:p/>
          </table:table-cell>
          <table:table-cell table:style-name="ce168" table:formula="of:=IF([.Z5] &lt;&gt; &quot;&quot;; INDEX(INDIRECT(&quot;'SQUAD'.B3:B46&quot;); MATCH([.Z5]; INDIRECT(&quot;'SQUAD'.A3:A46&quot;); 0)); &quot;&quot;)">
            <text:p/>
          </table:table-cell>
        </table:table-row>
        <table:table-row table:style-name="ro2">
          <table:table-cell/>
          <table:table-cell table:style-name="ce200"/>
          <table:table-cell table:style-name="ce151"/>
          <table:table-cell table:style-name="ce102" table:content-validation-name="val1" table:formula="of:=IF(INDEX(INDIRECT(&quot;'SQUAD'!$A:$A&quot;); MATCH([.D8]; INDIRECT(&quot;'SQUAD'!$B:$B&quot;); 0))=0; &quot;&quot;; INDEX(INDIRECT(&quot;'SQUAD'!$A:$A&quot;); MATCH([.D8]; INDIRECT(&quot;'SQUAD'!$B:$B&quot;); 0)))" office:value-type="float" office:value="11" calcext:value-type="float" table:number-columns-spanned="1" table:number-rows-spanned="2">
            <text:p>11</text:p>
          </table:table-cell>
          <table:table-cell table:style-name="ce113" table:number-columns-repeated="3"/>
          <table:table-cell table:style-name="ce164" table:formula="of:=IF(INDEX(INDIRECT(&quot;'SQUAD'!$A:$A&quot;); MATCH([.H8]; INDIRECT(&quot;'SQUAD'!$B:$B&quot;); 0))=0; &quot;&quot;; INDEX(INDIRECT(&quot;'SQUAD'!$A:$A&quot;); MATCH([.H8]; INDIRECT(&quot;'SQUAD'!$B:$B&quot;); 0)))" office:value-type="float" office:value="22" calcext:value-type="float" table:number-columns-spanned="1" table:number-rows-spanned="2">
            <text:p>22</text:p>
          </table:table-cell>
          <table:table-cell table:style-name="ce228"/>
          <table:table-cell table:style-name="ce230"/>
          <table:table-cell table:style-name="ce232"/>
          <table:table-cell table:style-name="ce164" table:formula="of:=IF(INDEX(INDIRECT(&quot;'SQUAD'!$A:$A&quot;); MATCH([.L8]; INDIRECT(&quot;'SQUAD'!$B:$B&quot;); 0))=0; &quot;&quot;; INDEX(INDIRECT(&quot;'SQUAD'!$A:$A&quot;); MATCH([.L8]; INDIRECT(&quot;'SQUAD'!$B:$B&quot;); 0)))" office:value-type="float" office:value="71" calcext:value-type="float" table:number-columns-spanned="1" table:number-rows-spanned="2">
            <text:p>71</text:p>
          </table:table-cell>
          <table:table-cell table:style-name="ce113" table:number-columns-repeated="3"/>
          <table:table-cell table:style-name="ce164" table:formula="of:=IF(INDEX(INDIRECT(&quot;'SQUAD'!$A:$A&quot;); MATCH([.P8]; INDIRECT(&quot;'SQUAD'!$B:$B&quot;); 0))=0; &quot;&quot;; INDEX(INDIRECT(&quot;'SQUAD'!$A:$A&quot;); MATCH([.P8]; INDIRECT(&quot;'SQUAD'!$B:$B&quot;); 0)))" office:value-type="float" office:value="29" calcext:value-type="float" table:number-columns-spanned="1" table:number-rows-spanned="2">
            <text:p>29</text:p>
          </table:table-cell>
          <table:table-cell table:style-name="ce236"/>
          <table:table-cell table:style-name="ce239"/>
          <table:table-cell table:number-columns-repeated="5"/>
          <table:table-cell table:style-name="ce138" table:formula="of:=[.E12]" office:value-type="float" office:value="32" calcext:value-type="float">
            <text:p>32</text:p>
          </table:table-cell>
          <table:table-cell table:style-name="ce158" table:formula="of:=IF([.X6] &lt;&gt; &quot;&quot;; INDEX(INDIRECT(&quot;'SQUAD'.B3:B46&quot;); MATCH([.X6]; INDIRECT(&quot;'SQUAD'.A3:A46&quot;); 0)); &quot;&quot;)" office:value-type="string" office:string-value="NYGREN" calcext:value-type="string">
            <text:p>NYGREN</text:p>
          </table:table-cell>
          <table:table-cell table:style-name="ce168" table:formula="of:=IF(INDIRECT(&quot;'SQUAD'.A&quot; &amp; ROW([.B6])) = 0; &quot;&quot;; IF(ISERROR(MATCH(INDIRECT(&quot;'SQUAD'.A&quot; &amp; ROW([.B6])); [.$X$3:.$X$25]; 0)); INDIRECT(&quot;'SQUAD'.A&quot; &amp; ROW([.B6])); &quot;&quot;))">
            <text:p/>
          </table:table-cell>
          <table:table-cell table:style-name="ce168" table:formula="of:=IF([.Z6] &lt;&gt; &quot;&quot;; INDEX(INDIRECT(&quot;'SQUAD'.B3:B46&quot;); MATCH([.Z6]; INDIRECT(&quot;'SQUAD'.A3:A46&quot;); 0)); &quot;&quot;)">
            <text:p/>
          </table:table-cell>
        </table:table-row>
        <table:table-row table:style-name="ro2">
          <table:table-cell/>
          <table:table-cell table:style-name="ce200"/>
          <table:table-cell table:style-name="ce151"/>
          <table:covered-table-cell table:style-name="ce103"/>
          <table:table-cell table:style-name="ce113"/>
          <table:table-cell table:style-name="ce164" table:formula="of:=IF(INDEX(INDIRECT(&quot;'SQUAD'!$A:$A&quot;); MATCH([.F9]; INDIRECT(&quot;'SQUAD'!$B:$B&quot;); 0))=0; &quot;&quot;; INDEX(INDIRECT(&quot;'SQUAD'!$A:$A&quot;); MATCH([.F9]; INDIRECT(&quot;'SQUAD'!$B:$B&quot;); 0)))" office:value-type="float" office:value="96" calcext:value-type="float" table:number-columns-spanned="1" table:number-rows-spanned="2">
            <text:p>96</text:p>
          </table:table-cell>
          <table:table-cell table:style-name="ce113"/>
          <table:covered-table-cell table:style-name="ce146"/>
          <table:table-cell table:style-name="ce228"/>
          <table:table-cell table:style-name="ce230"/>
          <table:table-cell table:style-name="ce232"/>
          <table:covered-table-cell table:style-name="ce152"/>
          <table:table-cell table:style-name="ce113"/>
          <table:table-cell table:style-name="ce164" table:formula="of:=IF(INDEX(INDIRECT(&quot;'SQUAD'!$A:$A&quot;); MATCH([.N9]; INDIRECT(&quot;'SQUAD'!$B:$B&quot;); 0))=0; &quot;&quot;; INDEX(INDIRECT(&quot;'SQUAD'!$A:$A&quot;); MATCH([.N9]; INDIRECT(&quot;'SQUAD'!$B:$B&quot;); 0)))" office:value-type="float" office:value="59" calcext:value-type="float" table:number-columns-spanned="1" table:number-rows-spanned="2">
            <text:p>59</text:p>
          </table:table-cell>
          <table:table-cell table:style-name="ce113"/>
          <table:covered-table-cell table:style-name="ce115"/>
          <table:table-cell table:style-name="ce236"/>
          <table:table-cell table:style-name="ce239"/>
          <table:table-cell table:number-columns-repeated="5"/>
          <table:table-cell table:style-name="ce138" table:formula="of:=[.G12]" office:value-type="float" office:value="73" calcext:value-type="float">
            <text:p>73</text:p>
          </table:table-cell>
          <table:table-cell table:style-name="ce158" table:formula="of:=IF([.X7] &lt;&gt; &quot;&quot;; INDEX(INDIRECT(&quot;'SQUAD'.B3:B46&quot;); MATCH([.X7]; INDIRECT(&quot;'SQUAD'.A3:A46&quot;); 0)); &quot;&quot;)" office:value-type="string" office:string-value="OLLAS MATTSSON" calcext:value-type="string">
            <text:p>OLLAS MATTSSON</text:p>
          </table:table-cell>
          <table:table-cell table:style-name="ce168" table:formula="of:=IF(INDIRECT(&quot;'SQUAD'.A&quot; &amp; ROW([.B7])) = 0; &quot;&quot;; IF(ISERROR(MATCH(INDIRECT(&quot;'SQUAD'.A&quot; &amp; ROW([.B7])); [.$X$3:.$X$25]; 0)); INDIRECT(&quot;'SQUAD'.A&quot; &amp; ROW([.B7])); &quot;&quot;))">
            <text:p/>
          </table:table-cell>
          <table:table-cell table:style-name="ce168" table:formula="of:=IF([.Z7] &lt;&gt; &quot;&quot;; INDEX(INDIRECT(&quot;'SQUAD'.B3:B46&quot;); MATCH([.Z7]; INDIRECT(&quot;'SQUAD'.A3:A46&quot;); 0)); &quot;&quot;)">
            <text:p/>
          </table:table-cell>
        </table:table-row>
        <table:table-row table:style-name="ro2">
          <table:table-cell/>
          <table:table-cell table:style-name="ce200"/>
          <table:table-cell table:style-name="ce151"/>
          <table:table-cell table:style-name="ce70" table:content-validation-name="val2" office:value-type="string" calcext:value-type="string">
            <text:p>NYGÅRD</text:p>
          </table:table-cell>
          <table:table-cell table:style-name="ce113"/>
          <table:covered-table-cell table:style-name="ce115"/>
          <table:table-cell table:style-name="ce113"/>
          <table:table-cell table:style-name="ce77" table:content-validation-name="val2" office:value-type="string" calcext:value-type="string">
            <text:p>ÅSLUND</text:p>
          </table:table-cell>
          <table:table-cell table:style-name="ce228"/>
          <table:table-cell table:style-name="ce230"/>
          <table:table-cell table:style-name="ce232"/>
          <table:table-cell table:style-name="ce77" table:content-validation-name="val2" office:value-type="string" calcext:value-type="string">
            <text:p>LODIN</text:p>
          </table:table-cell>
          <table:table-cell table:style-name="ce113"/>
          <table:covered-table-cell table:style-name="ce115"/>
          <table:table-cell table:style-name="ce113"/>
          <table:table-cell table:style-name="ce77" table:content-validation-name="val2" office:value-type="string" calcext:value-type="string">
            <text:p>STEEN</text:p>
          </table:table-cell>
          <table:table-cell table:style-name="ce236"/>
          <table:table-cell table:style-name="ce239"/>
          <table:table-cell table:number-columns-repeated="5"/>
          <table:table-cell table:style-name="ce138" table:formula="of:=[.L6]" office:value-type="float" office:value="71" calcext:value-type="float">
            <text:p>71</text:p>
          </table:table-cell>
          <table:table-cell table:style-name="ce158" table:formula="of:=IF([.X8] &lt;&gt; &quot;&quot;; INDEX(INDIRECT(&quot;'SQUAD'.B3:B46&quot;); MATCH([.X8]; INDIRECT(&quot;'SQUAD'.A3:A46&quot;); 0)); &quot;&quot;)" office:value-type="string" office:string-value="LODIN" calcext:value-type="string">
            <text:p>LODIN</text:p>
          </table:table-cell>
          <table:table-cell table:style-name="ce168" table:formula="of:=IF(INDIRECT(&quot;'SQUAD'.A&quot; &amp; ROW([.B8])) = 0; &quot;&quot;; IF(ISERROR(MATCH(INDIRECT(&quot;'SQUAD'.A&quot; &amp; ROW([.B8])); [.$X$3:.$X$25]; 0)); INDIRECT(&quot;'SQUAD'.A&quot; &amp; ROW([.B8])); &quot;&quot;))">
            <text:p/>
          </table:table-cell>
          <table:table-cell table:style-name="ce168" table:formula="of:=IF([.Z8] &lt;&gt; &quot;&quot;; INDEX(INDIRECT(&quot;'SQUAD'.B3:B46&quot;); MATCH([.Z8]; INDIRECT(&quot;'SQUAD'.A3:A46&quot;); 0)); &quot;&quot;)">
            <text:p/>
          </table:table-cell>
        </table:table-row>
        <table:table-row table:style-name="ro2">
          <table:table-cell/>
          <table:table-cell table:style-name="ce200"/>
          <table:table-cell table:style-name="ce151"/>
          <table:table-cell table:style-name="ce211" office:value-type="string" calcext:value-type="string">
            <text:p>LW</text:p>
          </table:table-cell>
          <table:table-cell table:style-name="ce113"/>
          <table:table-cell table:style-name="ce77" table:content-validation-name="val6" office:value-type="string" calcext:value-type="string">
            <text:p>TOMÁŠEK</text:p>
          </table:table-cell>
          <table:table-cell table:style-name="ce113"/>
          <table:table-cell table:style-name="ce218" office:value-type="string" calcext:value-type="string">
            <text:p>RW</text:p>
          </table:table-cell>
          <table:table-cell table:style-name="ce228"/>
          <table:table-cell table:style-name="ce230"/>
          <table:table-cell table:style-name="ce232"/>
          <table:table-cell table:style-name="ce218" office:value-type="string" calcext:value-type="string">
            <text:p>LW</text:p>
          </table:table-cell>
          <table:table-cell table:style-name="ce113"/>
          <table:table-cell table:style-name="ce77" table:content-validation-name="val6" office:value-type="string" calcext:value-type="string">
            <text:p>JOHANSSON</text:p>
          </table:table-cell>
          <table:table-cell table:style-name="ce113"/>
          <table:table-cell table:style-name="ce218" office:value-type="string" calcext:value-type="string">
            <text:p>RW</text:p>
          </table:table-cell>
          <table:table-cell table:style-name="ce236"/>
          <table:table-cell table:style-name="ce239"/>
          <table:table-cell table:number-columns-repeated="4"/>
          <table:table-cell table:style-name="ce167"/>
          <table:table-cell table:style-name="ce138" table:formula="of:=[.N7]" office:value-type="float" office:value="59" calcext:value-type="float">
            <text:p>59</text:p>
          </table:table-cell>
          <table:table-cell table:style-name="ce158" table:formula="of:=IF([.X9] &lt;&gt; &quot;&quot;; INDEX(INDIRECT(&quot;'SQUAD'.B3:B46&quot;); MATCH([.X9]; INDIRECT(&quot;'SQUAD'.A3:A46&quot;); 0)); &quot;&quot;)" office:value-type="string" office:string-value="JOHANSSON" calcext:value-type="string">
            <text:p>JOHANSSON</text:p>
          </table:table-cell>
          <table:table-cell table:style-name="ce168" table:formula="of:=IF(INDIRECT(&quot;'SQUAD'.A&quot; &amp; ROW([.B9])) = 0; &quot;&quot;; IF(ISERROR(MATCH(INDIRECT(&quot;'SQUAD'.A&quot; &amp; ROW([.B9])); [.$X$3:.$X$25]; 0)); INDIRECT(&quot;'SQUAD'.A&quot; &amp; ROW([.B9])); &quot;&quot;))">
            <text:p/>
          </table:table-cell>
          <table:table-cell table:style-name="ce168" table:formula="of:=IF([.Z9] &lt;&gt; &quot;&quot;; INDEX(INDIRECT(&quot;'SQUAD'.B3:B46&quot;); MATCH([.Z9]; INDIRECT(&quot;'SQUAD'.A3:A46&quot;); 0)); &quot;&quot;)">
            <text:p/>
          </table:table-cell>
        </table:table-row>
        <table:table-row table:style-name="ro2">
          <table:table-cell/>
          <table:table-cell table:style-name="ce200"/>
          <table:table-cell table:style-name="ce151"/>
          <table:table-cell table:style-name="ce113" table:number-columns-repeated="2"/>
          <table:table-cell table:style-name="ce218" office:value-type="string" calcext:value-type="string">
            <text:p>C</text:p>
          </table:table-cell>
          <table:table-cell table:style-name="ce113" table:number-columns-repeated="2"/>
          <table:table-cell table:style-name="ce228"/>
          <table:table-cell table:style-name="ce230"/>
          <table:table-cell table:style-name="ce232"/>
          <table:table-cell table:style-name="ce113" table:number-columns-repeated="2"/>
          <table:table-cell table:style-name="ce218" office:value-type="string" calcext:value-type="string">
            <text:p>C</text:p>
          </table:table-cell>
          <table:table-cell table:style-name="ce113" table:number-columns-repeated="2"/>
          <table:table-cell table:style-name="ce236"/>
          <table:table-cell table:style-name="ce239"/>
          <table:table-cell table:number-columns-repeated="4"/>
          <table:table-cell table:style-name="ce167"/>
          <table:table-cell table:style-name="ce138" table:formula="of:=[.P6]" office:value-type="float" office:value="29" calcext:value-type="float">
            <text:p>29</text:p>
          </table:table-cell>
          <table:table-cell table:style-name="ce158" table:formula="of:=IF([.X10] &lt;&gt; &quot;&quot;; INDEX(INDIRECT(&quot;'SQUAD'.B3:B46&quot;); MATCH([.X10]; INDIRECT(&quot;'SQUAD'.A3:A46&quot;); 0)); &quot;&quot;)" office:value-type="string" office:string-value="STEEN" calcext:value-type="string">
            <text:p>STEEN</text:p>
          </table:table-cell>
          <table:table-cell table:style-name="ce168" table:formula="of:=IF(INDIRECT(&quot;'SQUAD'.A&quot; &amp; ROW([.B10])) = 0; &quot;&quot;; IF(ISERROR(MATCH(INDIRECT(&quot;'SQUAD'.A&quot; &amp; ROW([.B10])); [.$X$3:.$X$25]; 0)); INDIRECT(&quot;'SQUAD'.A&quot; &amp; ROW([.B10])); &quot;&quot;))">
            <text:p/>
          </table:table-cell>
          <table:table-cell table:style-name="ce168" table:formula="of:=IF([.Z10] &lt;&gt; &quot;&quot;; INDEX(INDIRECT(&quot;'SQUAD'.B3:B46&quot;); MATCH([.Z10]; INDIRECT(&quot;'SQUAD'.A3:A46&quot;); 0)); &quot;&quot;)">
            <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4"/>
          <table:table-cell table:style-name="ce167"/>
          <table:table-cell table:style-name="ce138" table:formula="of:=[.M12]" office:value-type="float" office:value="72" calcext:value-type="float">
            <text:p>72</text:p>
          </table:table-cell>
          <table:table-cell table:style-name="ce158" table:formula="of:=IF([.X11] &lt;&gt; &quot;&quot;; INDEX(INDIRECT(&quot;'SQUAD'.B3:B46&quot;); MATCH([.X11]; INDIRECT(&quot;'SQUAD'.A3:A46&quot;); 0)); &quot;&quot;)" office:value-type="string" office:string-value="SOLBERG" calcext:value-type="string">
            <text:p>SOLBERG</text:p>
          </table:table-cell>
          <table:table-cell table:style-name="ce168" table:formula="of:=IF(INDIRECT(&quot;'SQUAD'.A&quot; &amp; ROW([.B11])) = 0; &quot;&quot;; IF(ISERROR(MATCH(INDIRECT(&quot;'SQUAD'.A&quot; &amp; ROW([.B11])); [.$X$3:.$X$25]; 0)); INDIRECT(&quot;'SQUAD'.A&quot; &amp; ROW([.B11])); &quot;&quot;))">
            <text:p/>
          </table:table-cell>
          <table:table-cell table:style-name="ce168" table:formula="of:=IF([.Z11] &lt;&gt; &quot;&quot;; INDEX(INDIRECT(&quot;'SQUAD'.B3:B46&quot;); MATCH([.Z11]; INDIRECT(&quot;'SQUAD'.A3:A46&quot;); 0)); &quot;&quot;)">
            <text:p/>
          </table:table-cell>
        </table:table-row>
        <table:table-row table:style-name="ro2">
          <table:table-cell/>
          <table:table-cell table:style-name="ce200"/>
          <table:table-cell table:style-name="ce151"/>
          <table:table-cell table:style-name="ce113"/>
          <table:table-cell table:style-name="ce164" table:formula="of:=IF(INDEX(INDIRECT(&quot;'SQUAD'!$A:$A&quot;); MATCH([.E14]; INDIRECT(&quot;'SQUAD'!$B:$B&quot;); 0))=0; &quot;&quot;; INDEX(INDIRECT(&quot;'SQUAD'!$A:$A&quot;); MATCH([.E14]; INDIRECT(&quot;'SQUAD'!$B:$B&quot;); 0)))" office:value-type="float" office:value="32" calcext:value-type="float" table:number-columns-spanned="1" table:number-rows-spanned="2">
            <text:p>32</text:p>
          </table:table-cell>
          <table:table-cell table:style-name="ce113"/>
          <table:table-cell table:style-name="ce164" table:formula="of:=IF(INDEX(INDIRECT(&quot;'SQUAD'!$A:$A&quot;); MATCH([.G14]; INDIRECT(&quot;'SQUAD'!$B:$B&quot;); 0))=0; &quot;&quot;; INDEX(INDIRECT(&quot;'SQUAD'!$A:$A&quot;); MATCH([.G14]; INDIRECT(&quot;'SQUAD'!$B:$B&quot;); 0)))" office:value-type="float" office:value="73" calcext:value-type="float" table:number-columns-spanned="1" table:number-rows-spanned="2">
            <text:p>73</text:p>
          </table:table-cell>
          <table:table-cell table:style-name="ce113"/>
          <table:table-cell table:style-name="ce228"/>
          <table:table-cell table:style-name="ce230"/>
          <table:table-cell table:style-name="ce232"/>
          <table:table-cell table:style-name="ce113"/>
          <table:table-cell table:style-name="ce164" table:formula="of:=IF(INDEX(INDIRECT(&quot;'SQUAD'!$A:$A&quot;); MATCH([.M14]; INDIRECT(&quot;'SQUAD'!$B:$B&quot;); 0))=0; &quot;&quot;; INDEX(INDIRECT(&quot;'SQUAD'!$A:$A&quot;); MATCH([.M14]; INDIRECT(&quot;'SQUAD'!$B:$B&quot;); 0)))" office:value-type="float" office:value="72" calcext:value-type="float" table:number-columns-spanned="1" table:number-rows-spanned="2">
            <text:p>72</text:p>
          </table:table-cell>
          <table:table-cell table:style-name="ce113"/>
          <table:table-cell table:style-name="ce164" table:formula="of:=IF(INDEX(INDIRECT(&quot;'SQUAD'!$A:$A&quot;); MATCH([.O14]; INDIRECT(&quot;'SQUAD'!$B:$B&quot;); 0))=0; &quot;&quot;; INDEX(INDIRECT(&quot;'SQUAD'!$A:$A&quot;); MATCH([.O14]; INDIRECT(&quot;'SQUAD'!$B:$B&quot;); 0)))" office:value-type="float" office:value="26" calcext:value-type="float" table:number-columns-spanned="1" table:number-rows-spanned="2">
            <text:p>26</text:p>
          </table:table-cell>
          <table:table-cell table:style-name="ce113"/>
          <table:table-cell table:style-name="ce236"/>
          <table:table-cell table:style-name="ce239"/>
          <table:table-cell table:number-columns-repeated="4"/>
          <table:table-cell table:style-name="ce167"/>
          <table:table-cell table:style-name="ce138" table:formula="of:=[.O12]" office:value-type="float" office:value="26" calcext:value-type="float">
            <text:p>26</text:p>
          </table:table-cell>
          <table:table-cell table:style-name="ce158" table:formula="of:=IF([.X12] &lt;&gt; &quot;&quot;; INDEX(INDIRECT(&quot;'SQUAD'.B3:B46&quot;); MATCH([.X12]; INDIRECT(&quot;'SQUAD'.A3:A46&quot;); 0)); &quot;&quot;)" office:value-type="string" office:string-value="NYSTRÖM" calcext:value-type="string">
            <text:p>NYSTRÖM</text:p>
          </table:table-cell>
          <table:table-cell table:style-name="ce168" table:formula="of:=IF(INDIRECT(&quot;'SQUAD'.A&quot; &amp; ROW([.B12])) = 0; &quot;&quot;; IF(ISERROR(MATCH(INDIRECT(&quot;'SQUAD'.A&quot; &amp; ROW([.B12])); [.$X$3:.$X$25]; 0)); INDIRECT(&quot;'SQUAD'.A&quot; &amp; ROW([.B12])); &quot;&quot;))">
            <text:p/>
          </table:table-cell>
          <table:table-cell table:style-name="ce168" table:formula="of:=IF([.Z12] &lt;&gt; &quot;&quot;; INDEX(INDIRECT(&quot;'SQUAD'.B3:B46&quot;); MATCH([.Z12]; INDIRECT(&quot;'SQUAD'.A3:A46&quot;); 0)); &quot;&quot;)">
            <text:p/>
          </table:table-cell>
        </table:table-row>
        <table:table-row table:style-name="ro2">
          <table:table-cell/>
          <table:table-cell table:style-name="ce200"/>
          <table:table-cell table:style-name="ce151"/>
          <table:table-cell table:style-name="ce113"/>
          <table:covered-table-cell table:style-name="ce123"/>
          <table:table-cell table:style-name="ce113"/>
          <table:covered-table-cell table:style-name="ce123"/>
          <table:table-cell table:style-name="ce113"/>
          <table:table-cell table:style-name="ce228"/>
          <table:table-cell table:style-name="ce230"/>
          <table:table-cell table:style-name="ce232"/>
          <table:table-cell table:style-name="ce113"/>
          <table:covered-table-cell table:style-name="ce217"/>
          <table:table-cell table:style-name="ce113"/>
          <table:covered-table-cell table:style-name="ce123"/>
          <table:table-cell table:style-name="ce113"/>
          <table:table-cell table:style-name="ce236"/>
          <table:table-cell table:style-name="ce239"/>
          <table:table-cell table:number-columns-repeated="4"/>
          <table:table-cell table:style-name="ce167"/>
          <table:table-cell table:style-name="ce138" table:formula="of:=[.D19]" office:value-type="float" office:value="98" calcext:value-type="float">
            <text:p>98</text:p>
          </table:table-cell>
          <table:table-cell table:style-name="ce158" table:formula="of:=IF([.X13] &lt;&gt; &quot;&quot;; INDEX(INDIRECT(&quot;'SQUAD'.B3:B46&quot;); MATCH([.X13]; INDIRECT(&quot;'SQUAD'.A3:A46&quot;); 0)); &quot;&quot;)" office:value-type="string" office:string-value="STUDENIČ" calcext:value-type="string">
            <text:p>STUDENIČ</text:p>
          </table:table-cell>
          <table:table-cell table:style-name="ce168" table:formula="of:=IF(INDIRECT(&quot;'SQUAD'.A&quot; &amp; ROW([.B13])) = 0; &quot;&quot;; IF(ISERROR(MATCH(INDIRECT(&quot;'SQUAD'.A&quot; &amp; ROW([.B13])); [.$X$3:.$X$25]; 0)); INDIRECT(&quot;'SQUAD'.A&quot; &amp; ROW([.B13])); &quot;&quot;))">
            <text:p/>
          </table:table-cell>
          <table:table-cell table:style-name="ce168" table:formula="of:=IF([.Z13] &lt;&gt; &quot;&quot;; INDEX(INDIRECT(&quot;'SQUAD'.B3:B46&quot;); MATCH([.Z13]; INDIRECT(&quot;'SQUAD'.A3:A46&quot;); 0)); &quot;&quot;)">
            <text:p/>
          </table:table-cell>
        </table:table-row>
        <table:table-row table:style-name="ro2">
          <table:table-cell/>
          <table:table-cell table:style-name="ce200"/>
          <table:table-cell table:style-name="ce151"/>
          <table:table-cell table:style-name="ce113"/>
          <table:table-cell table:style-name="ce77" table:content-validation-name="val4" office:value-type="string" calcext:value-type="string">
            <text:p>NYGREN</text:p>
          </table:table-cell>
          <table:table-cell table:style-name="ce113"/>
          <table:table-cell table:style-name="ce77" table:content-validation-name="val4" office:value-type="string" calcext:value-type="string">
            <text:p>OLLAS MATTSSON</text:p>
          </table:table-cell>
          <table:table-cell table:style-name="ce113"/>
          <table:table-cell table:style-name="ce228"/>
          <table:table-cell table:style-name="ce230"/>
          <table:table-cell table:style-name="ce232"/>
          <table:table-cell table:style-name="ce113"/>
          <table:table-cell table:style-name="ce77" table:content-validation-name="val4" office:value-type="string" calcext:value-type="string">
            <text:p>SOLBERG</text:p>
          </table:table-cell>
          <table:table-cell table:style-name="ce113"/>
          <table:table-cell table:style-name="ce77" table:content-validation-name="val4" office:value-type="string" calcext:value-type="string">
            <text:p>NYSTRÖM</text:p>
          </table:table-cell>
          <table:table-cell table:style-name="ce113"/>
          <table:table-cell table:style-name="ce236"/>
          <table:table-cell table:style-name="ce239"/>
          <table:table-cell table:number-columns-repeated="4"/>
          <table:table-cell table:style-name="ce167"/>
          <table:table-cell table:style-name="ce138" table:formula="of:=[.F20]" office:value-type="float" office:value="13" calcext:value-type="float">
            <text:p>13</text:p>
          </table:table-cell>
          <table:table-cell table:style-name="ce158" table:formula="of:=IF([.X14] &lt;&gt; &quot;&quot;; INDEX(INDIRECT(&quot;'SQUAD'.B3:B46&quot;); MATCH([.X14]; INDIRECT(&quot;'SQUAD'.A3:A46&quot;); 0)); &quot;&quot;)" office:value-type="string" office:string-value="KELLMAN" calcext:value-type="string">
            <text:p>KELLMAN</text:p>
          </table:table-cell>
          <table:table-cell table:style-name="ce168" table:formula="of:=IF(INDIRECT(&quot;'SQUAD'.A&quot; &amp; ROW([.B14])) = 0; &quot;&quot;; IF(ISERROR(MATCH(INDIRECT(&quot;'SQUAD'.A&quot; &amp; ROW([.B14])); [.$X$3:.$X$25]; 0)); INDIRECT(&quot;'SQUAD'.A&quot; &amp; ROW([.B14])); &quot;&quot;))">
            <text:p/>
          </table:table-cell>
          <table:table-cell table:style-name="ce168" table:formula="of:=IF([.Z14] &lt;&gt; &quot;&quot;; INDEX(INDIRECT(&quot;'SQUAD'.B3:B46&quot;); MATCH([.Z14]; INDIRECT(&quot;'SQUAD'.A3:A46&quot;); 0)); &quot;&quot;)">
            <text:p/>
          </table:table-cell>
        </table:table-row>
        <table:table-row table:style-name="ro2">
          <table:table-cell/>
          <table:table-cell table:style-name="ce200"/>
          <table:table-cell table:style-name="ce151"/>
          <table:table-cell table:style-name="ce113"/>
          <table:table-cell table:style-name="ce218" office:value-type="string" calcext:value-type="string">
            <text:p>D</text:p>
          </table:table-cell>
          <table:table-cell table:style-name="ce113"/>
          <table:table-cell table:style-name="ce218" office:value-type="string" calcext:value-type="string">
            <text:p>D</text:p>
          </table:table-cell>
          <table:table-cell table:style-name="ce113"/>
          <table:table-cell table:style-name="ce228"/>
          <table:table-cell table:style-name="ce230"/>
          <table:table-cell table:style-name="ce232"/>
          <table:table-cell table:style-name="ce113"/>
          <table:table-cell table:style-name="ce218" office:value-type="string" calcext:value-type="string">
            <text:p>D</text:p>
          </table:table-cell>
          <table:table-cell table:style-name="ce113"/>
          <table:table-cell table:style-name="ce218" office:value-type="string" calcext:value-type="string">
            <text:p>D</text:p>
          </table:table-cell>
          <table:table-cell table:style-name="ce113"/>
          <table:table-cell table:style-name="ce236"/>
          <table:table-cell table:style-name="ce239"/>
          <table:table-cell table:number-columns-repeated="4"/>
          <table:table-cell table:style-name="ce167"/>
          <table:table-cell table:style-name="ce138" table:formula="of:=[.H19]" office:value-type="float" office:value="34" calcext:value-type="float">
            <text:p>34</text:p>
          </table:table-cell>
          <table:table-cell table:style-name="ce158" table:formula="of:=IF([.X15] &lt;&gt; &quot;&quot;; INDEX(INDIRECT(&quot;'SQUAD'.B3:B46&quot;); MATCH([.X15]; INDIRECT(&quot;'SQUAD'.A3:A46&quot;); 0)); &quot;&quot;)" office:value-type="string" office:string-value="LINDQVIST" calcext:value-type="string">
            <text:p>LINDQVIST</text:p>
          </table:table-cell>
          <table:table-cell table:style-name="ce168" table:formula="of:=IF(INDIRECT(&quot;'SQUAD'.A&quot; &amp; ROW([.B15])) = 0; &quot;&quot;; IF(ISERROR(MATCH(INDIRECT(&quot;'SQUAD'.A&quot; &amp; ROW([.B15])); [.$X$3:.$X$25]; 0)); INDIRECT(&quot;'SQUAD'.A&quot; &amp; ROW([.B15])); &quot;&quot;))">
            <text:p/>
          </table:table-cell>
          <table:table-cell table:style-name="ce168" table:formula="of:=IF([.Z15] &lt;&gt; &quot;&quot;; INDEX(INDIRECT(&quot;'SQUAD'.B3:B46&quot;); MATCH([.Z15]; INDIRECT(&quot;'SQUAD'.A3:A46&quot;); 0)); &quot;&quot;)">
            <text:p/>
          </table:table-cell>
        </table:table-row>
        <table:table-row table:style-name="ro2">
          <table:table-cell/>
          <table:table-cell table:style-name="ce200"/>
          <table:table-cell table:style-name="ce153"/>
          <table:table-cell table:style-name="ce194" table:number-columns-repeated="5"/>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4"/>
          <table:table-cell table:style-name="ce167"/>
          <table:table-cell table:style-name="ce138" table:formula="of:=[.E25]" office:value-type="float" office:value="52" calcext:value-type="float">
            <text:p>52</text:p>
          </table:table-cell>
          <table:table-cell table:style-name="ce158" table:formula="of:=IF([.X16] &lt;&gt; &quot;&quot;; INDEX(INDIRECT(&quot;'SQUAD'.B3:B46&quot;); MATCH([.X16]; INDIRECT(&quot;'SQUAD'.A3:A46&quot;); 0)); &quot;&quot;)" office:value-type="string" office:string-value="TORNBERG" calcext:value-type="string">
            <text:p>TORNBERG</text:p>
          </table:table-cell>
          <table:table-cell table:style-name="ce168" table:formula="of:=IF(INDIRECT(&quot;'SQUAD'.A&quot; &amp; ROW([.B16])) = 0; &quot;&quot;; IF(ISERROR(MATCH(INDIRECT(&quot;'SQUAD'.A&quot; &amp; ROW([.B16])); [.$X$3:.$X$25]; 0)); INDIRECT(&quot;'SQUAD'.A&quot; &amp; ROW([.B16])); &quot;&quot;))">
            <text:p/>
          </table:table-cell>
          <table:table-cell table:style-name="ce168" table:formula="of:=IF([.Z16] &lt;&gt; &quot;&quot;; INDEX(INDIRECT(&quot;'SQUAD'.B3:B46&quot;); MATCH([.Z16]; INDIRECT(&quot;'SQUAD'.A3:A46&quot;); 0)); &quot;&quot;)">
            <text:p/>
          </table:table-cell>
        </table:table-row>
        <table:table-row table:style-name="ro2">
          <table:table-cell/>
          <table:table-cell table:style-name="ce200"/>
          <table:table-cell table:style-name="ce264"/>
          <table:table-cell table:style-name="ce230" table:number-columns-repeated="13"/>
          <table:table-cell table:style-name="ce264"/>
          <table:table-cell table:style-name="ce239"/>
          <table:table-cell table:number-columns-repeated="4"/>
          <table:table-cell table:style-name="ce167"/>
          <table:table-cell table:style-name="ce138" table:formula="of:=[.G25]" office:value-type="float" office:value="7" calcext:value-type="float">
            <text:p>7</text:p>
          </table:table-cell>
          <table:table-cell table:style-name="ce158" table:formula="of:=IF([.X17] &lt;&gt; &quot;&quot;; INDEX(INDIRECT(&quot;'SQUAD'.B3:B46&quot;); MATCH([.X17]; INDIRECT(&quot;'SQUAD'.A3:A46&quot;); 0)); &quot;&quot;)" office:value-type="string" office:string-value="BERGKVIST" calcext:value-type="string">
            <text:p>BERGKVIST</text:p>
          </table:table-cell>
          <table:table-cell table:style-name="ce168" table:formula="of:=IF(INDIRECT(&quot;'SQUAD'.A&quot; &amp; ROW([.B17])) = 0; &quot;&quot;; IF(ISERROR(MATCH(INDIRECT(&quot;'SQUAD'.A&quot; &amp; ROW([.B17])); [.$X$3:.$X$25]; 0)); INDIRECT(&quot;'SQUAD'.A&quot; &amp; ROW([.B17])); &quot;&quot;))" office:value-type="float" office:value="75" calcext:value-type="float">
            <text:p>75</text:p>
          </table:table-cell>
          <table:table-cell table:style-name="ce168" table:formula="of:=IF([.Z17] &lt;&gt; &quot;&quot;; INDEX(INDIRECT(&quot;'SQUAD'.B3:B46&quot;); MATCH([.Z17]; INDIRECT(&quot;'SQUAD'.A3:A46&quot;); 0)); &quot;&quot;)" office:value-type="string" office:string-value="GROLEAU" calcext:value-type="string">
            <text:p>GROLEAU</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LINE 3</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LINE 4</text:p>
          </table:table-cell>
          <table:table-cell table:style-name="ce214" table:number-columns-repeated="2"/>
          <table:table-cell table:style-name="ce235"/>
          <table:table-cell table:style-name="ce239"/>
          <table:table-cell table:number-columns-repeated="4"/>
          <table:table-cell table:style-name="ce167"/>
          <table:table-cell table:style-name="ce138" table:formula="of:=[.L19]" office:value-type="float" office:value="28" calcext:value-type="float">
            <text:p>28</text:p>
          </table:table-cell>
          <table:table-cell table:style-name="ce158" table:formula="of:=IF([.X18] &lt;&gt; &quot;&quot;; INDEX(INDIRECT(&quot;'SQUAD'.B3:B46&quot;); MATCH([.X18]; INDIRECT(&quot;'SQUAD'.A3:A46&quot;); 0)); &quot;&quot;)" office:value-type="string" office:string-value="ALBA" calcext:value-type="string">
            <text:p>ALBA</text:p>
          </table:table-cell>
          <table:table-cell table:style-name="ce168" table:formula="of:=IF(INDIRECT(&quot;'SQUAD'.A&quot; &amp; ROW([.B18])) = 0; &quot;&quot;; IF(ISERROR(MATCH(INDIRECT(&quot;'SQUAD'.A&quot; &amp; ROW([.B18])); [.$X$3:.$X$25]; 0)); INDIRECT(&quot;'SQUAD'.A&quot; &amp; ROW([.B18])); &quot;&quot;))" office:value-type="float" office:value="65" calcext:value-type="float">
            <text:p>65</text:p>
          </table:table-cell>
          <table:table-cell table:style-name="ce168" table:formula="of:=IF([.Z18] &lt;&gt; &quot;&quot;; INDEX(INDIRECT(&quot;'SQUAD'.B3:B46&quot;); MATCH([.Z18]; INDIRECT(&quot;'SQUAD'.A3:A46&quot;); 0)); &quot;&quot;)" office:value-type="string" office:string-value="FRANSÉN" calcext:value-type="string">
            <text:p>FRANSÉN</text:p>
          </table:table-cell>
        </table:table-row>
        <table:table-row table:style-name="ro2">
          <table:table-cell/>
          <table:table-cell table:style-name="ce200"/>
          <table:table-cell table:style-name="ce151"/>
          <table:table-cell table:style-name="ce163" table:formula="of:=IF(INDEX(INDIRECT(&quot;'SQUAD'!$A:$A&quot;); MATCH([.D21]; INDIRECT(&quot;'SQUAD'!$B:$B&quot;); 0))=0; &quot;&quot;; INDEX(INDIRECT(&quot;'SQUAD'!$A:$A&quot;); MATCH([.D21]; INDIRECT(&quot;'SQUAD'!$B:$B&quot;); 0)))" office:value-type="float" office:value="98" calcext:value-type="float" table:number-columns-spanned="1" table:number-rows-spanned="2">
            <text:p>98</text:p>
          </table:table-cell>
          <table:table-cell table:style-name="ce113" table:number-columns-repeated="3"/>
          <table:table-cell table:style-name="ce164" table:formula="of:=IF(INDEX(INDIRECT(&quot;'SQUAD'!$A:$A&quot;); MATCH([.H21]; INDIRECT(&quot;'SQUAD'!$B:$B&quot;); 0))=0; &quot;&quot;; INDEX(INDIRECT(&quot;'SQUAD'!$A:$A&quot;); MATCH([.H21]; INDIRECT(&quot;'SQUAD'!$B:$B&quot;); 0)))" office:value-type="float" office:value="34" calcext:value-type="float" table:number-columns-spanned="1" table:number-rows-spanned="2">
            <text:p>34</text:p>
          </table:table-cell>
          <table:table-cell table:style-name="ce228"/>
          <table:table-cell table:style-name="ce230"/>
          <table:table-cell table:style-name="ce232"/>
          <table:table-cell table:style-name="ce164" table:formula="of:=IF(INDEX(INDIRECT(&quot;'SQUAD'!$A:$A&quot;); MATCH([.L21]; INDIRECT(&quot;'SQUAD'!$B:$B&quot;); 0))=0; &quot;&quot;; INDEX(INDIRECT(&quot;'SQUAD'!$A:$A&quot;); MATCH([.L21]; INDIRECT(&quot;'SQUAD'!$B:$B&quot;); 0)))" office:value-type="float" office:value="28" calcext:value-type="float" table:number-columns-spanned="1" table:number-rows-spanned="2">
            <text:p>28</text:p>
          </table:table-cell>
          <table:table-cell table:style-name="ce113" table:number-columns-repeated="3"/>
          <table:table-cell table:style-name="ce164" table:formula="of:=IF(INDEX(INDIRECT(&quot;'SQUAD'!$A:$A&quot;); MATCH([.P21]; INDIRECT(&quot;'SQUAD'!$B:$B&quot;); 0))=0; &quot;&quot;; INDEX(INDIRECT(&quot;'SQUAD'!$A:$A&quot;); MATCH([.P21]; INDIRECT(&quot;'SQUAD'!$B:$B&quot;); 0)))" office:value-type="float" office:value="92" calcext:value-type="float" table:number-columns-spanned="1" table:number-rows-spanned="2">
            <text:p>92</text:p>
          </table:table-cell>
          <table:table-cell table:style-name="ce236"/>
          <table:table-cell table:style-name="ce239"/>
          <table:table-cell table:number-columns-repeated="4"/>
          <table:table-cell table:style-name="ce167"/>
          <table:table-cell table:style-name="ce138" table:formula="of:=[.N20]" office:value-type="float" office:value="20" calcext:value-type="float">
            <text:p>20</text:p>
          </table:table-cell>
          <table:table-cell table:style-name="ce158" table:formula="of:=IF([.X19] &lt;&gt; &quot;&quot;; INDEX(INDIRECT(&quot;'SQUAD'.B3:B46&quot;); MATCH([.X19]; INDIRECT(&quot;'SQUAD'.A3:A46&quot;); 0)); &quot;&quot;)" office:value-type="string" office:string-value="WESTFÄLT" calcext:value-type="string">
            <text:p>WESTFÄLT</text:p>
          </table:table-cell>
          <table:table-cell table:style-name="ce168" table:formula="of:=IF(INDIRECT(&quot;'SQUAD'.A&quot; &amp; ROW([.B19])) = 0; &quot;&quot;; IF(ISERROR(MATCH(INDIRECT(&quot;'SQUAD'.A&quot; &amp; ROW([.B19])); [.$X$3:.$X$25]; 0)); INDIRECT(&quot;'SQUAD'.A&quot; &amp; ROW([.B19])); &quot;&quot;))">
            <text:p/>
          </table:table-cell>
          <table:table-cell table:style-name="ce168" table:formula="of:=IF([.Z19] &lt;&gt; &quot;&quot;; INDEX(INDIRECT(&quot;'SQUAD'.B3:B46&quot;); MATCH([.Z19]; INDIRECT(&quot;'SQUAD'.A3:A46&quot;); 0)); &quot;&quot;)">
            <text:p/>
          </table:table-cell>
        </table:table-row>
        <table:table-row table:style-name="ro2">
          <table:table-cell/>
          <table:table-cell table:style-name="ce200"/>
          <table:table-cell table:style-name="ce151"/>
          <table:covered-table-cell table:style-name="ce115"/>
          <table:table-cell table:style-name="ce113"/>
          <table:table-cell table:style-name="ce164" table:formula="of:=IF(INDEX(INDIRECT(&quot;'SQUAD'!$A:$A&quot;); MATCH([.F22]; INDIRECT(&quot;'SQUAD'!$B:$B&quot;); 0))=0; &quot;&quot;; INDEX(INDIRECT(&quot;'SQUAD'!$A:$A&quot;); MATCH([.F22]; INDIRECT(&quot;'SQUAD'!$B:$B&quot;); 0)))" office:value-type="float" office:value="13" calcext:value-type="float" table:number-columns-spanned="1" table:number-rows-spanned="2">
            <text:p>13</text:p>
          </table:table-cell>
          <table:table-cell table:style-name="ce113"/>
          <table:covered-table-cell table:style-name="ce115"/>
          <table:table-cell table:style-name="ce228"/>
          <table:table-cell table:style-name="ce230"/>
          <table:table-cell table:style-name="ce232"/>
          <table:covered-table-cell table:style-name="ce115"/>
          <table:table-cell table:style-name="ce113"/>
          <table:table-cell table:style-name="ce164" table:formula="of:=IF(INDEX(INDIRECT(&quot;'SQUAD'!$A:$A&quot;); MATCH([.N22]; INDIRECT(&quot;'SQUAD'!$B:$B&quot;); 0))=0; &quot;&quot;; INDEX(INDIRECT(&quot;'SQUAD'!$A:$A&quot;); MATCH([.N22]; INDIRECT(&quot;'SQUAD'!$B:$B&quot;); 0)))" office:value-type="float" office:value="20" calcext:value-type="float" table:number-columns-spanned="1" table:number-rows-spanned="2">
            <text:p>20</text:p>
          </table:table-cell>
          <table:table-cell table:style-name="ce113"/>
          <table:covered-table-cell table:style-name="ce115"/>
          <table:table-cell table:style-name="ce236"/>
          <table:table-cell table:style-name="ce239"/>
          <table:table-cell table:number-columns-repeated="4"/>
          <table:table-cell table:style-name="ce167"/>
          <table:table-cell table:style-name="ce138" table:formula="of:=[.P19]" office:value-type="float" office:value="92" calcext:value-type="float">
            <text:p>92</text:p>
          </table:table-cell>
          <table:table-cell table:style-name="ce158" table:formula="of:=IF([.X20] &lt;&gt; &quot;&quot;; INDEX(INDIRECT(&quot;'SQUAD'.B3:B46&quot;); MATCH([.X20]; INDIRECT(&quot;'SQUAD'.A3:A46&quot;); 0)); &quot;&quot;)" office:value-type="string" office:string-value="FORSELL" calcext:value-type="string">
            <text:p>FORSELL</text:p>
          </table:table-cell>
          <table:table-cell table:style-name="ce168" table:formula="of:=IF(INDIRECT(&quot;'SQUAD'.A&quot; &amp; ROW([.B20])) = 0; &quot;&quot;; IF(ISERROR(MATCH(INDIRECT(&quot;'SQUAD'.A&quot; &amp; ROW([.B20])); [.$X$3:.$X$25]; 0)); INDIRECT(&quot;'SQUAD'.A&quot; &amp; ROW([.B20])); &quot;&quot;))">
            <text:p/>
          </table:table-cell>
          <table:table-cell table:style-name="ce168" table:formula="of:=IF([.Z20] &lt;&gt; &quot;&quot;; INDEX(INDIRECT(&quot;'SQUAD'.B3:B46&quot;); MATCH([.Z20]; INDIRECT(&quot;'SQUAD'.A3:A46&quot;); 0)); &quot;&quot;)">
            <text:p/>
          </table:table-cell>
        </table:table-row>
        <table:table-row table:style-name="ro2">
          <table:table-cell/>
          <table:table-cell table:style-name="ce200"/>
          <table:table-cell table:style-name="ce151"/>
          <table:table-cell table:style-name="ce77" table:content-validation-name="val2" office:value-type="string" calcext:value-type="string">
            <text:p>STUDENIČ</text:p>
          </table:table-cell>
          <table:table-cell table:style-name="ce113"/>
          <table:covered-table-cell table:style-name="ce115"/>
          <table:table-cell table:style-name="ce113"/>
          <table:table-cell table:style-name="ce77" table:content-validation-name="val2" office:value-type="string" calcext:value-type="string">
            <text:p>LINDQVIST</text:p>
          </table:table-cell>
          <table:table-cell table:style-name="ce228"/>
          <table:table-cell table:style-name="ce230"/>
          <table:table-cell table:style-name="ce232"/>
          <table:table-cell table:style-name="ce77" table:content-validation-name="val2" office:value-type="string" calcext:value-type="string">
            <text:p>ALBA</text:p>
          </table:table-cell>
          <table:table-cell table:style-name="ce113"/>
          <table:covered-table-cell table:style-name="ce115"/>
          <table:table-cell table:style-name="ce113"/>
          <table:table-cell table:style-name="ce77" table:content-validation-name="val2" office:value-type="string" calcext:value-type="string">
            <text:p>FORSELL</text:p>
          </table:table-cell>
          <table:table-cell table:style-name="ce236"/>
          <table:table-cell table:style-name="ce239"/>
          <table:table-cell table:number-columns-repeated="4"/>
          <table:table-cell table:style-name="ce167"/>
          <table:table-cell table:style-name="ce138" table:formula="of:=[.M25]" office:value-type="float" office:value="44" calcext:value-type="float">
            <text:p>44</text:p>
          </table:table-cell>
          <table:table-cell table:style-name="ce158" table:formula="of:=IF([.X21] &lt;&gt; &quot;&quot;; INDEX(INDIRECT(&quot;'SQUAD'.B3:B46&quot;); MATCH([.X21]; INDIRECT(&quot;'SQUAD'.A3:A46&quot;); 0)); &quot;&quot;)" office:value-type="string" office:string-value="ANDERSSON" calcext:value-type="string">
            <text:p>ANDERSSON</text:p>
          </table:table-cell>
          <table:table-cell table:style-name="ce168" table:formula="of:=IF(INDIRECT(&quot;'SQUAD'.A&quot; &amp; ROW([.B21])) = 0; &quot;&quot;; IF(ISERROR(MATCH(INDIRECT(&quot;'SQUAD'.A&quot; &amp; ROW([.B21])); [.$X$3:.$X$25]; 0)); INDIRECT(&quot;'SQUAD'.A&quot; &amp; ROW([.B21])); &quot;&quot;))">
            <text:p/>
          </table:table-cell>
          <table:table-cell table:style-name="ce168" table:formula="of:=IF([.Z21] &lt;&gt; &quot;&quot;; INDEX(INDIRECT(&quot;'SQUAD'.B3:B46&quot;); MATCH([.Z21]; INDIRECT(&quot;'SQUAD'.A3:A46&quot;); 0)); &quot;&quot;)">
            <text:p/>
          </table:table-cell>
        </table:table-row>
        <table:table-row table:style-name="ro2">
          <table:table-cell/>
          <table:table-cell table:style-name="ce200"/>
          <table:table-cell table:style-name="ce151"/>
          <table:table-cell table:style-name="ce218" office:value-type="string" calcext:value-type="string">
            <text:p>LW</text:p>
          </table:table-cell>
          <table:table-cell table:style-name="ce113"/>
          <table:table-cell table:style-name="ce77" table:content-validation-name="val6" office:value-type="string" calcext:value-type="string">
            <text:p>KELLMAN</text:p>
          </table:table-cell>
          <table:table-cell table:style-name="ce113"/>
          <table:table-cell table:style-name="ce218" office:value-type="string" calcext:value-type="string">
            <text:p>RW</text:p>
          </table:table-cell>
          <table:table-cell table:style-name="ce228"/>
          <table:table-cell table:style-name="ce230"/>
          <table:table-cell table:style-name="ce232"/>
          <table:table-cell table:style-name="ce218" office:value-type="string" calcext:value-type="string">
            <text:p>LW</text:p>
          </table:table-cell>
          <table:table-cell table:style-name="ce113"/>
          <table:table-cell table:style-name="ce77" table:content-validation-name="val6" office:value-type="string" calcext:value-type="string">
            <text:p>WESTFÄLT</text:p>
          </table:table-cell>
          <table:table-cell table:style-name="ce113"/>
          <table:table-cell table:style-name="ce218" office:value-type="string" calcext:value-type="string">
            <text:p>RW</text:p>
          </table:table-cell>
          <table:table-cell table:style-name="ce236"/>
          <table:table-cell table:style-name="ce239"/>
          <table:table-cell table:number-columns-repeated="4"/>
          <table:table-cell table:style-name="ce167"/>
          <table:table-cell table:style-name="ce138" table:formula="of:=[.O25]" office:value-type="float" office:value="16" calcext:value-type="float">
            <text:p>16</text:p>
          </table:table-cell>
          <table:table-cell table:style-name="ce158" table:formula="of:=IF([.X22] &lt;&gt; &quot;&quot;; INDEX(INDIRECT(&quot;'SQUAD'.B3:B46&quot;); MATCH([.X22]; INDIRECT(&quot;'SQUAD'.A3:A46&quot;); 0)); &quot;&quot;)" office:value-type="string" office:string-value="LJUNGKRANTZ" calcext:value-type="string">
            <text:p>LJUNGKRANTZ</text:p>
          </table:table-cell>
          <table:table-cell table:style-name="ce168" table:formula="of:=IF(INDIRECT(&quot;'SQUAD'.A&quot; &amp; ROW([.B22])) = 0; &quot;&quot;; IF(ISERROR(MATCH(INDIRECT(&quot;'SQUAD'.A&quot; &amp; ROW([.B22])); [.$X$3:.$X$25]; 0)); INDIRECT(&quot;'SQUAD'.A&quot; &amp; ROW([.B22])); &quot;&quot;))">
            <text:p/>
          </table:table-cell>
          <table:table-cell table:style-name="ce168" table:formula="of:=IF([.Z22] &lt;&gt; &quot;&quot;; INDEX(INDIRECT(&quot;'SQUAD'.B3:B46&quot;); MATCH([.Z22]; INDIRECT(&quot;'SQUAD'.A3:A46&quot;); 0)); &quot;&quot;)">
            <text:p/>
          </table:table-cell>
        </table:table-row>
        <table:table-row table:style-name="ro2">
          <table:table-cell/>
          <table:table-cell table:style-name="ce200"/>
          <table:table-cell table:style-name="ce151"/>
          <table:table-cell table:style-name="ce113" table:number-columns-repeated="2"/>
          <table:table-cell table:style-name="ce218" office:value-type="string" calcext:value-type="string">
            <text:p>C</text:p>
          </table:table-cell>
          <table:table-cell table:style-name="ce113" table:number-columns-repeated="2"/>
          <table:table-cell table:style-name="ce228"/>
          <table:table-cell table:style-name="ce230"/>
          <table:table-cell table:style-name="ce232"/>
          <table:table-cell table:style-name="ce113" table:number-columns-repeated="2"/>
          <table:table-cell table:style-name="ce218" office:value-type="string" calcext:value-type="string">
            <text:p>C</text:p>
          </table:table-cell>
          <table:table-cell table:style-name="ce113" table:number-columns-repeated="2"/>
          <table:table-cell table:style-name="ce236"/>
          <table:table-cell table:style-name="ce239"/>
          <table:table-cell table:number-columns-repeated="4"/>
          <table:table-cell table:style-name="ce167"/>
          <table:table-cell table:style-name="ce242"/>
          <table:table-cell table:style-name="ce158" table:formula="of:=IF([.X23] &lt;&gt; &quot;&quot;; INDEX(INDIRECT(&quot;'SQUAD'.B3:B46&quot;); MATCH([.X23]; INDIRECT(&quot;'SQUAD'.A3:A46&quot;); 0)); &quot;&quot;)">
            <text:p/>
          </table:table-cell>
          <table:table-cell table:style-name="ce168" table:formula="of:=IF(INDIRECT(&quot;'SQUAD'.A&quot; &amp; ROW([.B23])) = 0; &quot;&quot;; IF(ISERROR(MATCH(INDIRECT(&quot;'SQUAD'.A&quot; &amp; ROW([.B23])); [.$X$3:.$X$25]; 0)); INDIRECT(&quot;'SQUAD'.A&quot; &amp; ROW([.B23])); &quot;&quot;))">
            <text:p/>
          </table:table-cell>
          <table:table-cell table:style-name="ce168" table:formula="of:=IF([.Z23] &lt;&gt; &quot;&quot;; INDEX(INDIRECT(&quot;'SQUAD'.B3:B46&quot;); MATCH([.Z23]; INDIRECT(&quot;'SQUAD'.A3:A46&quot;); 0)); &quot;&quot;)">
            <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4"/>
          <table:table-cell table:style-name="ce167"/>
          <table:table-cell table:style-name="ce138" table:formula="of:=[.F32]" office:value-type="float" office:value="50" calcext:value-type="float">
            <text:p>50</text:p>
          </table:table-cell>
          <table:table-cell table:style-name="ce158" table:formula="of:=IF([.X24] &lt;&gt; &quot;&quot;; INDEX(INDIRECT(&quot;'SQUAD'.B3:B46&quot;); MATCH([.X24]; INDIRECT(&quot;'SQUAD'.A3:A46&quot;); 0)); &quot;&quot;)" office:value-type="string" office:string-value="CLARA" calcext:value-type="string">
            <text:p>CLARA</text:p>
          </table:table-cell>
          <table:table-cell table:style-name="ce168" table:formula="of:=IF(INDIRECT(&quot;'SQUAD'.A&quot; &amp; ROW([.B24])) = 0; &quot;&quot;; IF(ISERROR(MATCH(INDIRECT(&quot;'SQUAD'.A&quot; &amp; ROW([.B24])); [.$X$3:.$X$25]; 0)); INDIRECT(&quot;'SQUAD'.A&quot; &amp; ROW([.B24])); &quot;&quot;))">
            <text:p/>
          </table:table-cell>
          <table:table-cell table:style-name="ce168" table:formula="of:=IF([.Z24] &lt;&gt; &quot;&quot;; INDEX(INDIRECT(&quot;'SQUAD'.B3:B46&quot;); MATCH([.Z24]; INDIRECT(&quot;'SQUAD'.A3:A46&quot;); 0)); &quot;&quot;)">
            <text:p/>
          </table:table-cell>
        </table:table-row>
        <table:table-row table:style-name="ro2">
          <table:table-cell/>
          <table:table-cell table:style-name="ce200"/>
          <table:table-cell table:style-name="ce151"/>
          <table:table-cell table:style-name="ce113"/>
          <table:table-cell table:style-name="ce164" table:formula="of:=IF(INDEX(INDIRECT(&quot;'SQUAD'!$A:$A&quot;); MATCH([.E27]; INDIRECT(&quot;'SQUAD'!$B:$B&quot;); 0))=0; &quot;&quot;; INDEX(INDIRECT(&quot;'SQUAD'!$A:$A&quot;); MATCH([.E27]; INDIRECT(&quot;'SQUAD'!$B:$B&quot;); 0)))" office:value-type="float" office:value="52" calcext:value-type="float" table:number-columns-spanned="1" table:number-rows-spanned="2">
            <text:p>52</text:p>
          </table:table-cell>
          <table:table-cell table:style-name="ce113"/>
          <table:table-cell table:style-name="ce164" table:formula="of:=IF(INDEX(INDIRECT(&quot;'SQUAD'!$A:$A&quot;); MATCH([.G27]; INDIRECT(&quot;'SQUAD'!$B:$B&quot;); 0))=0; &quot;&quot;; INDEX(INDIRECT(&quot;'SQUAD'!$A:$A&quot;); MATCH([.G27]; INDIRECT(&quot;'SQUAD'!$B:$B&quot;); 0)))" office:value-type="float" office:value="7" calcext:value-type="float" table:number-columns-spanned="1" table:number-rows-spanned="2">
            <text:p>7</text:p>
          </table:table-cell>
          <table:table-cell table:style-name="ce113"/>
          <table:table-cell table:style-name="ce228"/>
          <table:table-cell table:style-name="ce230"/>
          <table:table-cell table:style-name="ce232"/>
          <table:table-cell table:style-name="ce113"/>
          <table:table-cell table:style-name="ce164" table:formula="of:=IF(INDEX(INDIRECT(&quot;'SQUAD'!$A:$A&quot;); MATCH([.M27]; INDIRECT(&quot;'SQUAD'!$B:$B&quot;); 0))=0; &quot;&quot;; INDEX(INDIRECT(&quot;'SQUAD'!$A:$A&quot;); MATCH([.M27]; INDIRECT(&quot;'SQUAD'!$B:$B&quot;); 0)))" office:value-type="float" office:value="44" calcext:value-type="float" table:number-columns-spanned="1" table:number-rows-spanned="2">
            <text:p>44</text:p>
          </table:table-cell>
          <table:table-cell table:style-name="ce113"/>
          <table:table-cell table:style-name="ce163" table:formula="of:=IF(INDEX(INDIRECT(&quot;'SQUAD'!$A:$A&quot;); MATCH([.O27]; INDIRECT(&quot;'SQUAD'!$B:$B&quot;); 0))=0; &quot;&quot;; INDEX(INDIRECT(&quot;'SQUAD'!$A:$A&quot;); MATCH([.O27]; INDIRECT(&quot;'SQUAD'!$B:$B&quot;); 0)))" office:value-type="float" office:value="16" calcext:value-type="float" table:number-columns-spanned="1" table:number-rows-spanned="2">
            <text:p>16</text:p>
          </table:table-cell>
          <table:table-cell table:style-name="ce113"/>
          <table:table-cell table:style-name="ce236"/>
          <table:table-cell table:style-name="ce239"/>
          <table:table-cell table:number-columns-repeated="4"/>
          <table:table-cell table:style-name="ce167"/>
          <table:table-cell table:style-name="ce138" table:formula="of:=[.F38]" office:value-type="float" office:value="33" calcext:value-type="float">
            <text:p>33</text:p>
          </table:table-cell>
          <table:table-cell table:style-name="ce158" table:formula="of:=IF([.X25] &lt;&gt; &quot;&quot;; INDEX(INDIRECT(&quot;'SQUAD'.B3:B46&quot;); MATCH([.X25]; INDIRECT(&quot;'SQUAD'.A3:A46&quot;); 0)); &quot;&quot;)" office:value-type="string" office:string-value="LAGACE" calcext:value-type="string">
            <text:p>LAGACE</text:p>
          </table:table-cell>
          <table:table-cell table:style-name="ce168" table:formula="of:=IF(INDIRECT(&quot;'SQUAD'.A&quot; &amp; ROW([.B25])) = 0; &quot;&quot;; IF(ISERROR(MATCH(INDIRECT(&quot;'SQUAD'.A&quot; &amp; ROW([.B25])); [.$X$3:.$X$25]; 0)); INDIRECT(&quot;'SQUAD'.A&quot; &amp; ROW([.B25])); &quot;&quot;))">
            <text:p/>
          </table:table-cell>
          <table:table-cell table:style-name="ce168" table:formula="of:=IF([.Z25] &lt;&gt; &quot;&quot;; INDEX(INDIRECT(&quot;'SQUAD'.B3:B46&quot;); MATCH([.Z25]; INDIRECT(&quot;'SQUAD'.A3:A46&quot;); 0)); &quot;&quot;)">
            <text:p/>
          </table:table-cell>
        </table:table-row>
        <table:table-row table:style-name="ro2">
          <table:table-cell/>
          <table:table-cell table:style-name="ce200"/>
          <table:table-cell table:style-name="ce151"/>
          <table:table-cell table:style-name="ce113"/>
          <table:covered-table-cell table:style-name="ce123"/>
          <table:table-cell table:style-name="ce113"/>
          <table:covered-table-cell table:style-name="ce123"/>
          <table:table-cell table:style-name="ce113"/>
          <table:table-cell table:style-name="ce228"/>
          <table:table-cell table:style-name="ce230"/>
          <table:table-cell table:style-name="ce232"/>
          <table:table-cell table:style-name="ce113"/>
          <table:covered-table-cell table:style-name="ce123"/>
          <table:table-cell table:style-name="ce113"/>
          <table:covered-table-cell table:style-name="ce123"/>
          <table:table-cell table:style-name="ce113"/>
          <table:table-cell table:style-name="ce236"/>
          <table:table-cell table:style-name="ce239"/>
          <table:table-cell table:number-columns-repeated="4"/>
          <table:table-cell table:style-name="ce167"/>
          <table:table-cell table:number-columns-repeated="2"/>
          <table:table-cell table:style-name="ce168" table:formula="of:=IF(INDIRECT(&quot;'SQUAD'.A&quot; &amp; ROW([.B26])) = 0; &quot;&quot;; IF(ISERROR(MATCH(INDIRECT(&quot;'SQUAD'.A&quot; &amp; ROW([.B26])); [.$X$3:.$X$25]; 0)); INDIRECT(&quot;'SQUAD'.A&quot; &amp; ROW([.B26])); &quot;&quot;))">
            <text:p/>
          </table:table-cell>
          <table:table-cell table:style-name="ce168" table:formula="of:=IF([.Z26] &lt;&gt; &quot;&quot;; INDEX(INDIRECT(&quot;'SQUAD'.B3:B46&quot;); MATCH([.Z26]; INDIRECT(&quot;'SQUAD'.A3:A46&quot;); 0)); &quot;&quot;)">
            <text:p/>
          </table:table-cell>
        </table:table-row>
        <table:table-row table:style-name="ro2">
          <table:table-cell/>
          <table:table-cell table:style-name="ce200"/>
          <table:table-cell table:style-name="ce151"/>
          <table:table-cell table:style-name="ce113"/>
          <table:table-cell table:style-name="ce77" table:content-validation-name="val4" office:value-type="string" calcext:value-type="string">
            <text:p>TORNBERG</text:p>
          </table:table-cell>
          <table:table-cell table:style-name="ce113"/>
          <table:table-cell table:style-name="ce77" table:content-validation-name="val4" office:value-type="string" calcext:value-type="string">
            <text:p>BERGKVIST</text:p>
          </table:table-cell>
          <table:table-cell table:style-name="ce113"/>
          <table:table-cell table:style-name="ce228"/>
          <table:table-cell table:style-name="ce230"/>
          <table:table-cell table:style-name="ce232"/>
          <table:table-cell table:style-name="ce113"/>
          <table:table-cell table:style-name="ce77" table:content-validation-name="val4" office:value-type="string" calcext:value-type="string">
            <text:p>ANDERSSON</text:p>
          </table:table-cell>
          <table:table-cell table:style-name="ce113"/>
          <table:table-cell table:style-name="ce77" table:content-validation-name="val4" office:value-type="string" calcext:value-type="string">
            <text:p>LJUNGKRANTZ</text:p>
          </table:table-cell>
          <table:table-cell table:style-name="ce113"/>
          <table:table-cell table:style-name="ce236"/>
          <table:table-cell table:style-name="ce239"/>
          <table:table-cell table:number-columns-repeated="4"/>
          <table:table-cell table:style-name="ce167"/>
          <table:table-cell/>
          <table:table-cell table:style-name="ce159" office:value-type="string" calcext:value-type="string" table:number-columns-spanned="1" table:number-rows-spanned="3">
            <text:p>The formulas in red cells are different for Excel versions</text:p>
          </table:table-cell>
          <table:table-cell table:style-name="ce168" table:formula="of:=IF(INDIRECT(&quot;'SQUAD'.A&quot; &amp; ROW([.B27])) = 0; &quot;&quot;; IF(ISERROR(MATCH(INDIRECT(&quot;'SQUAD'.A&quot; &amp; ROW([.B27])); [.$X$3:.$X$25]; 0)); INDIRECT(&quot;'SQUAD'.A&quot; &amp; ROW([.B27])); &quot;&quot;))">
            <text:p/>
          </table:table-cell>
          <table:table-cell table:style-name="ce168" table:formula="of:=IF([.Z27] &lt;&gt; &quot;&quot;; INDEX(INDIRECT(&quot;'SQUAD'.B3:B46&quot;); MATCH([.Z27]; INDIRECT(&quot;'SQUAD'.A3:A46&quot;); 0)); &quot;&quot;)">
            <text:p/>
          </table:table-cell>
        </table:table-row>
        <table:table-row table:style-name="ro2">
          <table:table-cell/>
          <table:table-cell table:style-name="ce200"/>
          <table:table-cell table:style-name="ce151"/>
          <table:table-cell table:style-name="ce113"/>
          <table:table-cell table:style-name="ce218" office:value-type="string" calcext:value-type="string">
            <text:p>D</text:p>
          </table:table-cell>
          <table:table-cell table:style-name="ce113"/>
          <table:table-cell table:style-name="ce218" office:value-type="string" calcext:value-type="string">
            <text:p>D</text:p>
          </table:table-cell>
          <table:table-cell table:style-name="ce113"/>
          <table:table-cell table:style-name="ce228"/>
          <table:table-cell table:style-name="ce230"/>
          <table:table-cell table:style-name="ce232"/>
          <table:table-cell table:style-name="ce113"/>
          <table:table-cell table:style-name="ce323" table:formula="of:=IF(ISNUMBER(MATCH([.M25]; INDIRECT(&quot;'SQUAD'!$A$8:$A$19&quot;); 0)); &quot;D&quot;; IF(ISNUMBER(MATCH([.M25]; INDIRECT(&quot;'SQUAD'!$A$20:$A$37&quot;); 0)); &quot;EXF&quot;; &quot;&quot;))" office:value-type="string" office:string-value="D" calcext:value-type="string">
            <text:p>D</text:p>
          </table:table-cell>
          <table:table-cell table:style-name="ce113"/>
          <table:table-cell table:style-name="ce323" table:formula="of:=IF(ISNUMBER(MATCH([.O25]; INDIRECT(&quot;'SQUAD'!$A$8:$A$19&quot;); 0)); &quot;D&quot;; IF(ISNUMBER(MATCH([.O25]; INDIRECT(&quot;'SQUAD'!$A$20:$A$37&quot;); 0)); &quot;EXF&quot;; &quot;&quot;))" office:value-type="string" office:string-value="EXF" calcext:value-type="string">
            <text:p>EXF</text:p>
          </table:table-cell>
          <table:table-cell table:style-name="ce113"/>
          <table:table-cell table:style-name="ce236"/>
          <table:table-cell table:style-name="ce239"/>
          <table:table-cell table:number-columns-repeated="4"/>
          <table:table-cell table:style-name="ce167"/>
          <table:table-cell/>
          <table:covered-table-cell/>
          <table:table-cell table:style-name="ce168" table:formula="of:=IF(INDIRECT(&quot;'SQUAD'.A&quot; &amp; ROW([.B28])) = 0; &quot;&quot;; IF(ISERROR(MATCH(INDIRECT(&quot;'SQUAD'.A&quot; &amp; ROW([.B28])); [.$X$3:.$X$25]; 0)); INDIRECT(&quot;'SQUAD'.A&quot; &amp; ROW([.B28])); &quot;&quot;))">
            <text:p/>
          </table:table-cell>
          <table:table-cell table:style-name="ce168" table:formula="of:=IF([.Z28] &lt;&gt; &quot;&quot;; INDEX(INDIRECT(&quot;'SQUAD'.B3:B46&quot;); MATCH([.Z28]; INDIRECT(&quot;'SQUAD'.A3:A46&quot;); 0)); &quot;&quot;)">
            <text:p/>
          </table:table-cell>
        </table:table-row>
        <table:table-row table:style-name="ro2">
          <table:table-cell/>
          <table:table-cell table:style-name="ce200"/>
          <table:table-cell table:style-name="ce153"/>
          <table:table-cell table:style-name="ce194" table:number-columns-repeated="5"/>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4"/>
          <table:table-cell table:style-name="ce167"/>
          <table:table-cell/>
          <table:covered-table-cell/>
          <table:table-cell table:style-name="ce168" table:formula="of:=IF(INDIRECT(&quot;'SQUAD'.A&quot; &amp; ROW([.B29])) = 0; &quot;&quot;; IF(ISERROR(MATCH(INDIRECT(&quot;'SQUAD'.A&quot; &amp; ROW([.B29])); [.$X$3:.$X$25]; 0)); INDIRECT(&quot;'SQUAD'.A&quot; &amp; ROW([.B29])); &quot;&quot;))">
            <text:p/>
          </table:table-cell>
          <table:table-cell table:style-name="ce168" table:formula="of:=IF([.Z29] &lt;&gt; &quot;&quot;; INDEX(INDIRECT(&quot;'SQUAD'.B3:B46&quot;); MATCH([.Z29]; INDIRECT(&quot;'SQUAD'.A3:A46&quot;); 0)); &quot;&quot;)">
            <text:p/>
          </table:table-cell>
        </table:table-row>
        <table:table-row table:style-name="ro2">
          <table:table-cell/>
          <table:table-cell table:style-name="ce200"/>
          <table:table-cell table:style-name="ce264"/>
          <table:table-cell table:style-name="ce230" table:number-columns-repeated="8"/>
          <table:table-cell table:style-name="ce320"/>
          <table:table-cell table:style-name="ce324"/>
          <table:table-cell table:style-name="ce230" table:number-columns-repeated="3"/>
          <table:table-cell table:style-name="ce264"/>
          <table:table-cell table:style-name="ce239"/>
          <table:table-cell table:number-columns-repeated="4"/>
          <table:table-cell table:style-name="ce167"/>
          <table:table-cell table:number-columns-repeated="2"/>
          <table:table-cell table:style-name="ce168" table:formula="of:=IF(INDIRECT(&quot;'SQUAD'.A&quot; &amp; ROW([.B30])) = 0; &quot;&quot;; IF(ISERROR(MATCH(INDIRECT(&quot;'SQUAD'.A&quot; &amp; ROW([.B30])); [.$X$3:.$X$25]; 0)); INDIRECT(&quot;'SQUAD'.A&quot; &amp; ROW([.B30])); &quot;&quot;))">
            <text:p/>
          </table:table-cell>
          <table:table-cell table:style-name="ce168" table:formula="of:=IF([.Z30] &lt;&gt; &quot;&quot;; INDEX(INDIRECT(&quot;'SQUAD'.B3:B46&quot;); MATCH([.Z30]; INDIRECT(&quot;'SQUAD'.A3:A46&quot;); 0)); &quot;&quot;)">
            <text:p/>
          </table:table-cell>
        </table:table-row>
        <table:table-row table:style-name="ro2">
          <table:table-cell/>
          <table:table-cell table:style-name="ce200"/>
          <table:table-cell table:style-name="ce264"/>
          <table:table-cell table:style-name="ce230"/>
          <table:table-cell table:style-name="ce231"/>
          <table:table-cell table:style-name="ce303" office:value-type="float" office:value="1" calcext:value-type="float">
            <text:p>1</text:p>
          </table:table-cell>
          <table:table-cell table:style-name="ce227"/>
          <table:table-cell table:style-name="ce315" office:value-type="string" calcext:value-type="string" table:number-columns-spanned="3" table:number-rows-spanned="2">
            <text:p>SCRATCHES:</text:p>
          </table:table-cell>
          <table:covered-table-cell table:style-name="ce317"/>
          <table:covered-table-cell table:style-name="ce319"/>
          <table:table-cell table:style-name="ce230"/>
          <table:table-cell table:style-name="ce343" table:number-matrix-columns-spanned="1" table:number-matrix-rows-spanned="1" table:formula="of:=IFERROR(INDEX([.$Z$3:.$Z$42]; SMALL(IF([.$Z$3:.$Z$42]&lt;&gt;&quot;&quot;; ROW([.$Z$3:.$Z$42])-ROW([.$Z$3])+1); ROW([.B1]))) &amp; &quot; &quot; &amp; INDEX([.$AA$3:.$AA$42]; SMALL(IF([.$Z$3:.$Z$42]&lt;&gt;&quot;&quot;; ROW([.$Z$3:.$Z$42])-ROW([.$Z$3])+1); ROW([.B1]))); &quot;&quot;)" office:value-type="string" office:string-value="75 GROLEAU" calcext:value-type="string">
            <text:p>75 GROLEAU</text:p>
          </table:table-cell>
          <table:table-cell table:style-name="ce347"/>
          <table:table-cell table:style-name="ce343" table:number-matrix-columns-spanned="1" table:number-matrix-rows-spanned="1" table:formula="of:=IFERROR(INDEX([.$Z$3:.$Z$42]; SMALL(IF([.$Z$3:.$Z$42]&lt;&gt;&quot;&quot;; ROW([.$Z$3:.$Z$42])-ROW([.$Z$3])+1); ROW([.B14]))) &amp; &quot; &quot; &amp; INDEX([.$AA$3:.$AA$42]; SMALL(IF([.$Z$3:.$Z$42]&lt;&gt;&quot;&quot;; ROW([.$Z$3:.$Z$42])-ROW([.$Z$3])+1); ROW([.B14])));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1])) = 0; &quot;&quot;; IF(ISERROR(MATCH(INDIRECT(&quot;'SQUAD'.A&quot; &amp; ROW([.B31])); [.$X$3:.$X$25]; 0)); INDIRECT(&quot;'SQUAD'.A&quot; &amp; ROW([.B31])); &quot;&quot;))">
            <text:p/>
          </table:table-cell>
          <table:table-cell table:style-name="ce168" table:formula="of:=IF([.Z31] &lt;&gt; &quot;&quot;; INDEX(INDIRECT(&quot;'SQUAD'.B3:B46&quot;); MATCH([.Z31]; INDIRECT(&quot;'SQUAD'.A3:A46&quot;); 0)); &quot;&quot;)">
            <text:p/>
          </table:table-cell>
        </table:table-row>
        <table:table-row table:style-name="ro2">
          <table:table-cell/>
          <table:table-cell table:style-name="ce200"/>
          <table:table-cell table:style-name="ce264"/>
          <table:table-cell table:style-name="ce230"/>
          <table:table-cell table:style-name="ce232"/>
          <table:table-cell table:style-name="ce165" table:formula="of:=IF(INDEX(INDIRECT(&quot;'SQUAD'!$A:$A&quot;); MATCH([.F34]; INDIRECT(&quot;'SQUAD'!$B:$B&quot;); 0))=0; &quot;&quot;; INDEX(INDIRECT(&quot;'SQUAD'!$A:$A&quot;); MATCH([.F34]; INDIRECT(&quot;'SQUAD'!$B:$B&quot;); 0)))" office:value-type="float" office:value="50" calcext:value-type="float" table:number-columns-spanned="1" table:number-rows-spanned="2">
            <text:p>50</text:p>
          </table:table-cell>
          <table:table-cell table:style-name="ce228"/>
          <table:covered-table-cell table:style-name="ce120"/>
          <table:covered-table-cell table:style-name="ce318"/>
          <table:covered-table-cell table:style-name="ce120"/>
          <table:table-cell table:style-name="ce230"/>
          <table:table-cell table:style-name="ce343" table:number-matrix-columns-spanned="1" table:number-matrix-rows-spanned="1" table:formula="of:=IFERROR(INDEX([.$Z$3:.$Z$42]; SMALL(IF([.$Z$3:.$Z$42]&lt;&gt;&quot;&quot;; ROW([.$Z$3:.$Z$42])-ROW([.$Z$3])+1); ROW([.B2]))) &amp; &quot; &quot; &amp; INDEX([.$AA$3:.$AA$42]; SMALL(IF([.$Z$3:.$Z$42]&lt;&gt;&quot;&quot;; ROW([.$Z$3:.$Z$42])-ROW([.$Z$3])+1); ROW([.B2]))); &quot;&quot;)" office:value-type="string" office:string-value="65 FRANSÉN" calcext:value-type="string">
            <text:p>65 FRANSÉN</text:p>
          </table:table-cell>
          <table:table-cell table:style-name="ce347"/>
          <table:table-cell table:style-name="ce343" table:number-matrix-columns-spanned="1" table:number-matrix-rows-spanned="1" table:formula="of:=IFERROR(INDEX([.$Z$3:.$Z$42]; SMALL(IF([.$Z$3:.$Z$42]&lt;&gt;&quot;&quot;; ROW([.$Z$3:.$Z$42])-ROW([.$Z$3])+1); ROW([.B15]))) &amp; &quot; &quot; &amp; INDEX([.$AA$3:.$AA$42]; SMALL(IF([.$Z$3:.$Z$42]&lt;&gt;&quot;&quot;; ROW([.$Z$3:.$Z$42])-ROW([.$Z$3])+1); ROW([.B15]))); &quot;&quot;)">
            <text:p/>
          </table:table-cell>
          <table:table-cell table:style-name="ce334" table:number-columns-repeated="2"/>
          <table:table-cell table:style-name="ce264"/>
          <table:table-cell table:style-name="ce239"/>
          <table:table-cell/>
          <table:table-cell table:style-name="ce167"/>
          <table:table-cell table:number-columns-repeated="2"/>
          <table:table-cell table:style-name="ce167"/>
          <table:table-cell table:number-columns-repeated="2"/>
          <table:table-cell table:style-name="ce168" table:formula="of:=IF(INDIRECT(&quot;'SQUAD'.A&quot; &amp; ROW([.B32])) = 0; &quot;&quot;; IF(ISERROR(MATCH(INDIRECT(&quot;'SQUAD'.A&quot; &amp; ROW([.B32])); [.$X$3:.$X$25]; 0)); INDIRECT(&quot;'SQUAD'.A&quot; &amp; ROW([.B32])); &quot;&quot;))">
            <text:p/>
          </table:table-cell>
          <table:table-cell table:style-name="ce168" table:formula="of:=IF([.Z32] &lt;&gt; &quot;&quot;; INDEX(INDIRECT(&quot;'SQUAD'.B3:B46&quot;); MATCH([.Z32]; INDIRECT(&quot;'SQUAD'.A3:A46&quot;); 0)); &quot;&quot;)">
            <text:p/>
          </table:table-cell>
        </table:table-row>
        <table:table-row table:style-name="ro2">
          <table:table-cell/>
          <table:table-cell table:style-name="ce200"/>
          <table:table-cell table:style-name="ce176"/>
          <table:table-cell table:style-name="ce220"/>
          <table:table-cell table:style-name="ce232"/>
          <table:covered-table-cell table:style-name="ce135"/>
          <table:table-cell table:style-name="ce228"/>
          <table:table-cell table:style-name="ce176" table:number-columns-repeated="3"/>
          <table:table-cell table:style-name="ce220"/>
          <table:table-cell table:style-name="ce343" table:number-matrix-columns-spanned="1" table:number-matrix-rows-spanned="1" table:formula="of:=IFERROR(INDEX([.$Z$3:.$Z$42]; SMALL(IF([.$Z$3:.$Z$42]&lt;&gt;&quot;&quot;; ROW([.$Z$3:.$Z$42])-ROW([.$Z$3])+1); ROW([.B3]))) &amp; &quot; &quot; &amp; INDEX([.$AA$3:.$AA$42]; SMALL(IF([.$Z$3:.$Z$42]&lt;&gt;&quot;&quot;; ROW([.$Z$3:.$Z$42])-ROW([.$Z$3])+1); ROW([.B3]))); &quot;&quot;)" office:value-type="string" office:string-value="15 BERGLUND" calcext:value-type="string">
            <text:p>15 BERGLUND</text:p>
          </table:table-cell>
          <table:table-cell table:style-name="ce347"/>
          <table:table-cell table:style-name="ce343" table:number-matrix-columns-spanned="1" table:number-matrix-rows-spanned="1" table:formula="of:=IFERROR(INDEX([.$Z$3:.$Z$42]; SMALL(IF([.$Z$3:.$Z$42]&lt;&gt;&quot;&quot;; ROW([.$Z$3:.$Z$42])-ROW([.$Z$3])+1); ROW([.B16]))) &amp; &quot; &quot; &amp; INDEX([.$AA$3:.$AA$42]; SMALL(IF([.$Z$3:.$Z$42]&lt;&gt;&quot;&quot;; ROW([.$Z$3:.$Z$42])-ROW([.$Z$3])+1); ROW([.B16])));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3])) = 0; &quot;&quot;; IF(ISERROR(MATCH(INDIRECT(&quot;'SQUAD'.A&quot; &amp; ROW([.B33])); [.$X$3:.$X$25]; 0)); INDIRECT(&quot;'SQUAD'.A&quot; &amp; ROW([.B33])); &quot;&quot;))">
            <text:p/>
          </table:table-cell>
          <table:table-cell table:style-name="ce168" table:formula="of:=IF([.Z33] &lt;&gt; &quot;&quot;; INDEX(INDIRECT(&quot;'SQUAD'.B3:B46&quot;); MATCH([.Z33]; INDIRECT(&quot;'SQUAD'.A3:A46&quot;); 0)); &quot;&quot;)">
            <text:p/>
          </table:table-cell>
        </table:table-row>
        <table:table-row table:style-name="ro2">
          <table:table-cell/>
          <table:table-cell table:style-name="ce200"/>
          <table:table-cell table:style-name="ce176"/>
          <table:table-cell table:style-name="ce220"/>
          <table:table-cell table:style-name="ce232"/>
          <table:table-cell table:style-name="ce104" table:content-validation-name="val7" office:value-type="string" calcext:value-type="string">
            <text:p>CLARA</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4]))) &amp; &quot; &quot; &amp; INDEX([.$AA$3:.$AA$42]; SMALL(IF([.$Z$3:.$Z$42]&lt;&gt;&quot;&quot;; ROW([.$Z$3:.$Z$42])-ROW([.$Z$3])+1); ROW([.B4]))); &quot;&quot;)" office:value-type="string" office:string-value="14 BJÖRKLUND" calcext:value-type="string">
            <text:p>14 BJÖRKLUND</text:p>
          </table:table-cell>
          <table:table-cell table:style-name="ce347"/>
          <table:table-cell table:style-name="ce343" table:number-matrix-columns-spanned="1" table:number-matrix-rows-spanned="1" table:formula="of:=IFERROR(INDEX([.$Z$3:.$Z$42]; SMALL(IF([.$Z$3:.$Z$42]&lt;&gt;&quot;&quot;; ROW([.$Z$3:.$Z$42])-ROW([.$Z$3])+1); ROW([.B17]))) &amp; &quot; &quot; &amp; INDEX([.$AA$3:.$AA$42]; SMALL(IF([.$Z$3:.$Z$42]&lt;&gt;&quot;&quot;; ROW([.$Z$3:.$Z$42])-ROW([.$Z$3])+1); ROW([.B17])));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4])) = 0; &quot;&quot;; IF(ISERROR(MATCH(INDIRECT(&quot;'SQUAD'.A&quot; &amp; ROW([.B34])); [.$X$3:.$X$25]; 0)); INDIRECT(&quot;'SQUAD'.A&quot; &amp; ROW([.B34])); &quot;&quot;))" office:value-type="float" office:value="15" calcext:value-type="float">
            <text:p>15</text:p>
          </table:table-cell>
          <table:table-cell table:style-name="ce168" table:formula="of:=IF([.Z34] &lt;&gt; &quot;&quot;; INDEX(INDIRECT(&quot;'SQUAD'.B3:B46&quot;); MATCH([.Z34]; INDIRECT(&quot;'SQUAD'.A3:A46&quot;); 0)); &quot;&quot;)" office:value-type="string" office:string-value="BERGLUND" calcext:value-type="string">
            <text:p>BERGLUND</text:p>
          </table:table-cell>
        </table:table-row>
        <table:table-row table:style-name="ro2">
          <table:table-cell/>
          <table:table-cell table:style-name="ce200"/>
          <table:table-cell table:style-name="ce176"/>
          <table:table-cell table:style-name="ce220"/>
          <table:table-cell table:style-name="ce232"/>
          <table:table-cell table:style-name="ce218" office:value-type="string" calcext:value-type="string">
            <text:p>G</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5]))) &amp; &quot; &quot; &amp; INDEX([.$AA$3:.$AA$42]; SMALL(IF([.$Z$3:.$Z$42]&lt;&gt;&quot;&quot;; ROW([.$Z$3:.$Z$42])-ROW([.$Z$3])+1); ROW([.B5]))); &quot;&quot;)">
            <text:p/>
          </table:table-cell>
          <table:table-cell table:style-name="ce347"/>
          <table:table-cell table:style-name="ce343" table:number-matrix-columns-spanned="1" table:number-matrix-rows-spanned="1" table:formula="of:=IFERROR(INDEX([.$Z$3:.$Z$42]; SMALL(IF([.$Z$3:.$Z$42]&lt;&gt;&quot;&quot;; ROW([.$Z$3:.$Z$42])-ROW([.$Z$3])+1); ROW([.B18]))) &amp; &quot; &quot; &amp; INDEX([.$AA$3:.$AA$42]; SMALL(IF([.$Z$3:.$Z$42]&lt;&gt;&quot;&quot;; ROW([.$Z$3:.$Z$42])-ROW([.$Z$3])+1); ROW([.B18])));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5])) = 0; &quot;&quot;; IF(ISERROR(MATCH(INDIRECT(&quot;'SQUAD'.A&quot; &amp; ROW([.B35])); [.$X$3:.$X$25]; 0)); INDIRECT(&quot;'SQUAD'.A&quot; &amp; ROW([.B35])); &quot;&quot;))">
            <text:p/>
          </table:table-cell>
          <table:table-cell table:style-name="ce168" table:formula="of:=IF([.Z35] &lt;&gt; &quot;&quot;; INDEX(INDIRECT(&quot;'SQUAD'.B3:B46&quot;); MATCH([.Z35]; INDIRECT(&quot;'SQUAD'.A3:A46&quot;); 0)); &quot;&quot;)">
            <text:p/>
          </table:table-cell>
        </table:table-row>
        <table:table-row table:style-name="ro2">
          <table:table-cell/>
          <table:table-cell table:style-name="ce200"/>
          <table:table-cell table:style-name="ce176"/>
          <table:table-cell table:style-name="ce220"/>
          <table:table-cell table:style-name="ce232"/>
          <table:table-cell table:style-name="ce90"/>
          <table:table-cell table:style-name="ce228"/>
          <table:table-cell table:style-name="ce220" table:number-columns-repeated="4"/>
          <table:table-cell table:style-name="ce343" table:number-matrix-columns-spanned="1" table:number-matrix-rows-spanned="1" table:formula="of:=IFERROR(INDEX([.$Z$3:.$Z$42]; SMALL(IF([.$Z$3:.$Z$42]&lt;&gt;&quot;&quot;; ROW([.$Z$3:.$Z$42])-ROW([.$Z$3])+1); ROW([.B6]))) &amp; &quot; &quot; &amp; INDEX([.$AA$3:.$AA$42]; SMALL(IF([.$Z$3:.$Z$42]&lt;&gt;&quot;&quot;; ROW([.$Z$3:.$Z$42])-ROW([.$Z$3])+1); ROW([.B6]))); &quot;&quot;)">
            <text:p/>
          </table:table-cell>
          <table:table-cell table:style-name="ce347"/>
          <table:table-cell table:style-name="ce343" table:number-matrix-columns-spanned="1" table:number-matrix-rows-spanned="1" table:formula="of:=IFERROR(INDEX([.$Z$3:.$Z$42]; SMALL(IF([.$Z$3:.$Z$42]&lt;&gt;&quot;&quot;; ROW([.$Z$3:.$Z$42])-ROW([.$Z$3])+1); ROW([.B19]))) &amp; &quot; &quot; &amp; INDEX([.$AA$3:.$AA$42]; SMALL(IF([.$Z$3:.$Z$42]&lt;&gt;&quot;&quot;; ROW([.$Z$3:.$Z$42])-ROW([.$Z$3])+1); ROW([.B19])));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6])) = 0; &quot;&quot;; IF(ISERROR(MATCH(INDIRECT(&quot;'SQUAD'.A&quot; &amp; ROW([.B36])); [.$X$3:.$X$25]; 0)); INDIRECT(&quot;'SQUAD'.A&quot; &amp; ROW([.B36])); &quot;&quot;))">
            <text:p/>
          </table:table-cell>
          <table:table-cell table:style-name="ce168" table:formula="of:=IF([.Z36] &lt;&gt; &quot;&quot;; INDEX(INDIRECT(&quot;'SQUAD'.B3:B46&quot;); MATCH([.Z36]; INDIRECT(&quot;'SQUAD'.A3:A46&quot;); 0)); &quot;&quot;)">
            <text:p/>
          </table:table-cell>
        </table:table-row>
        <table:table-row table:style-name="ro2">
          <table:table-cell/>
          <table:table-cell table:style-name="ce200"/>
          <table:table-cell table:style-name="ce176"/>
          <table:table-cell table:style-name="ce220"/>
          <table:table-cell table:style-name="ce232"/>
          <table:table-cell table:style-name="ce306" office:value-type="float" office:value="2" calcext:value-type="float">
            <text:p>2</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7]))) &amp; &quot; &quot; &amp; INDEX([.$AA$3:.$AA$42]; SMALL(IF([.$Z$3:.$Z$42]&lt;&gt;&quot;&quot;; ROW([.$Z$3:.$Z$42])-ROW([.$Z$3])+1); ROW([.B7]))); &quot;&quot;)">
            <text:p/>
          </table:table-cell>
          <table:table-cell table:style-name="ce347"/>
          <table:table-cell table:style-name="ce343" table:number-matrix-columns-spanned="1" table:number-matrix-rows-spanned="1" table:formula="of:=IFERROR(INDEX([.$Z$3:.$Z$42]; SMALL(IF([.$Z$3:.$Z$42]&lt;&gt;&quot;&quot;; ROW([.$Z$3:.$Z$42])-ROW([.$Z$3])+1); ROW([.B20]))) &amp; &quot; &quot; &amp; INDEX([.$AA$3:.$AA$42]; SMALL(IF([.$Z$3:.$Z$42]&lt;&gt;&quot;&quot;; ROW([.$Z$3:.$Z$42])-ROW([.$Z$3])+1); ROW([.B20])));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7])) = 0; &quot;&quot;; IF(ISERROR(MATCH(INDIRECT(&quot;'SQUAD'.A&quot; &amp; ROW([.B37])); [.$X$3:.$X$25]; 0)); INDIRECT(&quot;'SQUAD'.A&quot; &amp; ROW([.B37])); &quot;&quot;))">
            <text:p/>
          </table:table-cell>
          <table:table-cell table:style-name="ce168" table:formula="of:=IF([.Z37] &lt;&gt; &quot;&quot;; INDEX(INDIRECT(&quot;'SQUAD'.B3:B46&quot;); MATCH([.Z37]; INDIRECT(&quot;'SQUAD'.A3:A46&quot;); 0)); &quot;&quot;)">
            <text:p/>
          </table:table-cell>
        </table:table-row>
        <table:table-row table:style-name="ro2">
          <table:table-cell/>
          <table:table-cell table:style-name="ce200"/>
          <table:table-cell table:style-name="ce176"/>
          <table:table-cell table:style-name="ce220"/>
          <table:table-cell table:style-name="ce232"/>
          <table:table-cell table:style-name="ce165" table:formula="of:=IF(INDEX(INDIRECT(&quot;'SQUAD'!$A:$A&quot;); MATCH([.F40]; INDIRECT(&quot;'SQUAD'!$B:$B&quot;); 0))=0; &quot;&quot;; INDEX(INDIRECT(&quot;'SQUAD'!$A:$A&quot;); MATCH([.F40]; INDIRECT(&quot;'SQUAD'!$B:$B&quot;); 0)))" office:value-type="float" office:value="33" calcext:value-type="float" table:number-columns-spanned="1" table:number-rows-spanned="2">
            <text:p>33</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8]))) &amp; &quot; &quot; &amp; INDEX([.$AA$3:.$AA$42]; SMALL(IF([.$Z$3:.$Z$42]&lt;&gt;&quot;&quot;; ROW([.$Z$3:.$Z$42])-ROW([.$Z$3])+1); ROW([.B8]))); &quot;&quot;)">
            <text:p/>
          </table:table-cell>
          <table:table-cell table:style-name="ce347"/>
          <table:table-cell table:style-name="ce343" table:number-matrix-columns-spanned="1" table:number-matrix-rows-spanned="1" table:formula="of:=IFERROR(INDEX([.$Z$3:.$Z$42]; SMALL(IF([.$Z$3:.$Z$42]&lt;&gt;&quot;&quot;; ROW([.$Z$3:.$Z$42])-ROW([.$Z$3])+1); ROW([.B21]))) &amp; &quot; &quot; &amp; INDEX([.$AA$3:.$AA$42]; SMALL(IF([.$Z$3:.$Z$42]&lt;&gt;&quot;&quot;; ROW([.$Z$3:.$Z$42])-ROW([.$Z$3])+1); ROW([.B21])));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8])) = 0; &quot;&quot;; IF(ISERROR(MATCH(INDIRECT(&quot;'SQUAD'.A&quot; &amp; ROW([.B38])); [.$X$3:.$X$25]; 0)); INDIRECT(&quot;'SQUAD'.A&quot; &amp; ROW([.B38])); &quot;&quot;))">
            <text:p/>
          </table:table-cell>
          <table:table-cell table:style-name="ce168" table:formula="of:=IF([.Z38] &lt;&gt; &quot;&quot;; INDEX(INDIRECT(&quot;'SQUAD'.B3:B46&quot;); MATCH([.Z38]; INDIRECT(&quot;'SQUAD'.A3:A46&quot;); 0)); &quot;&quot;)">
            <text:p/>
          </table:table-cell>
        </table:table-row>
        <table:table-row table:style-name="ro2">
          <table:table-cell/>
          <table:table-cell table:style-name="ce200"/>
          <table:table-cell table:style-name="ce176"/>
          <table:table-cell table:style-name="ce220"/>
          <table:table-cell table:style-name="ce232"/>
          <table:covered-table-cell table:style-name="ce82"/>
          <table:table-cell table:style-name="ce228"/>
          <table:table-cell table:style-name="ce220" table:number-columns-repeated="4"/>
          <table:table-cell table:style-name="ce343" table:number-matrix-columns-spanned="1" table:number-matrix-rows-spanned="1" table:formula="of:=IFERROR(INDEX([.$Z$3:.$Z$42]; SMALL(IF([.$Z$3:.$Z$42]&lt;&gt;&quot;&quot;; ROW([.$Z$3:.$Z$42])-ROW([.$Z$3])+1); ROW([.B9]))) &amp; &quot; &quot; &amp; INDEX([.$AA$3:.$AA$42]; SMALL(IF([.$Z$3:.$Z$42]&lt;&gt;&quot;&quot;; ROW([.$Z$3:.$Z$42])-ROW([.$Z$3])+1); ROW([.B9]))); &quot;&quot;)">
            <text:p/>
          </table:table-cell>
          <table:table-cell table:style-name="ce347"/>
          <table:table-cell table:style-name="ce343" table:number-matrix-columns-spanned="1" table:number-matrix-rows-spanned="1" table:formula="of:=IFERROR(INDEX([.$Z$3:.$Z$42]; SMALL(IF([.$Z$3:.$Z$42]&lt;&gt;&quot;&quot;; ROW([.$Z$3:.$Z$42])-ROW([.$Z$3])+1); ROW([.B22]))) &amp; &quot; &quot; &amp; INDEX([.$AA$3:.$AA$42]; SMALL(IF([.$Z$3:.$Z$42]&lt;&gt;&quot;&quot;; ROW([.$Z$3:.$Z$42])-ROW([.$Z$3])+1); ROW([.B22])));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9])) = 0; &quot;&quot;; IF(ISERROR(MATCH(INDIRECT(&quot;'SQUAD'.A&quot; &amp; ROW([.B39])); [.$X$3:.$X$25]; 0)); INDIRECT(&quot;'SQUAD'.A&quot; &amp; ROW([.B39])); &quot;&quot;))" office:value-type="float" office:value="14" calcext:value-type="float">
            <text:p>14</text:p>
          </table:table-cell>
          <table:table-cell table:style-name="ce168" table:formula="of:=IF([.Z39] &lt;&gt; &quot;&quot;; INDEX(INDIRECT(&quot;'SQUAD'.B3:B46&quot;); MATCH([.Z39]; INDIRECT(&quot;'SQUAD'.A3:A46&quot;); 0)); &quot;&quot;)" office:value-type="string" office:string-value="BJÖRKLUND" calcext:value-type="string">
            <text:p>BJÖRKLUND</text:p>
          </table:table-cell>
        </table:table-row>
        <table:table-row table:style-name="ro2">
          <table:table-cell/>
          <table:table-cell table:style-name="ce200"/>
          <table:table-cell table:style-name="ce176"/>
          <table:table-cell table:style-name="ce220"/>
          <table:table-cell table:style-name="ce232"/>
          <table:table-cell table:style-name="ce104" table:content-validation-name="val7" office:value-type="string" calcext:value-type="string">
            <text:p>LAGACE</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10]))) &amp; &quot; &quot; &amp; INDEX([.$AA$3:.$AA$42]; SMALL(IF([.$Z$3:.$Z$42]&lt;&gt;&quot;&quot;; ROW([.$Z$3:.$Z$42])-ROW([.$Z$3])+1); ROW([.B10]))); &quot;&quot;)">
            <text:p/>
          </table:table-cell>
          <table:table-cell table:style-name="ce347"/>
          <table:table-cell table:style-name="ce343" table:number-matrix-columns-spanned="1" table:number-matrix-rows-spanned="1" table:formula="of:=IFERROR(INDEX([.$Z$3:.$Z$42]; SMALL(IF([.$Z$3:.$Z$42]&lt;&gt;&quot;&quot;; ROW([.$Z$3:.$Z$42])-ROW([.$Z$3])+1); ROW([.B23]))) &amp; &quot; &quot; &amp; INDEX([.$AA$3:.$AA$42]; SMALL(IF([.$Z$3:.$Z$42]&lt;&gt;&quot;&quot;; ROW([.$Z$3:.$Z$42])-ROW([.$Z$3])+1); ROW([.B23])));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40])) = 0; &quot;&quot;; IF(ISERROR(MATCH(INDIRECT(&quot;'SQUAD'.A&quot; &amp; ROW([.B40])); [.$X$3:.$X$25]; 0)); INDIRECT(&quot;'SQUAD'.A&quot; &amp; ROW([.B40])); &quot;&quot;))">
            <text:p/>
          </table:table-cell>
          <table:table-cell table:style-name="ce168" table:formula="of:=IF([.Z40] &lt;&gt; &quot;&quot;; INDEX(INDIRECT(&quot;'SQUAD'.B3:B46&quot;); MATCH([.Z40]; INDIRECT(&quot;'SQUAD'.A3:A46&quot;); 0)); &quot;&quot;)">
            <text:p/>
          </table:table-cell>
        </table:table-row>
        <table:table-row table:style-name="ro2">
          <table:table-cell/>
          <table:table-cell table:style-name="ce200"/>
          <table:table-cell table:style-name="ce176"/>
          <table:table-cell table:style-name="ce220"/>
          <table:table-cell table:style-name="ce232"/>
          <table:table-cell table:style-name="ce218" office:value-type="string" calcext:value-type="string">
            <text:p>G</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11]))) &amp; &quot; &quot; &amp; INDEX([.$AA$3:.$AA$42]; SMALL(IF([.$Z$3:.$Z$42]&lt;&gt;&quot;&quot;; ROW([.$Z$3:.$Z$42])-ROW([.$Z$3])+1); ROW([.B11]))); &quot;&quot;)">
            <text:p/>
          </table:table-cell>
          <table:table-cell table:style-name="ce347"/>
          <table:table-cell table:style-name="ce343" table:number-matrix-columns-spanned="1" table:number-matrix-rows-spanned="1" table:formula="of:=IFERROR(INDEX([.$Z$3:.$Z$42]; SMALL(IF([.$Z$3:.$Z$42]&lt;&gt;&quot;&quot;; ROW([.$Z$3:.$Z$42])-ROW([.$Z$3])+1); ROW([.B24]))) &amp; &quot; &quot; &amp; INDEX([.$AA$3:.$AA$42]; SMALL(IF([.$Z$3:.$Z$42]&lt;&gt;&quot;&quot;; ROW([.$Z$3:.$Z$42])-ROW([.$Z$3])+1); ROW([.B24])));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41])) = 0; &quot;&quot;; IF(ISERROR(MATCH(INDIRECT(&quot;'SQUAD'.A&quot; &amp; ROW([.B41])); [.$X$3:.$X$25]; 0)); INDIRECT(&quot;'SQUAD'.A&quot; &amp; ROW([.B41])); &quot;&quot;))">
            <text:p/>
          </table:table-cell>
          <table:table-cell table:style-name="ce168" table:formula="of:=IF([.Z41] &lt;&gt; &quot;&quot;; INDEX(INDIRECT(&quot;'SQUAD'.B3:B46&quot;); MATCH([.Z41]; INDIRECT(&quot;'SQUAD'.A3:A46&quot;); 0)); &quot;&quot;)">
            <text:p/>
          </table:table-cell>
        </table:table-row>
        <table:table-row table:style-name="ro2">
          <table:table-cell/>
          <table:table-cell table:style-name="ce200"/>
          <table:table-cell table:style-name="ce176"/>
          <table:table-cell table:style-name="ce220"/>
          <table:table-cell table:style-name="ce233"/>
          <table:table-cell table:style-name="ce194"/>
          <table:table-cell table:style-name="ce229"/>
          <table:table-cell table:style-name="ce220" table:number-columns-repeated="4"/>
          <table:table-cell table:style-name="ce343" table:number-matrix-columns-spanned="1" table:number-matrix-rows-spanned="1" table:formula="of:=IFERROR(INDEX([.$Z$3:.$Z$42]; SMALL(IF([.$Z$3:.$Z$42]&lt;&gt;&quot;&quot;; ROW([.$Z$3:.$Z$42])-ROW([.$Z$3])+1); ROW([.B12]))) &amp; &quot; &quot; &amp; INDEX([.$AA$3:.$AA$42]; SMALL(IF([.$Z$3:.$Z$42]&lt;&gt;&quot;&quot;; ROW([.$Z$3:.$Z$42])-ROW([.$Z$3])+1); ROW([.B12]))); &quot;&quot;)">
            <text:p/>
          </table:table-cell>
          <table:table-cell table:style-name="ce347"/>
          <table:table-cell table:style-name="ce343" table:number-matrix-columns-spanned="1" table:number-matrix-rows-spanned="1" table:formula="of:=IFERROR(INDEX([.$Z$3:.$Z$42]; SMALL(IF([.$Z$3:.$Z$42]&lt;&gt;&quot;&quot;; ROW([.$Z$3:.$Z$42])-ROW([.$Z$3])+1); ROW([.B25]))) &amp; &quot; &quot; &amp; INDEX([.$AA$3:.$AA$42]; SMALL(IF([.$Z$3:.$Z$42]&lt;&gt;&quot;&quot;; ROW([.$Z$3:.$Z$42])-ROW([.$Z$3])+1); ROW([.B25]))); &quot;&quot;)">
            <text:p/>
          </table:table-cell>
          <table:table-cell table:style-name="ce334" table:number-columns-repeated="2"/>
          <table:table-cell table:style-name="ce264"/>
          <table:table-cell table:style-name="ce239"/>
          <table:table-cell table:number-columns-repeated="7"/>
          <table:table-cell table:style-name="ce168" table:formula="of:=IF(INDIRECT(&quot;'SQUAD'.A&quot; &amp; ROW([.B42])) = 0; &quot;&quot;; IF(ISERROR(MATCH(INDIRECT(&quot;'SQUAD'.A&quot; &amp; ROW([.B42])); [.$X$3:.$X$25]; 0)); INDIRECT(&quot;'SQUAD'.A&quot; &amp; ROW([.B42])); &quot;&quot;))">
            <text:p/>
          </table:table-cell>
          <table:table-cell table:style-name="ce168" table:formula="of:=IF([.Z42] &lt;&gt; &quot;&quot;; INDEX(INDIRECT(&quot;'SQUAD'.B3:B46&quot;); MATCH([.Z42]; INDIRECT(&quot;'SQUAD'.A3:A46&quot;); 0)); &quot;&quot;)">
            <text:p/>
          </table:table-cell>
        </table:table-row>
        <table:table-row table:style-name="ro2">
          <table:table-cell/>
          <table:table-cell table:style-name="ce200"/>
          <table:table-cell table:style-name="ce176"/>
          <table:table-cell table:style-name="ce220"/>
          <table:table-cell table:style-name="ce176" table:number-columns-repeated="3"/>
          <table:table-cell table:style-name="ce220" table:number-columns-repeated="4"/>
          <table:table-cell table:style-name="ce343" table:number-matrix-columns-spanned="1" table:number-matrix-rows-spanned="1" table:formula="of:=IFERROR(INDEX([.$Z$3:.$Z$42]; SMALL(IF([.$Z$3:.$Z$42]&lt;&gt;&quot;&quot;; ROW([.$Z$3:.$Z$42])-ROW([.$Z$3])+1); ROW([.B13]))) &amp; &quot; &quot; &amp; INDEX([.$AA$3:.$AA$42]; SMALL(IF([.$Z$3:.$Z$42]&lt;&gt;&quot;&quot;; ROW([.$Z$3:.$Z$42])-ROW([.$Z$3])+1); ROW([.B13]))); &quot;&quot;)">
            <text:p/>
          </table:table-cell>
          <table:table-cell table:style-name="ce343"/>
          <table:table-cell table:style-name="ce343" table:number-matrix-columns-spanned="1" table:number-matrix-rows-spanned="1" table:formula="of:=IFERROR(INDEX([.$Z$3:.$Z$42]; SMALL(IF([.$Z$3:.$Z$42]&lt;&gt;&quot;&quot;; ROW([.$Z$3:.$Z$42])-ROW([.$Z$3])+1); ROW([.B26]))) &amp; &quot; &quot; &amp; INDEX([.$AA$3:.$AA$42]; SMALL(IF([.$Z$3:.$Z$42]&lt;&gt;&quot;&quot;; ROW([.$Z$3:.$Z$42])-ROW([.$Z$3])+1); ROW([.B26]))); &quot;&quot;)">
            <text:p/>
          </table:table-cell>
          <table:table-cell table:style-name="ce334" table:number-columns-repeated="2"/>
          <table:table-cell table:style-name="ce264"/>
          <table:table-cell table:style-name="ce239"/>
          <table:table-cell table:number-columns-repeated="7"/>
          <table:table-cell table:style-name="ce168" table:formula="of:=IF(INDIRECT(&quot;'SQUAD'.A&quot; &amp; ROW([.B43])) = 0; &quot;&quot;; IF(ISERROR(MATCH(INDIRECT(&quot;'SQUAD'.A&quot; &amp; ROW([.B43])); [.$X$3:.$X$25]; 0)); INDIRECT(&quot;'SQUAD'.A&quot; &amp; ROW([.B43])); &quot;&quot;))">
            <text:p/>
          </table:table-cell>
          <table:table-cell table:style-name="ce168" table:formula="of:=IF([.Z43] &lt;&gt; &quot;&quot;; INDEX(INDIRECT(&quot;'SQUAD'.B3:B46&quot;); MATCH([.Z43]; INDIRECT(&quot;'SQUAD'.A3:A46&quot;); 0)); &quot;&quot;)">
            <text:p/>
          </table:table-cell>
        </table:table-row>
        <table:table-row table:style-name="ro2">
          <table:table-cell/>
          <table:table-cell table:style-name="ce258"/>
          <table:table-cell table:style-name="ce265"/>
          <table:table-cell table:style-name="ce278"/>
          <table:table-cell table:style-name="ce265" table:number-columns-repeated="3"/>
          <table:table-cell table:style-name="ce278" table:number-columns-repeated="4"/>
          <table:table-cell table:style-name="ce265" table:number-columns-repeated="3"/>
          <table:table-cell table:style-name="ce335" table:number-columns-repeated="2"/>
          <table:table-cell table:style-name="ce341"/>
          <table:table-cell table:style-name="ce344"/>
          <table:table-cell/>
          <table:table-cell table:style-name="ce167" table:number-columns-repeated="2"/>
          <table:table-cell table:number-columns-repeated="4"/>
          <table:table-cell table:style-name="ce168" table:formula="of:=IF(INDIRECT(&quot;'SQUAD'.A&quot; &amp; ROW([.B44])) = 0; &quot;&quot;; IF(ISERROR(MATCH(INDIRECT(&quot;'SQUAD'.A&quot; &amp; ROW([.B44])); [.$X$3:.$X$25]; 0)); INDIRECT(&quot;'SQUAD'.A&quot; &amp; ROW([.B44])); &quot;&quot;))">
            <text:p/>
          </table:table-cell>
          <table:table-cell table:style-name="ce168" table:formula="of:=IF([.Z44] &lt;&gt; &quot;&quot;; INDEX(INDIRECT(&quot;'SQUAD'.B3:B46&quot;); MATCH([.Z44]; INDIRECT(&quot;'SQUAD'.A3:A46&quot;); 0)); &quot;&quot;)">
            <text:p/>
          </table:table-cell>
        </table:table-row>
        <table:table-row table:style-name="ro2">
          <table:table-cell table:number-columns-repeated="19"/>
          <table:table-cell table:style-name="ce167" table:number-columns-repeated="2"/>
          <table:table-cell table:number-columns-repeated="4"/>
          <table:table-cell table:style-name="ce168" table:formula="of:=IF(INDIRECT(&quot;'SQUAD'.A&quot; &amp; ROW([.B45])) = 0; &quot;&quot;; IF(ISERROR(MATCH(INDIRECT(&quot;'SQUAD'.A&quot; &amp; ROW([.B45])); [.$X$3:.$X$25]; 0)); INDIRECT(&quot;'SQUAD'.A&quot; &amp; ROW([.B45])); &quot;&quot;))">
            <text:p/>
          </table:table-cell>
          <table:table-cell table:style-name="ce168" table:formula="of:=IF([.Z45] &lt;&gt; &quot;&quot;; INDEX(INDIRECT(&quot;'SQUAD'.B3:B46&quot;); MATCH([.Z45]; INDIRECT(&quot;'SQUAD'.A3:A46&quot;); 0)); &quot;&quot;)">
            <text:p/>
          </table:table-cell>
        </table:table-row>
        <table:table-row table:style-name="ro2">
          <table:table-cell table:number-columns-repeated="19"/>
          <table:table-cell table:style-name="ce167" table:number-columns-repeated="2"/>
          <table:table-cell table:number-columns-repeated="4"/>
          <table:table-cell table:style-name="ce168" table:formula="of:=IF(INDIRECT(&quot;'SQUAD'.A&quot; &amp; ROW([.B46])) = 0; &quot;&quot;; IF(ISERROR(MATCH(INDIRECT(&quot;'SQUAD'.A&quot; &amp; ROW([.B46])); [.$X$3:.$X$25]; 0)); INDIRECT(&quot;'SQUAD'.A&quot; &amp; ROW([.B46])); &quot;&quot;))">
            <text:p/>
          </table:table-cell>
          <table:table-cell table:style-name="ce168" table:formula="of:=IF([.Z46] &lt;&gt; &quot;&quot;; INDEX(INDIRECT(&quot;'SQUAD'.B3:B46&quot;); MATCH([.Z46]; INDIRECT(&quot;'SQUAD'.A3:A46&quot;); 0)); &quot;&quot;)">
            <text:p/>
          </table:table-cell>
        </table:table-row>
        <table:table-row table:style-name="ro2">
          <table:table-cell table:number-columns-repeated="25"/>
          <table:table-cell table:style-name="ce242"/>
          <table:table-cell table:style-name="ce170" office:value-type="string" calcext:value-type="string">
            <text:p>---</text:p>
          </table:table-cell>
        </table:table-row>
        <table:table-row table:style-name="ro2">
          <table:table-cell/>
          <table:table-cell table:style-name="ce255"/>
          <table:table-cell table:style-name="ce56" table:number-columns-repeated="3"/>
          <table:table-cell table:style-name="ce298" office:value-type="string" calcext:value-type="string" table:number-columns-spanned="9" table:number-rows-spanned="3">
            <text:p>POWERPLAY</text:p>
          </table:table-cell>
          <table:covered-table-cell table:number-columns-repeated="8" table:style-name="ce56"/>
          <table:table-cell table:style-name="ce56" table:number-columns-repeated="3"/>
          <table:table-cell table:style-name="ce238"/>
          <table:table-cell table:number-columns-repeated="5"/>
          <table:table-cell table:style-name="ce242" table:formula="of:=[.D52]" office:value-type="float" office:value="71" calcext:value-type="float">
            <text:p>71</text:p>
          </table:table-cell>
          <table:table-cell table:style-name="ce242"/>
          <table:table-cell table:style-name="ce242" table:number-matrix-columns-spanned="1" table:number-matrix-rows-spanned="1" table:formula="of:=IFERROR(INDEX([.$X$3:.$X$23]; SMALL(IF(ISERROR(MATCH([.$X$3:.$X$23]; [.$X$48:.$X$57]; 0)) * ([.$X$3:.$X$23]&lt;&gt;0); ROW([.$X$3:.$X$23])-ROW([.$X$3])+1; &quot;&quot;); ROW([.A1]))); &quot;&quot;)" office:value-type="float" office:value="73" calcext:value-type="float">
            <text:p>73</text:p>
          </table:table-cell>
          <table:table-cell table:style-name="ce170" table:formula="of:=IF([.Z48] &lt;&gt; &quot;&quot;; INDEX(INDIRECT(&quot;'SQUAD'.B3:B46&quot;); MATCH([.Z48]; INDIRECT(&quot;'SQUAD'.A3:A46&quot;); 0)); &quot;&quot;)" office:value-type="string" office:string-value="OLLAS MATTSSON" calcext:value-type="string">
            <text:p>OLLAS MATTSSON</text:p>
          </table:table-cell>
        </table:table-row>
        <table:table-row table:style-name="ro2">
          <table:table-cell/>
          <table:table-cell table:style-name="ce256"/>
          <table:table-cell table:style-name="ce64" table:number-columns-repeated="3"/>
          <table:covered-table-cell table:number-columns-repeated="9" table:style-name="ce64"/>
          <table:table-cell table:style-name="ce64" table:number-columns-repeated="3"/>
          <table:table-cell table:style-name="ce239"/>
          <table:table-cell table:number-columns-repeated="5"/>
          <table:table-cell table:style-name="ce242" table:formula="of:=[.F53]" office:value-type="float" office:value="96" calcext:value-type="float">
            <text:p>96</text:p>
          </table:table-cell>
          <table:table-cell table:style-name="ce242"/>
          <table:table-cell table:style-name="ce242" table:number-matrix-columns-spanned="1" table:number-matrix-rows-spanned="1" table:formula="of:=IFERROR(INDEX([.$X$3:.$X$23]; SMALL(IF(ISERROR(MATCH([.$X$3:.$X$23]; [.$X$48:.$X$57]; 0)) * ([.$X$3:.$X$23]&lt;&gt;0); ROW([.$X$3:.$X$23])-ROW([.$X$3])+1; &quot;&quot;); ROW([.A2]))); &quot;&quot;)" office:value-type="float" office:value="59" calcext:value-type="float">
            <text:p>59</text:p>
          </table:table-cell>
          <table:table-cell table:style-name="ce170" table:formula="of:=IF([.Z49] &lt;&gt; &quot;&quot;; INDEX(INDIRECT(&quot;'SQUAD'.B3:B46&quot;); MATCH([.Z49]; INDIRECT(&quot;'SQUAD'.A3:A46&quot;); 0)); &quot;&quot;)" office:value-type="string" office:string-value="JOHANSSON" calcext:value-type="string">
            <text:p>JOHANSSON</text:p>
          </table:table-cell>
        </table:table-row>
        <table:table-row table:style-name="ro2">
          <table:table-cell/>
          <table:table-cell table:style-name="ce200"/>
          <table:table-cell table:style-name="ce58" table:number-columns-repeated="3"/>
          <table:covered-table-cell table:number-columns-repeated="9" table:style-name="ce58"/>
          <table:table-cell table:style-name="ce58" table:number-columns-repeated="3"/>
          <table:table-cell table:style-name="ce239"/>
          <table:table-cell table:number-columns-repeated="2"/>
          <table:table-cell table:style-name="ce167"/>
          <table:table-cell table:number-columns-repeated="2"/>
          <table:table-cell table:style-name="ce242" table:formula="of:=[.H52]" office:value-type="float" office:value="29" calcext:value-type="float">
            <text:p>29</text:p>
          </table:table-cell>
          <table:table-cell table:style-name="ce242"/>
          <table:table-cell table:style-name="ce242" table:number-matrix-columns-spanned="1" table:number-matrix-rows-spanned="1" table:formula="of:=IFERROR(INDEX([.$X$3:.$X$23]; SMALL(IF(ISERROR(MATCH([.$X$3:.$X$23]; [.$X$48:.$X$57]; 0)) * ([.$X$3:.$X$23]&lt;&gt;0); ROW([.$X$3:.$X$23])-ROW([.$X$3])+1; &quot;&quot;); ROW([.A3]))); &quot;&quot;)" office:value-type="float" office:value="72" calcext:value-type="float">
            <text:p>72</text:p>
          </table:table-cell>
          <table:table-cell table:style-name="ce170" table:formula="of:=IF([.Z50] &lt;&gt; &quot;&quot;; INDEX(INDIRECT(&quot;'SQUAD'.B3:B46&quot;); MATCH([.Z50]; INDIRECT(&quot;'SQUAD'.A3:A46&quot;); 0)); &quot;&quot;)" office:value-type="string" office:string-value="SOLBERG" calcext:value-type="string">
            <text:p>SOLBERG</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PP1</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PP2</text:p>
          </table:table-cell>
          <table:table-cell table:style-name="ce214" table:number-columns-repeated="2"/>
          <table:table-cell table:style-name="ce235"/>
          <table:table-cell table:style-name="ce239"/>
          <table:table-cell table:number-columns-repeated="2"/>
          <table:table-cell table:style-name="ce167"/>
          <table:table-cell table:number-columns-repeated="2"/>
          <table:table-cell table:style-name="ce242" table:formula="of:=[.E58]" office:value-type="float" office:value="32" calcext:value-type="float">
            <text:p>32</text:p>
          </table:table-cell>
          <table:table-cell table:style-name="ce242"/>
          <table:table-cell table:style-name="ce242" table:number-matrix-columns-spanned="1" table:number-matrix-rows-spanned="1" table:formula="of:=IFERROR(INDEX([.$X$3:.$X$23]; SMALL(IF(ISERROR(MATCH([.$X$3:.$X$23]; [.$X$48:.$X$57]; 0)) * ([.$X$3:.$X$23]&lt;&gt;0); ROW([.$X$3:.$X$23])-ROW([.$X$3])+1; &quot;&quot;); ROW([.A4]))); &quot;&quot;)" office:value-type="float" office:value="34" calcext:value-type="float">
            <text:p>34</text:p>
          </table:table-cell>
          <table:table-cell table:style-name="ce170" table:formula="of:=IF([.Z51] &lt;&gt; &quot;&quot;; INDEX(INDIRECT(&quot;'SQUAD'.B3:B46&quot;); MATCH([.Z51]; INDIRECT(&quot;'SQUAD'.A3:A46&quot;); 0)); &quot;&quot;)" office:value-type="string" office:string-value="LINDQVIST" calcext:value-type="string">
            <text:p>LINDQVIST</text:p>
          </table:table-cell>
        </table:table-row>
        <table:table-row table:style-name="ro2">
          <table:table-cell/>
          <table:table-cell table:style-name="ce200"/>
          <table:table-cell table:style-name="ce151"/>
          <table:table-cell table:style-name="ce283" table:content-validation-name="val1" table:formula="of:=IF(INDEX(INDIRECT(&quot;'SQUAD'!$A:$A&quot;); MATCH([.D54]; INDIRECT(&quot;'SQUAD'!$B:$B&quot;); 0))=0; &quot;&quot;; INDEX(INDIRECT(&quot;'SQUAD'!$A:$A&quot;); MATCH([.D54]; INDIRECT(&quot;'SQUAD'!$B:$B&quot;); 0)))" office:value-type="float" office:value="71" calcext:value-type="float" table:number-columns-spanned="1" table:number-rows-spanned="2">
            <text:p>71</text:p>
          </table:table-cell>
          <table:table-cell table:style-name="ce113" table:number-columns-repeated="3"/>
          <table:table-cell table:style-name="ce291" table:formula="of:=IF(INDEX(INDIRECT(&quot;'SQUAD'!$A:$A&quot;); MATCH([.H54]; INDIRECT(&quot;'SQUAD'!$B:$B&quot;); 0))=0; &quot;&quot;; INDEX(INDIRECT(&quot;'SQUAD'!$A:$A&quot;); MATCH([.H54]; INDIRECT(&quot;'SQUAD'!$B:$B&quot;); 0)))" office:value-type="float" office:value="29" calcext:value-type="float" table:number-columns-spanned="1" table:number-rows-spanned="2">
            <text:p>29</text:p>
          </table:table-cell>
          <table:table-cell table:style-name="ce228"/>
          <table:table-cell table:style-name="ce230"/>
          <table:table-cell table:style-name="ce232"/>
          <table:table-cell table:style-name="ce291" table:formula="of:=IF(INDEX(INDIRECT(&quot;'SQUAD'!$A:$A&quot;); MATCH([.L54]; INDIRECT(&quot;'SQUAD'!$B:$B&quot;); 0))=0; &quot;&quot;; INDEX(INDIRECT(&quot;'SQUAD'!$A:$A&quot;); MATCH([.L54]; INDIRECT(&quot;'SQUAD'!$B:$B&quot;); 0)))" office:value-type="float" office:value="11" calcext:value-type="float" table:number-columns-spanned="1" table:number-rows-spanned="2">
            <text:p>11</text:p>
          </table:table-cell>
          <table:table-cell table:style-name="ce113" table:number-columns-repeated="3"/>
          <table:table-cell table:style-name="ce291" table:formula="of:=IF(INDEX(INDIRECT(&quot;'SQUAD'!$A:$A&quot;); MATCH([.P54]; INDIRECT(&quot;'SQUAD'!$B:$B&quot;); 0))=0; &quot;&quot;; INDEX(INDIRECT(&quot;'SQUAD'!$A:$A&quot;); MATCH([.P54]; INDIRECT(&quot;'SQUAD'!$B:$B&quot;); 0)))" office:value-type="float" office:value="92" calcext:value-type="float" table:number-columns-spanned="1" table:number-rows-spanned="2">
            <text:p>92</text:p>
          </table:table-cell>
          <table:table-cell table:style-name="ce236"/>
          <table:table-cell table:style-name="ce239"/>
          <table:table-cell table:number-columns-repeated="2"/>
          <table:table-cell table:style-name="ce167"/>
          <table:table-cell table:number-columns-repeated="2"/>
          <table:table-cell table:style-name="ce242" table:formula="of:=[.G58]" office:value-type="float" office:value="22" calcext:value-type="float">
            <text:p>22</text:p>
          </table:table-cell>
          <table:table-cell table:style-name="ce242"/>
          <table:table-cell table:style-name="ce242" table:number-matrix-columns-spanned="1" table:number-matrix-rows-spanned="1" table:formula="of:=IFERROR(INDEX([.$X$3:.$X$23]; SMALL(IF(ISERROR(MATCH([.$X$3:.$X$23]; [.$X$48:.$X$57]; 0)) * ([.$X$3:.$X$23]&lt;&gt;0); ROW([.$X$3:.$X$23])-ROW([.$X$3])+1; &quot;&quot;); ROW([.A5]))); &quot;&quot;)" office:value-type="float" office:value="52" calcext:value-type="float">
            <text:p>52</text:p>
          </table:table-cell>
          <table:table-cell table:style-name="ce170" table:formula="of:=IF([.Z52] &lt;&gt; &quot;&quot;; INDEX(INDIRECT(&quot;'SQUAD'.B3:B46&quot;); MATCH([.Z52]; INDIRECT(&quot;'SQUAD'.A3:A46&quot;); 0)); &quot;&quot;)" office:value-type="string" office:string-value="TORNBERG" calcext:value-type="string">
            <text:p>TORNBERG</text:p>
          </table:table-cell>
        </table:table-row>
        <table:table-row table:style-name="ro2">
          <table:table-cell/>
          <table:table-cell table:style-name="ce200"/>
          <table:table-cell table:style-name="ce151"/>
          <table:covered-table-cell table:style-name="ce103"/>
          <table:table-cell table:style-name="ce113"/>
          <table:table-cell table:style-name="ce291" table:formula="of:=IF(INDEX(INDIRECT(&quot;'SQUAD'!$A:$A&quot;); MATCH([.F55]; INDIRECT(&quot;'SQUAD'!$B:$B&quot;); 0))=0; &quot;&quot;; INDEX(INDIRECT(&quot;'SQUAD'!$A:$A&quot;); MATCH([.F55]; INDIRECT(&quot;'SQUAD'!$B:$B&quot;); 0)))" office:value-type="float" office:value="96" calcext:value-type="float" table:number-columns-spanned="1" table:number-rows-spanned="2">
            <text:p>96</text:p>
          </table:table-cell>
          <table:table-cell table:style-name="ce113"/>
          <table:covered-table-cell table:style-name="ce146"/>
          <table:table-cell table:style-name="ce228"/>
          <table:table-cell table:style-name="ce230"/>
          <table:table-cell table:style-name="ce232"/>
          <table:covered-table-cell table:style-name="ce152"/>
          <table:table-cell table:style-name="ce113"/>
          <table:table-cell table:style-name="ce291" table:formula="of:=IF(INDEX(INDIRECT(&quot;'SQUAD'!$A:$A&quot;); MATCH([.N55]; INDIRECT(&quot;'SQUAD'!$B:$B&quot;); 0))=0; &quot;&quot;; INDEX(INDIRECT(&quot;'SQUAD'!$A:$A&quot;); MATCH([.N55]; INDIRECT(&quot;'SQUAD'!$B:$B&quot;); 0)))" office:value-type="float" office:value="13" calcext:value-type="float" table:number-columns-spanned="1" table:number-rows-spanned="2">
            <text:p>13</text:p>
          </table:table-cell>
          <table:table-cell table:style-name="ce113"/>
          <table:covered-table-cell table:style-name="ce234"/>
          <table:table-cell table:style-name="ce236"/>
          <table:table-cell table:style-name="ce239"/>
          <table:table-cell table:number-columns-repeated="2"/>
          <table:table-cell table:style-name="ce167"/>
          <table:table-cell table:number-columns-repeated="2"/>
          <table:table-cell table:style-name="ce242" table:formula="of:=[.L52]" office:value-type="float" office:value="11" calcext:value-type="float">
            <text:p>11</text:p>
          </table:table-cell>
          <table:table-cell table:style-name="ce242"/>
          <table:table-cell table:style-name="ce242" table:number-matrix-columns-spanned="1" table:number-matrix-rows-spanned="1" table:formula="of:=IFERROR(INDEX([.$X$3:.$X$23]; SMALL(IF(ISERROR(MATCH([.$X$3:.$X$23]; [.$X$48:.$X$57]; 0)) * ([.$X$3:.$X$23]&lt;&gt;0); ROW([.$X$3:.$X$23])-ROW([.$X$3])+1; &quot;&quot;); ROW([.A6]))); &quot;&quot;)" office:value-type="float" office:value="7" calcext:value-type="float">
            <text:p>7</text:p>
          </table:table-cell>
          <table:table-cell table:style-name="ce170" table:formula="of:=IF([.Z53] &lt;&gt; &quot;&quot;; INDEX(INDIRECT(&quot;'SQUAD'.B3:B46&quot;); MATCH([.Z53]; INDIRECT(&quot;'SQUAD'.A3:A46&quot;); 0)); &quot;&quot;)" office:value-type="string" office:string-value="BERGKVIST" calcext:value-type="string">
            <text:p>BERGKVIST</text:p>
          </table:table-cell>
        </table:table-row>
        <table:table-row table:style-name="ro2">
          <table:table-cell/>
          <table:table-cell table:style-name="ce200"/>
          <table:table-cell table:style-name="ce151"/>
          <table:table-cell table:style-name="ce70" table:content-validation-name="val3" office:value-type="string" calcext:value-type="string">
            <text:p>LODIN</text:p>
          </table:table-cell>
          <table:table-cell table:style-name="ce113"/>
          <table:covered-table-cell table:style-name="ce115"/>
          <table:table-cell table:style-name="ce113"/>
          <table:table-cell table:style-name="ce77" table:content-validation-name="val3" office:value-type="string" calcext:value-type="string">
            <text:p>STEEN</text:p>
          </table:table-cell>
          <table:table-cell table:style-name="ce228"/>
          <table:table-cell table:style-name="ce230"/>
          <table:table-cell table:style-name="ce232"/>
          <table:table-cell table:style-name="ce77" table:content-validation-name="val3" office:value-type="string" calcext:value-type="string">
            <text:p>NYGÅRD</text:p>
          </table:table-cell>
          <table:table-cell table:style-name="ce113"/>
          <table:covered-table-cell table:style-name="ce115"/>
          <table:table-cell table:style-name="ce113"/>
          <table:table-cell table:style-name="ce77" table:content-validation-name="val3" office:value-type="string" calcext:value-type="string">
            <text:p>FORSELL</text:p>
          </table:table-cell>
          <table:table-cell table:style-name="ce236"/>
          <table:table-cell table:style-name="ce239"/>
          <table:table-cell table:number-columns-repeated="2"/>
          <table:table-cell table:style-name="ce167"/>
          <table:table-cell table:number-columns-repeated="2"/>
          <table:table-cell table:style-name="ce242" table:formula="of:=[.N53]" office:value-type="float" office:value="13" calcext:value-type="float">
            <text:p>13</text:p>
          </table:table-cell>
          <table:table-cell table:style-name="ce242"/>
          <table:table-cell table:style-name="ce242" table:number-matrix-columns-spanned="1" table:number-matrix-rows-spanned="1" table:formula="of:=IFERROR(INDEX([.$X$3:.$X$23]; SMALL(IF(ISERROR(MATCH([.$X$3:.$X$23]; [.$X$48:.$X$57]; 0)) * ([.$X$3:.$X$23]&lt;&gt;0); ROW([.$X$3:.$X$23])-ROW([.$X$3])+1; &quot;&quot;); ROW([.A7]))); &quot;&quot;)" office:value-type="float" office:value="28" calcext:value-type="float">
            <text:p>28</text:p>
          </table:table-cell>
          <table:table-cell table:style-name="ce170" table:formula="of:=IF([.Z54] &lt;&gt; &quot;&quot;; INDEX(INDIRECT(&quot;'SQUAD'.B3:B46&quot;); MATCH([.Z54]; INDIRECT(&quot;'SQUAD'.A3:A46&quot;); 0)); &quot;&quot;)" office:value-type="string" office:string-value="ALBA" calcext:value-type="string">
            <text:p>ALBA</text:p>
          </table:table-cell>
        </table:table-row>
        <table:table-row table:style-name="ro2">
          <table:table-cell/>
          <table:table-cell table:style-name="ce200"/>
          <table:table-cell table:style-name="ce151"/>
          <table:table-cell table:style-name="ce211"/>
          <table:table-cell table:style-name="ce113"/>
          <table:table-cell table:style-name="ce77" table:content-validation-name="val3" office:value-type="string" calcext:value-type="string">
            <text:p>TOMÁŠEK</text:p>
          </table:table-cell>
          <table:table-cell table:style-name="ce113"/>
          <table:table-cell table:style-name="ce218"/>
          <table:table-cell table:style-name="ce228"/>
          <table:table-cell table:style-name="ce230"/>
          <table:table-cell table:style-name="ce232"/>
          <table:table-cell table:style-name="ce218"/>
          <table:table-cell table:style-name="ce113"/>
          <table:table-cell table:style-name="ce77" table:content-validation-name="val3" office:value-type="string" calcext:value-type="string">
            <text:p>KELLMAN</text:p>
          </table:table-cell>
          <table:table-cell table:style-name="ce113"/>
          <table:table-cell table:style-name="ce218"/>
          <table:table-cell table:style-name="ce236"/>
          <table:table-cell table:style-name="ce239"/>
          <table:table-cell table:number-columns-repeated="2"/>
          <table:table-cell table:style-name="ce167"/>
          <table:table-cell table:number-columns-repeated="2"/>
          <table:table-cell table:style-name="ce242" table:formula="of:=[.P52]" office:value-type="float" office:value="92" calcext:value-type="float">
            <text:p>92</text:p>
          </table:table-cell>
          <table:table-cell table:style-name="ce242"/>
          <table:table-cell table:style-name="ce242" table:number-matrix-columns-spanned="1" table:number-matrix-rows-spanned="1" table:formula="of:=IFERROR(INDEX([.$X$3:.$X$23]; SMALL(IF(ISERROR(MATCH([.$X$3:.$X$23]; [.$X$48:.$X$57]; 0)) * ([.$X$3:.$X$23]&lt;&gt;0); ROW([.$X$3:.$X$23])-ROW([.$X$3])+1; &quot;&quot;); ROW([.A8]))); &quot;&quot;)" office:value-type="float" office:value="20" calcext:value-type="float">
            <text:p>20</text:p>
          </table:table-cell>
          <table:table-cell table:style-name="ce170" table:formula="of:=IF([.Z55] &lt;&gt; &quot;&quot;; INDEX(INDIRECT(&quot;'SQUAD'.B3:B46&quot;); MATCH([.Z55]; INDIRECT(&quot;'SQUAD'.A3:A46&quot;); 0)); &quot;&quot;)" office:value-type="string" office:string-value="WESTFÄLT" calcext:value-type="string">
            <text:p>WESTFÄLT</text:p>
          </table:table-cell>
        </table:table-row>
        <table:table-row table:style-name="ro2">
          <table:table-cell/>
          <table:table-cell table:style-name="ce200"/>
          <table:table-cell table:style-name="ce151"/>
          <table:table-cell table:style-name="ce113" table:number-columns-repeated="2"/>
          <table:table-cell table:style-name="ce218"/>
          <table:table-cell table:style-name="ce113" table:number-columns-repeated="2"/>
          <table:table-cell table:style-name="ce228"/>
          <table:table-cell table:style-name="ce230"/>
          <table:table-cell table:style-name="ce232"/>
          <table:table-cell table:style-name="ce113" table:number-columns-repeated="2"/>
          <table:table-cell table:style-name="ce218"/>
          <table:table-cell table:style-name="ce113" table:number-columns-repeated="2"/>
          <table:table-cell table:style-name="ce236"/>
          <table:table-cell table:style-name="ce239"/>
          <table:table-cell table:number-columns-repeated="2"/>
          <table:table-cell table:style-name="ce167"/>
          <table:table-cell table:number-columns-repeated="2"/>
          <table:table-cell table:style-name="ce242" table:formula="of:=[.M58]" office:value-type="float" office:value="26" calcext:value-type="float">
            <text:p>26</text:p>
          </table:table-cell>
          <table:table-cell table:style-name="ce242"/>
          <table:table-cell table:style-name="ce242" table:number-matrix-columns-spanned="1" table:number-matrix-rows-spanned="1" table:formula="of:=IFERROR(INDEX([.$X$3:.$X$23]; SMALL(IF(ISERROR(MATCH([.$X$3:.$X$23]; [.$X$48:.$X$57]; 0)) * ([.$X$3:.$X$23]&lt;&gt;0); ROW([.$X$3:.$X$23])-ROW([.$X$3])+1; &quot;&quot;); ROW([.A9]))); &quot;&quot;)" office:value-type="float" office:value="44" calcext:value-type="float">
            <text:p>44</text:p>
          </table:table-cell>
          <table:table-cell table:style-name="ce170" table:formula="of:=IF([.Z56] &lt;&gt; &quot;&quot;; INDEX(INDIRECT(&quot;'SQUAD'.B3:B46&quot;); MATCH([.Z56]; INDIRECT(&quot;'SQUAD'.A3:A46&quot;); 0)); &quot;&quot;)" office:value-type="string" office:string-value="ANDERSSON" calcext:value-type="string">
            <text:p>ANDERSSON</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2"/>
          <table:table-cell table:style-name="ce167"/>
          <table:table-cell table:number-columns-repeated="2"/>
          <table:table-cell table:style-name="ce242" table:formula="of:=[.O58]" office:value-type="float" office:value="98" calcext:value-type="float">
            <text:p>98</text:p>
          </table:table-cell>
          <table:table-cell table:style-name="ce242"/>
          <table:table-cell table:style-name="ce242" table:number-matrix-columns-spanned="1" table:number-matrix-rows-spanned="1" table:formula="of:=IFERROR(INDEX([.$X$3:.$X$23]; SMALL(IF(ISERROR(MATCH([.$X$3:.$X$23]; [.$X$48:.$X$57]; 0)) * ([.$X$3:.$X$23]&lt;&gt;0); ROW([.$X$3:.$X$23])-ROW([.$X$3])+1; &quot;&quot;); ROW([.A10]))); &quot;&quot;)" office:value-type="float" office:value="16" calcext:value-type="float">
            <text:p>16</text:p>
          </table:table-cell>
          <table:table-cell table:style-name="ce170" table:formula="of:=IF([.Z57] &lt;&gt; &quot;&quot;; INDEX(INDIRECT(&quot;'SQUAD'.B3:B46&quot;); MATCH([.Z57]; INDIRECT(&quot;'SQUAD'.A3:A46&quot;); 0)); &quot;&quot;)" office:value-type="string" office:string-value="LJUNGKRANTZ" calcext:value-type="string">
            <text:p>LJUNGKRANTZ</text:p>
          </table:table-cell>
        </table:table-row>
        <table:table-row table:style-name="ro3">
          <table:table-cell/>
          <table:table-cell table:style-name="ce200"/>
          <table:table-cell table:style-name="ce151"/>
          <table:table-cell table:style-name="ce113"/>
          <table:table-cell table:style-name="ce291" table:formula="of:=IF(INDEX(INDIRECT(&quot;'SQUAD'!$A:$A&quot;); MATCH([.E60]; INDIRECT(&quot;'SQUAD'!$B:$B&quot;); 0))=0; &quot;&quot;; INDEX(INDIRECT(&quot;'SQUAD'!$A:$A&quot;); MATCH([.E60]; INDIRECT(&quot;'SQUAD'!$B:$B&quot;); 0)))" office:value-type="float" office:value="32" calcext:value-type="float" table:number-columns-spanned="1" table:number-rows-spanned="2">
            <text:p>32</text:p>
          </table:table-cell>
          <table:table-cell table:style-name="ce113"/>
          <table:table-cell table:style-name="ce291" table:formula="of:=IF(INDEX(INDIRECT(&quot;'SQUAD'!$A:$A&quot;); MATCH([.G60]; INDIRECT(&quot;'SQUAD'!$B:$B&quot;); 0))=0; &quot;&quot;; INDEX(INDIRECT(&quot;'SQUAD'!$A:$A&quot;); MATCH([.G60]; INDIRECT(&quot;'SQUAD'!$B:$B&quot;); 0)))" office:value-type="float" office:value="22" calcext:value-type="float" table:number-columns-spanned="1" table:number-rows-spanned="2">
            <text:p>22</text:p>
          </table:table-cell>
          <table:table-cell table:style-name="ce113"/>
          <table:table-cell table:style-name="ce228"/>
          <table:table-cell table:style-name="ce230"/>
          <table:table-cell table:style-name="ce232"/>
          <table:table-cell table:style-name="ce113"/>
          <table:table-cell table:style-name="ce291" table:formula="of:=IF(INDEX(INDIRECT(&quot;'SQUAD'!$A:$A&quot;); MATCH([.M60]; INDIRECT(&quot;'SQUAD'!$B:$B&quot;); 0))=0; &quot;&quot;; INDEX(INDIRECT(&quot;'SQUAD'!$A:$A&quot;); MATCH([.M60]; INDIRECT(&quot;'SQUAD'!$B:$B&quot;); 0)))" office:value-type="float" office:value="26" calcext:value-type="float" table:number-columns-spanned="1" table:number-rows-spanned="2">
            <text:p>26</text:p>
          </table:table-cell>
          <table:table-cell table:style-name="ce113"/>
          <table:table-cell table:style-name="ce291" table:formula="of:=IF(INDEX(INDIRECT(&quot;'SQUAD'!$A:$A&quot;); MATCH([.O60]; INDIRECT(&quot;'SQUAD'!$B:$B&quot;); 0))=0; &quot;&quot;; INDEX(INDIRECT(&quot;'SQUAD'!$A:$A&quot;); MATCH([.O60]; INDIRECT(&quot;'SQUAD'!$B:$B&quot;); 0)))" office:value-type="float" office:value="98" calcext:value-type="float" table:number-columns-spanned="1" table:number-rows-spanned="2">
            <text:p>98</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1]))); &quot;&quot;)">
            <text:p/>
          </table:table-cell>
          <table:table-cell table:style-name="ce170" table:formula="of:=IF([.Z58] &lt;&gt; &quot;&quot;; INDEX(INDIRECT(&quot;'SQUAD'.B3:B46&quot;); MATCH([.Z58]; INDIRECT(&quot;'SQUAD'.A3:A46&quot;); 0)); &quot;&quot;)">
            <text:p/>
          </table:table-cell>
        </table:table-row>
        <table:table-row table:style-name="ro3">
          <table:table-cell/>
          <table:table-cell table:style-name="ce200"/>
          <table:table-cell table:style-name="ce151"/>
          <table:table-cell table:style-name="ce113"/>
          <table:covered-table-cell table:style-name="ce217"/>
          <table:table-cell table:style-name="ce113"/>
          <table:covered-table-cell table:style-name="ce226"/>
          <table:table-cell table:style-name="ce113"/>
          <table:table-cell table:style-name="ce228"/>
          <table:table-cell table:style-name="ce230"/>
          <table:table-cell table:style-name="ce232"/>
          <table:table-cell table:style-name="ce113"/>
          <table:covered-table-cell table:style-name="ce123"/>
          <table:table-cell table:style-name="ce113"/>
          <table:covered-table-cell table:style-name="ce226"/>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2]))); &quot;&quot;)">
            <text:p/>
          </table:table-cell>
          <table:table-cell table:style-name="ce170" table:formula="of:=IF([.Z59] &lt;&gt; &quot;&quot;; INDEX(INDIRECT(&quot;'SQUAD'.B3:B46&quot;); MATCH([.Z59]; INDIRECT(&quot;'SQUAD'.A3:A46&quot;); 0)); &quot;&quot;)">
            <text:p/>
          </table:table-cell>
        </table:table-row>
        <table:table-row table:style-name="ro3">
          <table:table-cell/>
          <table:table-cell table:style-name="ce200"/>
          <table:table-cell table:style-name="ce151"/>
          <table:table-cell table:style-name="ce113"/>
          <table:table-cell table:style-name="ce77" table:content-validation-name="val3" office:value-type="string" calcext:value-type="string">
            <text:p>NYGREN</text:p>
          </table:table-cell>
          <table:table-cell table:style-name="ce113"/>
          <table:table-cell table:style-name="ce77" table:content-validation-name="val3" office:value-type="string" calcext:value-type="string">
            <text:p>ÅSLUND</text:p>
          </table:table-cell>
          <table:table-cell table:style-name="ce113"/>
          <table:table-cell table:style-name="ce228"/>
          <table:table-cell table:style-name="ce230"/>
          <table:table-cell table:style-name="ce232"/>
          <table:table-cell table:style-name="ce113"/>
          <table:table-cell table:style-name="ce77" table:content-validation-name="val3" office:value-type="string" calcext:value-type="string">
            <text:p>NYSTRÖM</text:p>
          </table:table-cell>
          <table:table-cell table:style-name="ce113"/>
          <table:table-cell table:style-name="ce77" table:content-validation-name="val3" office:value-type="string" calcext:value-type="string">
            <text:p>STUDENIČ</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3]))); &quot;&quot;)">
            <text:p/>
          </table:table-cell>
          <table:table-cell table:style-name="ce170" table:formula="of:=IF([.Z60] &lt;&gt; &quot;&quot;; INDEX(INDIRECT(&quot;'SQUAD'.B3:B46&quot;); MATCH([.Z60]; INDIRECT(&quot;'SQUAD'.A3:A46&quot;); 0)); &quot;&quot;)">
            <text:p/>
          </table:table-cell>
        </table:table-row>
        <table:table-row table:style-name="ro3">
          <table:table-cell/>
          <table:table-cell table:style-name="ce200"/>
          <table:table-cell table:style-name="ce151"/>
          <table:table-cell table:style-name="ce113"/>
          <table:table-cell table:style-name="ce218"/>
          <table:table-cell table:style-name="ce113"/>
          <table:table-cell table:style-name="ce218"/>
          <table:table-cell table:style-name="ce113"/>
          <table:table-cell table:style-name="ce228"/>
          <table:table-cell table:style-name="ce230"/>
          <table:table-cell table:style-name="ce232"/>
          <table:table-cell table:style-name="ce113"/>
          <table:table-cell table:style-name="ce218"/>
          <table:table-cell table:style-name="ce113"/>
          <table:table-cell table:style-name="ce218"/>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4]))); &quot;&quot;)">
            <text:p/>
          </table:table-cell>
          <table:table-cell table:style-name="ce170" table:formula="of:=IF([.Z61] &lt;&gt; &quot;&quot;; INDEX(INDIRECT(&quot;'SQUAD'.B3:B46&quot;); MATCH([.Z61]; INDIRECT(&quot;'SQUAD'.A3:A46&quot;); 0)); &quot;&quot;)">
            <text:p/>
          </table:table-cell>
        </table:table-row>
        <table:table-row table:style-name="ro3">
          <table:table-cell/>
          <table:table-cell table:style-name="ce200"/>
          <table:table-cell table:style-name="ce153"/>
          <table:table-cell table:style-name="ce194"/>
          <table:table-cell table:style-name="ce292"/>
          <table:table-cell table:style-name="ce194"/>
          <table:table-cell table:style-name="ce292"/>
          <table:table-cell table:style-name="ce194"/>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5]))); &quot;&quot;)">
            <text:p/>
          </table:table-cell>
          <table:table-cell table:style-name="ce170" table:formula="of:=IF([.Z62] &lt;&gt; &quot;&quot;; INDEX(INDIRECT(&quot;'SQUAD'.B3:B46&quot;); MATCH([.Z62]; INDIRECT(&quot;'SQUAD'.A3:A46&quot;); 0)); &quot;&quot;)">
            <text:p/>
          </table:table-cell>
        </table:table-row>
        <table:table-row table:style-name="ro3">
          <table:table-cell/>
          <table:table-cell table:style-name="ce201"/>
          <table:table-cell table:style-name="ce204" table:number-columns-repeated="15"/>
          <table:table-cell table:style-name="ce240"/>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6]))); &quot;&quot;)">
            <text:p/>
          </table:table-cell>
          <table:table-cell table:style-name="ce170" table:formula="of:=IF([.Z63] &lt;&gt; &quot;&quot;; INDEX(INDIRECT(&quot;'SQUAD'.B3:B46&quot;); MATCH([.Z63]; INDIRECT(&quot;'SQUAD'.A3:A46&quot;); 0)); &quot;&quot;)">
            <text:p/>
          </table:table-cell>
        </table:table-row>
        <table:table-row table:style-name="ro3">
          <table:table-cell/>
          <table:table-cell table:style-name="ce201"/>
          <table:table-cell table:style-name="ce204" table:number-columns-repeated="2"/>
          <table:table-cell table:style-name="ce296" table:formula="of:=[.Z48] &amp; &quot; &quot; &amp; [.AA48]" office:value-type="string" office:string-value="73 OLLAS MATTSSON" calcext:value-type="string">
            <text:p>73 OLLAS MATTSSON</text:p>
          </table:table-cell>
          <table:table-cell table:style-name="ce312"/>
          <table:table-cell table:style-name="ce296" table:formula="of:=[.Z53] &amp; &quot; &quot; &amp; [.AA53]" office:value-type="string" office:string-value="7 BERGKVIST" calcext:value-type="string">
            <text:p>7 BERGKVIST</text:p>
          </table:table-cell>
          <table:table-cell table:style-name="ce312" table:number-columns-repeated="4"/>
          <table:table-cell table:style-name="ce296" table:formula="of:=[.Z58] &amp; &quot; &quot; &amp; [.AA58]" office:value-type="string" office:string-value=" " calcext:value-type="string">
            <text:p><text:s/></text:p>
          </table:table-cell>
          <table:table-cell table:style-name="ce312"/>
          <table:table-cell table:style-name="ce296" table:formula="of:=[.Z63] &amp; &quot; &quot; &amp; [.AA63]" office:value-type="string" office:string-value=" " calcext:value-type="string">
            <text:p><text:s/></text:p>
          </table:table-cell>
          <table:table-cell table:style-name="ce312"/>
          <table:table-cell table:style-name="ce296" table:formula="of:=[.Z68] &amp; &quot; &quot; &amp; [.AA68]" office:value-type="string" office:string-value=" " calcext:value-type="string">
            <text:p><text:s/></text:p>
          </table:table-cell>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17]))); &quot;&quot;)">
            <text:p/>
          </table:table-cell>
          <table:table-cell table:style-name="ce170" table:formula="of:=IF([.Z64] &lt;&gt; &quot;&quot;; INDEX(INDIRECT(&quot;'SQUAD'.B3:B46&quot;); MATCH([.Z64]; INDIRECT(&quot;'SQUAD'.A3:A46&quot;); 0)); &quot;&quot;)">
            <text:p/>
          </table:table-cell>
        </table:table-row>
        <table:table-row table:style-name="ro3">
          <table:table-cell/>
          <table:table-cell table:style-name="ce201"/>
          <table:table-cell table:style-name="ce204" table:number-columns-repeated="2"/>
          <table:table-cell table:style-name="ce296" table:formula="of:=[.Z49] &amp; &quot; &quot; &amp; [.AA49]" office:value-type="string" office:string-value="59 JOHANSSON" calcext:value-type="string">
            <text:p>59 JOHANSSON</text:p>
          </table:table-cell>
          <table:table-cell table:style-name="ce312"/>
          <table:table-cell table:style-name="ce296" table:formula="of:=[.Z54] &amp; &quot; &quot; &amp; [.AA54]" office:value-type="string" office:string-value="28 ALBA" calcext:value-type="string">
            <text:p>28 ALBA</text:p>
          </table:table-cell>
          <table:table-cell table:style-name="ce312" table:number-columns-repeated="4"/>
          <table:table-cell table:style-name="ce296" table:formula="of:=[.Z59] &amp; &quot; &quot; &amp; [.AA59]" office:value-type="string" office:string-value=" " calcext:value-type="string">
            <text:p><text:s/></text:p>
          </table:table-cell>
          <table:table-cell table:style-name="ce312"/>
          <table:table-cell table:style-name="ce296" table:formula="of:=[.Z64] &amp; &quot; &quot; &amp; [.AA64]" office:value-type="string" office:string-value=" " calcext:value-type="string">
            <text:p><text:s/></text:p>
          </table:table-cell>
          <table:table-cell table:style-name="ce312"/>
          <table:table-cell table:style-name="ce337"/>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18]))); &quot;&quot;)">
            <text:p/>
          </table:table-cell>
          <table:table-cell table:style-name="ce170" table:formula="of:=IF([.Z65] &lt;&gt; &quot;&quot;; INDEX(INDIRECT(&quot;'SQUAD'.B3:B46&quot;); MATCH([.Z65]; INDIRECT(&quot;'SQUAD'.A3:A46&quot;); 0)); &quot;&quot;)">
            <text:p/>
          </table:table-cell>
        </table:table-row>
        <table:table-row table:style-name="ro3">
          <table:table-cell/>
          <table:table-cell table:style-name="ce201"/>
          <table:table-cell table:style-name="ce204" table:number-columns-repeated="2"/>
          <table:table-cell table:style-name="ce296" table:formula="of:=[.Z50] &amp; &quot; &quot; &amp; [.AA50]" office:value-type="string" office:string-value="72 SOLBERG" calcext:value-type="string">
            <text:p>72 SOLBERG</text:p>
          </table:table-cell>
          <table:table-cell table:style-name="ce312"/>
          <table:table-cell table:style-name="ce296" table:formula="of:=[.Z55] &amp; &quot; &quot; &amp; [.AA55]" office:value-type="string" office:string-value="20 WESTFÄLT" calcext:value-type="string">
            <text:p>20 WESTFÄLT</text:p>
          </table:table-cell>
          <table:table-cell table:style-name="ce312" table:number-columns-repeated="4"/>
          <table:table-cell table:style-name="ce296" table:formula="of:=[.Z60] &amp; &quot; &quot; &amp; [.AA60]" office:value-type="string" office:string-value=" " calcext:value-type="string">
            <text:p><text:s/></text:p>
          </table:table-cell>
          <table:table-cell table:style-name="ce312"/>
          <table:table-cell table:style-name="ce296" table:formula="of:=[.Z65] &amp; &quot; &quot; &amp; [.AA65]"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19]))); &quot;&quot;)">
            <text:p/>
          </table:table-cell>
          <table:table-cell table:style-name="ce170" table:formula="of:=IF([.Z66] &lt;&gt; &quot;&quot;; INDEX(INDIRECT(&quot;'SQUAD'.B3:B46&quot;); MATCH([.Z66]; INDIRECT(&quot;'SQUAD'.A3:A46&quot;); 0)); &quot;&quot;)">
            <text:p/>
          </table:table-cell>
        </table:table-row>
        <table:table-row table:style-name="ro2">
          <table:table-cell/>
          <table:table-cell table:style-name="ce201"/>
          <table:table-cell table:style-name="ce204" table:number-columns-repeated="2"/>
          <table:table-cell table:style-name="ce296" table:formula="of:=[.Z51] &amp; &quot; &quot; &amp; [.AA51]" office:value-type="string" office:string-value="34 LINDQVIST" calcext:value-type="string">
            <text:p>34 LINDQVIST</text:p>
          </table:table-cell>
          <table:table-cell table:style-name="ce312"/>
          <table:table-cell table:style-name="ce296" table:formula="of:=[.Z56] &amp; &quot; &quot; &amp; [.AA56]" office:value-type="string" office:string-value="44 ANDERSSON" calcext:value-type="string">
            <text:p>44 ANDERSSON</text:p>
          </table:table-cell>
          <table:table-cell table:style-name="ce312" table:number-columns-repeated="4"/>
          <table:table-cell table:style-name="ce296" table:formula="of:=[.Z61] &amp; &quot; &quot; &amp; [.AA61]" office:value-type="string" office:string-value=" " calcext:value-type="string">
            <text:p><text:s/></text:p>
          </table:table-cell>
          <table:table-cell table:style-name="ce312"/>
          <table:table-cell table:style-name="ce296" table:formula="of:=[.Z66] &amp; &quot; &quot; &amp; [.AA66]"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20]))); &quot;&quot;)">
            <text:p/>
          </table:table-cell>
          <table:table-cell table:style-name="ce170" table:formula="of:=IF([.Z67] &lt;&gt; &quot;&quot;; INDEX(INDIRECT(&quot;'SQUAD'.B3:B46&quot;); MATCH([.Z67]; INDIRECT(&quot;'SQUAD'.A3:A46&quot;); 0)); &quot;&quot;)">
            <text:p/>
          </table:table-cell>
        </table:table-row>
        <table:table-row table:style-name="ro2">
          <table:table-cell/>
          <table:table-cell table:style-name="ce201"/>
          <table:table-cell table:style-name="ce204" table:number-columns-repeated="2"/>
          <table:table-cell table:style-name="ce296" table:formula="of:=[.Z52] &amp; &quot; &quot; &amp; [.AA52]" office:value-type="string" office:string-value="52 TORNBERG" calcext:value-type="string">
            <text:p>52 TORNBERG</text:p>
          </table:table-cell>
          <table:table-cell table:style-name="ce312"/>
          <table:table-cell table:style-name="ce296" table:formula="of:=[.Z57] &amp; &quot; &quot; &amp; [.AA57]" office:value-type="string" office:string-value="16 LJUNGKRANTZ" calcext:value-type="string">
            <text:p>16 LJUNGKRANTZ</text:p>
          </table:table-cell>
          <table:table-cell table:style-name="ce312" table:number-columns-repeated="4"/>
          <table:table-cell table:style-name="ce296" table:formula="of:=[.Z62] &amp; &quot; &quot; &amp; [.AA62]" office:value-type="string" office:string-value=" " calcext:value-type="string">
            <text:p><text:s/></text:p>
          </table:table-cell>
          <table:table-cell table:style-name="ce312"/>
          <table:table-cell table:style-name="ce296" table:formula="of:=[.Z67] &amp; &quot; &quot; &amp; [.AA67]"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21]))); &quot;&quot;)">
            <text:p/>
          </table:table-cell>
          <table:table-cell table:style-name="ce170" table:formula="of:=IF([.Z68] &lt;&gt; &quot;&quot;; INDEX(INDIRECT(&quot;'SQUAD'.B3:B46&quot;); MATCH([.Z68]; INDIRECT(&quot;'SQUAD'.A3:A46&quot;); 0)); &quot;&quot;)">
            <text:p/>
          </table:table-cell>
        </table:table-row>
        <table:table-row table:style-name="ro2">
          <table:table-cell/>
          <table:table-cell table:style-name="ce202"/>
          <table:table-cell table:style-name="ce205" table:number-columns-repeated="2"/>
          <table:table-cell table:style-name="ce278" table:number-columns-repeated="12"/>
          <table:table-cell table:style-name="ce205"/>
          <table:table-cell table:style-name="ce241"/>
          <table:table-cell table:number-columns-repeated="9"/>
        </table:table-row>
        <table:table-row table:style-name="ro2">
          <table:table-cell table:number-columns-repeated="19"/>
          <table:table-cell table:style-name="ce167"/>
          <table:table-cell table:number-columns-repeated="5"/>
          <table:table-cell table:style-name="ce242"/>
          <table:table-cell table:style-name="ce170" office:value-type="string" calcext:value-type="string">
            <text:p>---</text:p>
          </table:table-cell>
        </table:table-row>
        <table:table-row table:style-name="ro2">
          <table:table-cell/>
          <table:table-cell table:style-name="ce255"/>
          <table:table-cell table:style-name="ce56" table:number-columns-repeated="3"/>
          <table:table-cell table:style-name="ce298" office:value-type="string" calcext:value-type="string" table:number-columns-spanned="9" table:number-rows-spanned="3">
            <text:p>BOX PLAY</text:p>
          </table:table-cell>
          <table:covered-table-cell table:number-columns-repeated="8" table:style-name="ce56"/>
          <table:table-cell table:style-name="ce56" table:number-columns-repeated="3"/>
          <table:table-cell table:style-name="ce238"/>
          <table:table-cell table:number-columns-repeated="5"/>
          <table:table-cell table:style-name="ce340" table:formula="of:=[.E75]" office:value-type="float" office:value="11" calcext:value-type="float">
            <text:p>11</text:p>
          </table:table-cell>
          <table:table-cell table:style-name="ce242"/>
          <table:table-cell table:style-name="ce242" table:number-matrix-columns-spanned="1" table:number-matrix-rows-spanned="1" table:formula="of:=IFERROR(INDEX([.$X$3:.$X$23]; SMALL(IF(ISERROR(MATCH([.$X$3:.$X$23]; [.$X$71:.$X$78]; 0)) * ([.$X$3:.$X$23]&lt;&gt;0); ROW([.$X$3:.$X$23])-ROW([.$X$3])+1; &quot;&quot;); ROW([.A1]))); &quot;&quot;)" office:value-type="float" office:value="96" calcext:value-type="float">
            <text:p>96</text:p>
          </table:table-cell>
          <table:table-cell table:style-name="ce170" table:formula="of:=IF([.Z71] &lt;&gt; &quot;&quot;; INDEX(INDIRECT(&quot;'SQUAD'.B3:B46&quot;); MATCH([.Z71]; INDIRECT(&quot;'SQUAD'.A3:A46&quot;); 0)); &quot;&quot;)" office:value-type="string" office:string-value="TOMÁŠEK" calcext:value-type="string">
            <text:p>TOMÁŠEK</text:p>
          </table:table-cell>
        </table:table-row>
        <table:table-row table:style-name="ro2">
          <table:table-cell/>
          <table:table-cell table:style-name="ce256"/>
          <table:table-cell table:style-name="ce64" table:number-columns-repeated="3"/>
          <table:covered-table-cell table:number-columns-repeated="9" table:style-name="ce64"/>
          <table:table-cell table:style-name="ce64" table:number-columns-repeated="3"/>
          <table:table-cell table:style-name="ce239"/>
          <table:table-cell table:number-columns-repeated="5"/>
          <table:table-cell table:style-name="ce340" table:formula="of:=[.G75]" office:value-type="float" office:value="20" calcext:value-type="float">
            <text:p>20</text:p>
          </table:table-cell>
          <table:table-cell table:style-name="ce242"/>
          <table:table-cell table:style-name="ce242" table:number-matrix-columns-spanned="1" table:number-matrix-rows-spanned="1" table:formula="of:=IFERROR(INDEX([.$X$3:.$X$23]; SMALL(IF(ISERROR(MATCH([.$X$3:.$X$23]; [.$X$71:.$X$78]; 0)) * ([.$X$3:.$X$23]&lt;&gt;0); ROW([.$X$3:.$X$23])-ROW([.$X$3])+1; &quot;&quot;); ROW([.A2]))); &quot;&quot;)" office:value-type="float" office:value="73" calcext:value-type="float">
            <text:p>73</text:p>
          </table:table-cell>
          <table:table-cell table:style-name="ce170" table:formula="of:=IF([.Z72] &lt;&gt; &quot;&quot;; INDEX(INDIRECT(&quot;'SQUAD'.B3:B46&quot;); MATCH([.Z72]; INDIRECT(&quot;'SQUAD'.A3:A46&quot;); 0)); &quot;&quot;)" office:value-type="string" office:string-value="OLLAS MATTSSON" calcext:value-type="string">
            <text:p>OLLAS MATTSSON</text:p>
          </table:table-cell>
        </table:table-row>
        <table:table-row table:style-name="ro2">
          <table:table-cell/>
          <table:table-cell table:style-name="ce200"/>
          <table:table-cell table:style-name="ce58" table:number-columns-repeated="3"/>
          <table:covered-table-cell table:number-columns-repeated="9" table:style-name="ce58"/>
          <table:table-cell table:style-name="ce58" table:number-columns-repeated="3"/>
          <table:table-cell table:style-name="ce239"/>
          <table:table-cell table:number-columns-repeated="2"/>
          <table:table-cell table:style-name="ce167"/>
          <table:table-cell table:number-columns-repeated="2"/>
          <table:table-cell table:style-name="ce340" table:formula="of:=[.E81]" office:value-type="float" office:value="32" calcext:value-type="float">
            <text:p>32</text:p>
          </table:table-cell>
          <table:table-cell table:style-name="ce242"/>
          <table:table-cell table:style-name="ce242" table:number-matrix-columns-spanned="1" table:number-matrix-rows-spanned="1" table:formula="of:=IFERROR(INDEX([.$X$3:.$X$23]; SMALL(IF(ISERROR(MATCH([.$X$3:.$X$23]; [.$X$71:.$X$78]; 0)) * ([.$X$3:.$X$23]&lt;&gt;0); ROW([.$X$3:.$X$23])-ROW([.$X$3])+1; &quot;&quot;); ROW([.A3]))); &quot;&quot;)" office:value-type="float" office:value="71" calcext:value-type="float">
            <text:p>71</text:p>
          </table:table-cell>
          <table:table-cell table:style-name="ce170" table:formula="of:=IF([.Z73] &lt;&gt; &quot;&quot;; INDEX(INDIRECT(&quot;'SQUAD'.B3:B46&quot;); MATCH([.Z73]; INDIRECT(&quot;'SQUAD'.A3:A46&quot;); 0)); &quot;&quot;)" office:value-type="string" office:string-value="LODIN" calcext:value-type="string">
            <text:p>LODIN</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BP1</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BP2</text:p>
          </table:table-cell>
          <table:table-cell table:style-name="ce214" table:number-columns-repeated="2"/>
          <table:table-cell table:style-name="ce235"/>
          <table:table-cell table:style-name="ce239"/>
          <table:table-cell table:number-columns-repeated="2"/>
          <table:table-cell table:style-name="ce167"/>
          <table:table-cell table:number-columns-repeated="2"/>
          <table:table-cell table:style-name="ce340" table:formula="of:=[.G81]" office:value-type="float" office:value="72" calcext:value-type="float">
            <text:p>72</text:p>
          </table:table-cell>
          <table:table-cell table:style-name="ce242"/>
          <table:table-cell table:style-name="ce242" table:number-matrix-columns-spanned="1" table:number-matrix-rows-spanned="1" table:formula="of:=IFERROR(INDEX([.$X$3:.$X$23]; SMALL(IF(ISERROR(MATCH([.$X$3:.$X$23]; [.$X$71:.$X$78]; 0)) * ([.$X$3:.$X$23]&lt;&gt;0); ROW([.$X$3:.$X$23])-ROW([.$X$3])+1; &quot;&quot;); ROW([.A4]))); &quot;&quot;)" office:value-type="float" office:value="29" calcext:value-type="float">
            <text:p>29</text:p>
          </table:table-cell>
          <table:table-cell table:style-name="ce170" table:formula="of:=IF([.Z74] &lt;&gt; &quot;&quot;; INDEX(INDIRECT(&quot;'SQUAD'.B3:B46&quot;); MATCH([.Z74]; INDIRECT(&quot;'SQUAD'.A3:A46&quot;); 0)); &quot;&quot;)" office:value-type="string" office:string-value="STEEN" calcext:value-type="string">
            <text:p>STEEN</text:p>
          </table:table-cell>
        </table:table-row>
        <table:table-row table:style-name="ro2">
          <table:table-cell/>
          <table:table-cell table:style-name="ce200"/>
          <table:table-cell table:style-name="ce151"/>
          <table:table-cell table:style-name="ce90"/>
          <table:table-cell table:style-name="ce283" table:content-validation-name="val1" table:formula="of:=IF(INDEX(INDIRECT(&quot;'SQUAD'!$A:$A&quot;); MATCH([.E77]; INDIRECT(&quot;'SQUAD'!$B:$B&quot;); 0))=0; &quot;&quot;; INDEX(INDIRECT(&quot;'SQUAD'!$A:$A&quot;); MATCH([.E77]; INDIRECT(&quot;'SQUAD'!$B:$B&quot;); 0)))" office:value-type="float" office:value="11" calcext:value-type="float" table:number-columns-spanned="1" table:number-rows-spanned="2">
            <text:p>11</text:p>
          </table:table-cell>
          <table:table-cell table:style-name="ce113"/>
          <table:table-cell table:style-name="ce291" table:formula="of:=IF(INDEX(INDIRECT(&quot;'SQUAD'!$A:$A&quot;); MATCH([.G77]; INDIRECT(&quot;'SQUAD'!$B:$B&quot;); 0))=0; &quot;&quot;; INDEX(INDIRECT(&quot;'SQUAD'!$A:$A&quot;); MATCH([.G77]; INDIRECT(&quot;'SQUAD'!$B:$B&quot;); 0)))" office:value-type="float" office:value="20" calcext:value-type="float" table:number-columns-spanned="1" table:number-rows-spanned="2">
            <text:p>20</text:p>
          </table:table-cell>
          <table:table-cell table:style-name="ce90"/>
          <table:table-cell table:style-name="ce228"/>
          <table:table-cell table:style-name="ce230"/>
          <table:table-cell table:style-name="ce232"/>
          <table:table-cell table:style-name="ce90"/>
          <table:table-cell table:style-name="ce291" table:formula="of:=IF(INDEX(INDIRECT(&quot;'SQUAD'!$A:$A&quot;); MATCH([.M77]; INDIRECT(&quot;'SQUAD'!$B:$B&quot;); 0))=0; &quot;&quot;; INDEX(INDIRECT(&quot;'SQUAD'!$A:$A&quot;); MATCH([.M77]; INDIRECT(&quot;'SQUAD'!$B:$B&quot;); 0)))" office:value-type="float" office:value="59" calcext:value-type="float" table:number-columns-spanned="1" table:number-rows-spanned="2">
            <text:p>59</text:p>
          </table:table-cell>
          <table:table-cell table:style-name="ce113"/>
          <table:table-cell table:style-name="ce291" table:formula="of:=IF(INDEX(INDIRECT(&quot;'SQUAD'!$A:$A&quot;); MATCH([.O77]; INDIRECT(&quot;'SQUAD'!$B:$B&quot;); 0))=0; &quot;&quot;; INDEX(INDIRECT(&quot;'SQUAD'!$A:$A&quot;); MATCH([.O77]; INDIRECT(&quot;'SQUAD'!$B:$B&quot;); 0)))" office:value-type="float" office:value="22" calcext:value-type="float" table:number-columns-spanned="1" table:number-rows-spanned="2">
            <text:p>22</text:p>
          </table:table-cell>
          <table:table-cell table:style-name="ce90"/>
          <table:table-cell table:style-name="ce236"/>
          <table:table-cell table:style-name="ce239"/>
          <table:table-cell table:number-columns-repeated="2"/>
          <table:table-cell table:style-name="ce167"/>
          <table:table-cell table:number-columns-repeated="2"/>
          <table:table-cell table:style-name="ce340" table:formula="of:=[.M75]" office:value-type="float" office:value="59" calcext:value-type="float">
            <text:p>59</text:p>
          </table:table-cell>
          <table:table-cell table:style-name="ce242"/>
          <table:table-cell table:style-name="ce242" table:number-matrix-columns-spanned="1" table:number-matrix-rows-spanned="1" table:formula="of:=IFERROR(INDEX([.$X$3:.$X$23]; SMALL(IF(ISERROR(MATCH([.$X$3:.$X$23]; [.$X$71:.$X$78]; 0)) * ([.$X$3:.$X$23]&lt;&gt;0); ROW([.$X$3:.$X$23])-ROW([.$X$3])+1; &quot;&quot;); ROW([.A5]))); &quot;&quot;)" office:value-type="float" office:value="26" calcext:value-type="float">
            <text:p>26</text:p>
          </table:table-cell>
          <table:table-cell table:style-name="ce170" table:formula="of:=IF([.Z75] &lt;&gt; &quot;&quot;; INDEX(INDIRECT(&quot;'SQUAD'.B3:B46&quot;); MATCH([.Z75]; INDIRECT(&quot;'SQUAD'.A3:A46&quot;); 0)); &quot;&quot;)" office:value-type="string" office:string-value="NYSTRÖM" calcext:value-type="string">
            <text:p>NYSTRÖM</text:p>
          </table:table-cell>
        </table:table-row>
        <table:table-row table:style-name="ro2">
          <table:table-cell/>
          <table:table-cell table:style-name="ce200"/>
          <table:table-cell table:style-name="ce151"/>
          <table:table-cell table:style-name="ce90"/>
          <table:covered-table-cell table:style-name="ce103"/>
          <table:table-cell table:style-name="Heading_20_1" table:number-columns-spanned="1" table:number-rows-spanned="2"/>
          <table:covered-table-cell table:style-name="ce146"/>
          <table:table-cell table:style-name="ce90"/>
          <table:table-cell table:style-name="ce228"/>
          <table:table-cell table:style-name="ce230"/>
          <table:table-cell table:style-name="ce232"/>
          <table:table-cell table:style-name="ce90"/>
          <table:covered-table-cell table:style-name="ce152"/>
          <table:table-cell table:style-name="Heading_20_1" table:number-columns-spanned="1" table:number-rows-spanned="2"/>
          <table:covered-table-cell table:style-name="ce234"/>
          <table:table-cell table:style-name="ce90"/>
          <table:table-cell table:style-name="ce236"/>
          <table:table-cell table:style-name="ce239"/>
          <table:table-cell table:number-columns-repeated="2"/>
          <table:table-cell table:style-name="ce167"/>
          <table:table-cell table:number-columns-repeated="2"/>
          <table:table-cell table:style-name="ce340" table:formula="of:=[.O75]" office:value-type="float" office:value="22" calcext:value-type="float">
            <text:p>22</text:p>
          </table:table-cell>
          <table:table-cell table:style-name="ce242"/>
          <table:table-cell table:style-name="ce242" table:number-matrix-columns-spanned="1" table:number-matrix-rows-spanned="1" table:formula="of:=IFERROR(INDEX([.$X$3:.$X$23]; SMALL(IF(ISERROR(MATCH([.$X$3:.$X$23]; [.$X$71:.$X$78]; 0)) * ([.$X$3:.$X$23]&lt;&gt;0); ROW([.$X$3:.$X$23])-ROW([.$X$3])+1; &quot;&quot;); ROW([.A6]))); &quot;&quot;)" office:value-type="float" office:value="98" calcext:value-type="float">
            <text:p>98</text:p>
          </table:table-cell>
          <table:table-cell table:style-name="ce170" table:formula="of:=IF([.Z76] &lt;&gt; &quot;&quot;; INDEX(INDIRECT(&quot;'SQUAD'.B3:B46&quot;); MATCH([.Z76]; INDIRECT(&quot;'SQUAD'.A3:A46&quot;); 0)); &quot;&quot;)" office:value-type="string" office:string-value="STUDENIČ" calcext:value-type="string">
            <text:p>STUDENIČ</text:p>
          </table:table-cell>
        </table:table-row>
        <table:table-row table:style-name="ro2">
          <table:table-cell/>
          <table:table-cell table:style-name="ce200"/>
          <table:table-cell table:style-name="ce151"/>
          <table:table-cell table:style-name="ce90"/>
          <table:table-cell table:style-name="ce70" table:content-validation-name="val5" office:value-type="string" calcext:value-type="string">
            <text:p>NYGÅRD</text:p>
          </table:table-cell>
          <table:covered-table-cell table:style-name="Accent_20_3"/>
          <table:table-cell table:style-name="ce77" table:content-validation-name="val5" office:value-type="string" calcext:value-type="string">
            <text:p>WESTFÄLT</text:p>
          </table:table-cell>
          <table:table-cell table:style-name="ce90"/>
          <table:table-cell table:style-name="ce228"/>
          <table:table-cell table:style-name="ce230"/>
          <table:table-cell table:style-name="ce232"/>
          <table:table-cell table:style-name="ce90"/>
          <table:table-cell table:style-name="ce77" table:content-validation-name="val5" office:value-type="string" calcext:value-type="string">
            <text:p>JOHANSSON</text:p>
          </table:table-cell>
          <table:covered-table-cell table:style-name="Accent_20_3"/>
          <table:table-cell table:style-name="ce77" table:content-validation-name="val5" office:value-type="string" calcext:value-type="string">
            <text:p>ÅSLUND</text:p>
          </table:table-cell>
          <table:table-cell table:style-name="ce90"/>
          <table:table-cell table:style-name="ce236"/>
          <table:table-cell table:style-name="ce239"/>
          <table:table-cell table:number-columns-repeated="2"/>
          <table:table-cell table:style-name="ce167"/>
          <table:table-cell table:number-columns-repeated="2"/>
          <table:table-cell table:style-name="ce340" table:formula="of:=[.M81]" office:value-type="float" office:value="52" calcext:value-type="float">
            <text:p>52</text:p>
          </table:table-cell>
          <table:table-cell table:style-name="ce242"/>
          <table:table-cell table:style-name="ce242" table:number-matrix-columns-spanned="1" table:number-matrix-rows-spanned="1" table:formula="of:=IFERROR(INDEX([.$X$3:.$X$23]; SMALL(IF(ISERROR(MATCH([.$X$3:.$X$23]; [.$X$71:.$X$78]; 0)) * ([.$X$3:.$X$23]&lt;&gt;0); ROW([.$X$3:.$X$23])-ROW([.$X$3])+1; &quot;&quot;); ROW([.A7]))); &quot;&quot;)" office:value-type="float" office:value="13" calcext:value-type="float">
            <text:p>13</text:p>
          </table:table-cell>
          <table:table-cell table:style-name="ce170" table:formula="of:=IF([.Z77] &lt;&gt; &quot;&quot;; INDEX(INDIRECT(&quot;'SQUAD'.B3:B46&quot;); MATCH([.Z77]; INDIRECT(&quot;'SQUAD'.A3:A46&quot;); 0)); &quot;&quot;)" office:value-type="string" office:string-value="KELLMAN" calcext:value-type="string">
            <text:p>KELLMAN</text:p>
          </table:table-cell>
        </table:table-row>
        <table:table-row table:style-name="ro2">
          <table:table-cell/>
          <table:table-cell table:style-name="ce200"/>
          <table:table-cell table:style-name="ce151"/>
          <table:table-cell table:style-name="ce211"/>
          <table:table-cell table:style-name="ce113"/>
          <table:table-cell table:style-name="ce297"/>
          <table:table-cell table:style-name="ce113"/>
          <table:table-cell table:style-name="ce218"/>
          <table:table-cell table:style-name="ce228"/>
          <table:table-cell table:style-name="ce230"/>
          <table:table-cell table:style-name="ce232"/>
          <table:table-cell table:style-name="ce218"/>
          <table:table-cell table:style-name="ce113"/>
          <table:table-cell table:style-name="ce297"/>
          <table:table-cell table:style-name="ce113"/>
          <table:table-cell table:style-name="ce218"/>
          <table:table-cell table:style-name="ce236"/>
          <table:table-cell table:style-name="ce239"/>
          <table:table-cell table:number-columns-repeated="2"/>
          <table:table-cell table:style-name="ce167"/>
          <table:table-cell table:number-columns-repeated="2"/>
          <table:table-cell table:style-name="ce340" table:formula="of:=[.O81]" office:value-type="float" office:value="7" calcext:value-type="float">
            <text:p>7</text:p>
          </table:table-cell>
          <table:table-cell table:style-name="ce242"/>
          <table:table-cell table:style-name="ce242" table:number-matrix-columns-spanned="1" table:number-matrix-rows-spanned="1" table:formula="of:=IFERROR(INDEX([.$X$3:.$X$23]; SMALL(IF(ISERROR(MATCH([.$X$3:.$X$23]; [.$X$71:.$X$78]; 0)) * ([.$X$3:.$X$23]&lt;&gt;0); ROW([.$X$3:.$X$23])-ROW([.$X$3])+1; &quot;&quot;); ROW([.A8]))); &quot;&quot;)" office:value-type="float" office:value="34" calcext:value-type="float">
            <text:p>34</text:p>
          </table:table-cell>
          <table:table-cell table:style-name="ce170" table:formula="of:=IF([.Z78] &lt;&gt; &quot;&quot;; INDEX(INDIRECT(&quot;'SQUAD'.B3:B46&quot;); MATCH([.Z78]; INDIRECT(&quot;'SQUAD'.A3:A46&quot;); 0)); &quot;&quot;)" office:value-type="string" office:string-value="LINDQVIST" calcext:value-type="string">
            <text:p>LINDQVIST</text:p>
          </table:table-cell>
        </table:table-row>
        <table:table-row table:style-name="ro2">
          <table:table-cell/>
          <table:table-cell table:style-name="ce200"/>
          <table:table-cell table:style-name="ce151"/>
          <table:table-cell table:style-name="ce113" table:number-columns-repeated="2"/>
          <table:table-cell table:style-name="ce218"/>
          <table:table-cell table:style-name="ce113" table:number-columns-repeated="2"/>
          <table:table-cell table:style-name="ce228"/>
          <table:table-cell table:style-name="ce230"/>
          <table:table-cell table:style-name="ce232"/>
          <table:table-cell table:style-name="ce113" table:number-columns-repeated="2"/>
          <table:table-cell table:style-name="ce218"/>
          <table:table-cell table:style-name="ce113" table:number-columns-repeated="2"/>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9]))); &quot;&quot;)" office:value-type="float" office:value="28" calcext:value-type="float">
            <text:p>28</text:p>
          </table:table-cell>
          <table:table-cell table:style-name="ce170" table:formula="of:=IF([.Z79] &lt;&gt; &quot;&quot;; INDEX(INDIRECT(&quot;'SQUAD'.B3:B46&quot;); MATCH([.Z79]; INDIRECT(&quot;'SQUAD'.A3:A46&quot;); 0)); &quot;&quot;)" office:value-type="string" office:string-value="ALBA" calcext:value-type="string">
            <text:p>ALBA</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0]))); &quot;&quot;)" office:value-type="float" office:value="92" calcext:value-type="float">
            <text:p>92</text:p>
          </table:table-cell>
          <table:table-cell table:style-name="ce170" table:formula="of:=IF([.Z80] &lt;&gt; &quot;&quot;; INDEX(INDIRECT(&quot;'SQUAD'.B3:B46&quot;); MATCH([.Z80]; INDIRECT(&quot;'SQUAD'.A3:A46&quot;); 0)); &quot;&quot;)" office:value-type="string" office:string-value="FORSELL" calcext:value-type="string">
            <text:p>FORSELL</text:p>
          </table:table-cell>
        </table:table-row>
        <table:table-row table:style-name="ro2">
          <table:table-cell/>
          <table:table-cell table:style-name="ce200"/>
          <table:table-cell table:style-name="ce151"/>
          <table:table-cell table:style-name="ce113"/>
          <table:table-cell table:style-name="ce291" table:formula="of:=IF(INDEX(INDIRECT(&quot;'SQUAD'!$A:$A&quot;); MATCH([.E83]; INDIRECT(&quot;'SQUAD'!$B:$B&quot;); 0))=0; &quot;&quot;; INDEX(INDIRECT(&quot;'SQUAD'!$A:$A&quot;); MATCH([.E83]; INDIRECT(&quot;'SQUAD'!$B:$B&quot;); 0)))" office:value-type="float" office:value="32" calcext:value-type="float" table:number-columns-spanned="1" table:number-rows-spanned="2">
            <text:p>32</text:p>
          </table:table-cell>
          <table:table-cell table:style-name="ce113"/>
          <table:table-cell table:style-name="ce291" table:formula="of:=IF(INDEX(INDIRECT(&quot;'SQUAD'!$A:$A&quot;); MATCH([.G83]; INDIRECT(&quot;'SQUAD'!$B:$B&quot;); 0))=0; &quot;&quot;; INDEX(INDIRECT(&quot;'SQUAD'!$A:$A&quot;); MATCH([.G83]; INDIRECT(&quot;'SQUAD'!$B:$B&quot;); 0)))" office:value-type="float" office:value="72" calcext:value-type="float" table:number-columns-spanned="1" table:number-rows-spanned="2">
            <text:p>72</text:p>
          </table:table-cell>
          <table:table-cell table:style-name="ce113"/>
          <table:table-cell table:style-name="ce228"/>
          <table:table-cell table:style-name="ce230"/>
          <table:table-cell table:style-name="ce232"/>
          <table:table-cell table:style-name="ce113"/>
          <table:table-cell table:style-name="ce291" table:formula="of:=IF(INDEX(INDIRECT(&quot;'SQUAD'!$A:$A&quot;); MATCH([.M83]; INDIRECT(&quot;'SQUAD'!$B:$B&quot;); 0))=0; &quot;&quot;; INDEX(INDIRECT(&quot;'SQUAD'!$A:$A&quot;); MATCH([.M83]; INDIRECT(&quot;'SQUAD'!$B:$B&quot;); 0)))" office:value-type="float" office:value="52" calcext:value-type="float" table:number-columns-spanned="1" table:number-rows-spanned="2">
            <text:p>52</text:p>
          </table:table-cell>
          <table:table-cell table:style-name="ce113"/>
          <table:table-cell table:style-name="ce291" table:formula="of:=IF(INDEX(INDIRECT(&quot;'SQUAD'!$A:$A&quot;); MATCH([.O83]; INDIRECT(&quot;'SQUAD'!$B:$B&quot;); 0))=0; &quot;&quot;; INDEX(INDIRECT(&quot;'SQUAD'!$A:$A&quot;); MATCH([.O83]; INDIRECT(&quot;'SQUAD'!$B:$B&quot;); 0)))" office:value-type="float" office:value="7" calcext:value-type="float" table:number-columns-spanned="1" table:number-rows-spanned="2">
            <text:p>7</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1]))); &quot;&quot;)" office:value-type="float" office:value="44" calcext:value-type="float">
            <text:p>44</text:p>
          </table:table-cell>
          <table:table-cell table:style-name="ce170" table:formula="of:=IF([.Z81] &lt;&gt; &quot;&quot;; INDEX(INDIRECT(&quot;'SQUAD'.B3:B46&quot;); MATCH([.Z81]; INDIRECT(&quot;'SQUAD'.A3:A46&quot;); 0)); &quot;&quot;)" office:value-type="string" office:string-value="ANDERSSON" calcext:value-type="string">
            <text:p>ANDERSSON</text:p>
          </table:table-cell>
        </table:table-row>
        <table:table-row table:style-name="ro2">
          <table:table-cell/>
          <table:table-cell table:style-name="ce200"/>
          <table:table-cell table:style-name="ce151"/>
          <table:table-cell table:style-name="ce113"/>
          <table:covered-table-cell table:style-name="ce217"/>
          <table:table-cell table:style-name="ce113"/>
          <table:covered-table-cell table:style-name="ce226"/>
          <table:table-cell table:style-name="ce113"/>
          <table:table-cell table:style-name="ce228"/>
          <table:table-cell table:style-name="ce230"/>
          <table:table-cell table:style-name="ce232"/>
          <table:table-cell table:style-name="ce113"/>
          <table:covered-table-cell table:style-name="ce123"/>
          <table:table-cell table:style-name="ce113"/>
          <table:covered-table-cell table:style-name="ce226"/>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2]))); &quot;&quot;)" office:value-type="float" office:value="16" calcext:value-type="float">
            <text:p>16</text:p>
          </table:table-cell>
          <table:table-cell table:style-name="ce170" table:formula="of:=IF([.Z82] &lt;&gt; &quot;&quot;; INDEX(INDIRECT(&quot;'SQUAD'.B3:B46&quot;); MATCH([.Z82]; INDIRECT(&quot;'SQUAD'.A3:A46&quot;); 0)); &quot;&quot;)" office:value-type="string" office:string-value="LJUNGKRANTZ" calcext:value-type="string">
            <text:p>LJUNGKRANTZ</text:p>
          </table:table-cell>
        </table:table-row>
        <table:table-row table:style-name="ro2">
          <table:table-cell/>
          <table:table-cell table:style-name="ce200"/>
          <table:table-cell table:style-name="ce151"/>
          <table:table-cell table:style-name="ce113"/>
          <table:table-cell table:style-name="ce77" table:content-validation-name="val5" office:value-type="string" calcext:value-type="string">
            <text:p>NYGREN</text:p>
          </table:table-cell>
          <table:table-cell table:style-name="ce113"/>
          <table:table-cell table:style-name="ce77" table:content-validation-name="val5" office:value-type="string" calcext:value-type="string">
            <text:p>SOLBERG</text:p>
          </table:table-cell>
          <table:table-cell table:style-name="ce113"/>
          <table:table-cell table:style-name="ce228"/>
          <table:table-cell table:style-name="ce230"/>
          <table:table-cell table:style-name="ce232"/>
          <table:table-cell table:style-name="ce113"/>
          <table:table-cell table:style-name="ce77" table:content-validation-name="val5" office:value-type="string" calcext:value-type="string">
            <text:p>TORNBERG</text:p>
          </table:table-cell>
          <table:table-cell table:style-name="ce113"/>
          <table:table-cell table:style-name="ce77" table:content-validation-name="val5" office:value-type="string" calcext:value-type="string">
            <text:p>BERGKVIST</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3]))); &quot;&quot;)">
            <text:p/>
          </table:table-cell>
          <table:table-cell table:style-name="ce170" table:formula="of:=IF([.Z83] &lt;&gt; &quot;&quot;; INDEX(INDIRECT(&quot;'SQUAD'.B3:B46&quot;); MATCH([.Z83]; INDIRECT(&quot;'SQUAD'.A3:A46&quot;); 0)); &quot;&quot;)">
            <text:p/>
          </table:table-cell>
        </table:table-row>
        <table:table-row table:style-name="ro2">
          <table:table-cell/>
          <table:table-cell table:style-name="ce200"/>
          <table:table-cell table:style-name="ce151"/>
          <table:table-cell table:style-name="ce113"/>
          <table:table-cell table:style-name="ce218"/>
          <table:table-cell table:style-name="ce113"/>
          <table:table-cell table:style-name="ce218"/>
          <table:table-cell table:style-name="ce113"/>
          <table:table-cell table:style-name="ce228"/>
          <table:table-cell table:style-name="ce230"/>
          <table:table-cell table:style-name="ce232"/>
          <table:table-cell table:style-name="ce113"/>
          <table:table-cell table:style-name="ce218"/>
          <table:table-cell table:style-name="ce113"/>
          <table:table-cell table:style-name="ce218"/>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4]))); &quot;&quot;)">
            <text:p/>
          </table:table-cell>
          <table:table-cell table:style-name="ce170" table:formula="of:=IF([.Z84] &lt;&gt; &quot;&quot;; INDEX(INDIRECT(&quot;'SQUAD'.B3:B46&quot;); MATCH([.Z84]; INDIRECT(&quot;'SQUAD'.A3:A46&quot;); 0)); &quot;&quot;)">
            <text:p/>
          </table:table-cell>
        </table:table-row>
        <table:table-row table:style-name="ro2">
          <table:table-cell/>
          <table:table-cell table:style-name="ce200"/>
          <table:table-cell table:style-name="ce153"/>
          <table:table-cell table:style-name="ce194"/>
          <table:table-cell table:style-name="ce292"/>
          <table:table-cell table:style-name="ce194"/>
          <table:table-cell table:style-name="ce292"/>
          <table:table-cell table:style-name="ce194"/>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5]))); &quot;&quot;)">
            <text:p/>
          </table:table-cell>
          <table:table-cell table:style-name="ce170" table:formula="of:=IF([.Z85] &lt;&gt; &quot;&quot;; INDEX(INDIRECT(&quot;'SQUAD'.B3:B46&quot;); MATCH([.Z85]; INDIRECT(&quot;'SQUAD'.A3:A46&quot;); 0)); &quot;&quot;)">
            <text:p/>
          </table:table-cell>
        </table:table-row>
        <table:table-row table:style-name="ro2">
          <table:table-cell/>
          <table:table-cell table:style-name="ce201"/>
          <table:table-cell table:style-name="ce204" table:number-columns-repeated="15"/>
          <table:table-cell table:style-name="ce240"/>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6]))); &quot;&quot;)">
            <text:p/>
          </table:table-cell>
          <table:table-cell table:style-name="ce170" table:formula="of:=IF([.Z86] &lt;&gt; &quot;&quot;; INDEX(INDIRECT(&quot;'SQUAD'.B3:B46&quot;); MATCH([.Z86]; INDIRECT(&quot;'SQUAD'.A3:A46&quot;); 0)); &quot;&quot;)">
            <text:p/>
          </table:table-cell>
        </table:table-row>
        <table:table-row table:style-name="ro2">
          <table:table-cell/>
          <table:table-cell table:style-name="ce201"/>
          <table:table-cell table:style-name="ce204" table:number-columns-repeated="2"/>
          <table:table-cell table:style-name="ce296" table:formula="of:=[.Z71] &amp; &quot; &quot; &amp; [.AA71]" office:value-type="string" office:string-value="96 TOMÁŠEK" calcext:value-type="string">
            <text:p>96 TOMÁŠEK</text:p>
          </table:table-cell>
          <table:table-cell table:style-name="ce312"/>
          <table:table-cell table:style-name="ce296" table:formula="of:=[.Z76] &amp; &quot; &quot; &amp; [.AA76]" office:value-type="string" office:string-value="98 STUDENIČ" calcext:value-type="string">
            <text:p>98 STUDENIČ</text:p>
          </table:table-cell>
          <table:table-cell table:style-name="ce312" table:number-columns-repeated="4"/>
          <table:table-cell table:style-name="ce296" table:formula="of:=[.Z81] &amp; &quot; &quot; &amp; [.AA81]" office:value-type="string" office:string-value="44 ANDERSSON" calcext:value-type="string">
            <text:p>44 ANDERSSON</text:p>
          </table:table-cell>
          <table:table-cell table:style-name="ce312"/>
          <table:table-cell table:style-name="ce296" table:formula="of:=[.Z86] &amp; &quot; &quot; &amp; [.AA86]" office:value-type="string" office:string-value=" " calcext:value-type="string">
            <text:p><text:s/></text:p>
          </table:table-cell>
          <table:table-cell table:style-name="ce312"/>
          <table:table-cell table:style-name="ce296" table:formula="of:=[.Z91] &amp; &quot; &quot; &amp; [.AA91]" office:value-type="string" office:string-value=" " calcext:value-type="string">
            <text:p><text:s/></text:p>
          </table:table-cell>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17]))); &quot;&quot;)">
            <text:p/>
          </table:table-cell>
          <table:table-cell table:style-name="ce170" table:formula="of:=IF([.Z87] &lt;&gt; &quot;&quot;; INDEX(INDIRECT(&quot;'SQUAD'.B3:B46&quot;); MATCH([.Z87]; INDIRECT(&quot;'SQUAD'.A3:A46&quot;); 0)); &quot;&quot;)">
            <text:p/>
          </table:table-cell>
        </table:table-row>
        <table:table-row table:style-name="ro2">
          <table:table-cell/>
          <table:table-cell table:style-name="ce201"/>
          <table:table-cell table:style-name="ce204" table:number-columns-repeated="2"/>
          <table:table-cell table:style-name="ce296" table:formula="of:=[.Z72] &amp; &quot; &quot; &amp; [.AA72]" office:value-type="string" office:string-value="73 OLLAS MATTSSON" calcext:value-type="string">
            <text:p>73 OLLAS MATTSSON</text:p>
          </table:table-cell>
          <table:table-cell table:style-name="ce312"/>
          <table:table-cell table:style-name="ce296" table:formula="of:=[.Z77] &amp; &quot; &quot; &amp; [.AA77]" office:value-type="string" office:string-value="13 KELLMAN" calcext:value-type="string">
            <text:p>13 KELLMAN</text:p>
          </table:table-cell>
          <table:table-cell table:style-name="ce312" table:number-columns-repeated="4"/>
          <table:table-cell table:style-name="ce296" table:formula="of:=[.Z82] &amp; &quot; &quot; &amp; [.AA82]" office:value-type="string" office:string-value="16 LJUNGKRANTZ" calcext:value-type="string">
            <text:p>16 LJUNGKRANTZ</text:p>
          </table:table-cell>
          <table:table-cell table:style-name="ce312"/>
          <table:table-cell table:style-name="ce296" table:formula="of:=[.Z87] &amp; &quot; &quot; &amp; [.AA87]" office:value-type="string" office:string-value=" " calcext:value-type="string">
            <text:p><text:s/></text:p>
          </table:table-cell>
          <table:table-cell table:style-name="ce312"/>
          <table:table-cell table:style-name="ce337"/>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18]))); &quot;&quot;)">
            <text:p/>
          </table:table-cell>
          <table:table-cell table:style-name="ce170" table:formula="of:=IF([.Z88] &lt;&gt; &quot;&quot;; INDEX(INDIRECT(&quot;'SQUAD'.B3:B46&quot;); MATCH([.Z88]; INDIRECT(&quot;'SQUAD'.A3:A46&quot;); 0)); &quot;&quot;)">
            <text:p/>
          </table:table-cell>
        </table:table-row>
        <table:table-row table:style-name="ro2">
          <table:table-cell/>
          <table:table-cell table:style-name="ce201"/>
          <table:table-cell table:style-name="ce204" table:number-columns-repeated="2"/>
          <table:table-cell table:style-name="ce296" table:formula="of:=[.Z73] &amp; &quot; &quot; &amp; [.AA73]" office:value-type="string" office:string-value="71 LODIN" calcext:value-type="string">
            <text:p>71 LODIN</text:p>
          </table:table-cell>
          <table:table-cell table:style-name="ce312"/>
          <table:table-cell table:style-name="ce296" table:formula="of:=[.Z78] &amp; &quot; &quot; &amp; [.AA78]" office:value-type="string" office:string-value="34 LINDQVIST" calcext:value-type="string">
            <text:p>34 LINDQVIST</text:p>
          </table:table-cell>
          <table:table-cell table:style-name="ce312" table:number-columns-repeated="4"/>
          <table:table-cell table:style-name="ce296" table:formula="of:=[.Z83] &amp; &quot; &quot; &amp; [.AA83]" office:value-type="string" office:string-value=" " calcext:value-type="string">
            <text:p><text:s/></text:p>
          </table:table-cell>
          <table:table-cell table:style-name="ce312"/>
          <table:table-cell table:style-name="ce296" table:formula="of:=[.Z88] &amp; &quot; &quot; &amp; [.AA88]"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19]))); &quot;&quot;)">
            <text:p/>
          </table:table-cell>
          <table:table-cell table:style-name="ce170" table:formula="of:=IF([.Z89] &lt;&gt; &quot;&quot;; INDEX(INDIRECT(&quot;'SQUAD'.B3:B46&quot;); MATCH([.Z89]; INDIRECT(&quot;'SQUAD'.A3:A46&quot;); 0)); &quot;&quot;)">
            <text:p/>
          </table:table-cell>
        </table:table-row>
        <table:table-row table:style-name="ro2">
          <table:table-cell/>
          <table:table-cell table:style-name="ce201"/>
          <table:table-cell table:style-name="ce204" table:number-columns-repeated="2"/>
          <table:table-cell table:style-name="ce296" table:formula="of:=[.Z74] &amp; &quot; &quot; &amp; [.AA74]" office:value-type="string" office:string-value="29 STEEN" calcext:value-type="string">
            <text:p>29 STEEN</text:p>
          </table:table-cell>
          <table:table-cell table:style-name="ce312"/>
          <table:table-cell table:style-name="ce296" table:formula="of:=[.Z79] &amp; &quot; &quot; &amp; [.AA79]" office:value-type="string" office:string-value="28 ALBA" calcext:value-type="string">
            <text:p>28 ALBA</text:p>
          </table:table-cell>
          <table:table-cell table:style-name="ce312" table:number-columns-repeated="4"/>
          <table:table-cell table:style-name="ce296" table:formula="of:=[.Z84] &amp; &quot; &quot; &amp; [.AA84]" office:value-type="string" office:string-value=" " calcext:value-type="string">
            <text:p><text:s/></text:p>
          </table:table-cell>
          <table:table-cell table:style-name="ce312"/>
          <table:table-cell table:style-name="ce296" table:formula="of:=[.Z89] &amp; &quot; &quot; &amp; [.AA89]"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20]))); &quot;&quot;)">
            <text:p/>
          </table:table-cell>
          <table:table-cell table:style-name="ce170" table:formula="of:=IF([.Z90] &lt;&gt; &quot;&quot;; INDEX(INDIRECT(&quot;'SQUAD'.B3:B46&quot;); MATCH([.Z90]; INDIRECT(&quot;'SQUAD'.A3:A46&quot;); 0)); &quot;&quot;)">
            <text:p/>
          </table:table-cell>
        </table:table-row>
        <table:table-row table:style-name="ro2">
          <table:table-cell/>
          <table:table-cell table:style-name="ce201"/>
          <table:table-cell table:style-name="ce204" table:number-columns-repeated="2"/>
          <table:table-cell table:style-name="ce296" table:formula="of:=[.Z75] &amp; &quot; &quot; &amp; [.AA75]" office:value-type="string" office:string-value="26 NYSTRÖM" calcext:value-type="string">
            <text:p>26 NYSTRÖM</text:p>
          </table:table-cell>
          <table:table-cell table:style-name="ce312"/>
          <table:table-cell table:style-name="ce296" table:formula="of:=[.Z80] &amp; &quot; &quot; &amp; [.AA80]" office:value-type="string" office:string-value="92 FORSELL" calcext:value-type="string">
            <text:p>92 FORSELL</text:p>
          </table:table-cell>
          <table:table-cell table:style-name="ce312" table:number-columns-repeated="4"/>
          <table:table-cell table:style-name="ce296" table:formula="of:=[.Z85] &amp; &quot; &quot; &amp; [.AA85]" office:value-type="string" office:string-value=" " calcext:value-type="string">
            <text:p><text:s/></text:p>
          </table:table-cell>
          <table:table-cell table:style-name="ce312"/>
          <table:table-cell table:style-name="ce296" table:formula="of:=[.Z90] &amp; &quot; &quot; &amp; [.AA90]"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21]))); &quot;&quot;)">
            <text:p/>
          </table:table-cell>
          <table:table-cell table:style-name="ce170" table:formula="of:=IF([.Z91] &lt;&gt; &quot;&quot;; INDEX(INDIRECT(&quot;'SQUAD'.B3:B46&quot;); MATCH([.Z91]; INDIRECT(&quot;'SQUAD'.A3:A46&quot;); 0)); &quot;&quot;)">
            <text:p/>
          </table:table-cell>
        </table:table-row>
        <table:table-row table:style-name="ro2">
          <table:table-cell/>
          <table:table-cell table:style-name="ce202"/>
          <table:table-cell table:style-name="ce205" table:number-columns-repeated="2"/>
          <table:table-cell table:style-name="ce278" table:number-columns-repeated="12"/>
          <table:table-cell table:style-name="ce205"/>
          <table:table-cell table:style-name="ce241"/>
          <table:table-cell table:number-columns-repeated="9"/>
        </table:table-row>
        <table:table-row table:style-name="ro2" table:number-rows-repeated="1048483">
          <table:table-cell table:number-columns-repeated="27"/>
        </table:table-row>
        <table:table-row table:style-name="ro2">
          <table:table-cell table:number-columns-repeated="27"/>
        </table:table-row>
        <calcext:conditional-formats>
          <calcext:conditional-format calcext:target-range-address="FORMATIONS.D6:FORMATIONS.D6 FORMATIONS.F7:FORMATIONS.F7 FORMATIONS.H6:FORMATIONS.H6 FORMATIONS.L6:FORMATIONS.L6 FORMATIONS.N7:FORMATIONS.N7 FORMATIONS.P6:FORMATIONS.P6 FORMATIONS.D19:FORMATIONS.D19 FORMATIONS.E12:FORMATIONS.E12 FORMATIONS.E25:FORMATIONS.E25 FORMATIONS.F20:FORMATIONS.F20 FORMATIONS.F32:FORMATIONS.F32 FORMATIONS.G12:FORMATIONS.G12 FORMATIONS.G25:FORMATIONS.G25 FORMATIONS.H19:FORMATIONS.H19 FORMATIONS.L19:FORMATIONS.L19 FORMATIONS.M12:FORMATIONS.M12 FORMATIONS.M25:FORMATIONS.M25 FORMATIONS.N20:FORMATIONS.N20 FORMATIONS.O12:FORMATIONS.O12 FORMATIONS.O25:FORMATIONS.O25 FORMATIONS.P19:FORMATIONS.P19 FORMATIONS.F38:FORMATIONS.F38">
            <calcext:condition calcext:apply-style-name="Untitled2" calcext:value="formula-is(AND([.D6]&lt;&gt;&quot;&quot;; COUNTIF([.$X$3:.$X$25]; [.D6]) &gt; 1))" calcext:base-cell-address="FORMATIONS.D6"/>
          </calcext:conditional-format>
          <calcext:conditional-format calcext:target-range-address="FORMATIONS.D52:FORMATIONS.D52 FORMATIONS.E58:FORMATIONS.E58 FORMATIONS.E75:FORMATIONS.E75 FORMATIONS.E81:FORMATIONS.E81 FORMATIONS.F53:FORMATIONS.F53 FORMATIONS.G58:FORMATIONS.G58 FORMATIONS.G75:FORMATIONS.G75 FORMATIONS.G81:FORMATIONS.G81 FORMATIONS.H52:FORMATIONS.H52 FORMATIONS.L52:FORMATIONS.L52 FORMATIONS.M58:FORMATIONS.M58 FORMATIONS.M75:FORMATIONS.M75 FORMATIONS.M81:FORMATIONS.M81 FORMATIONS.N53:FORMATIONS.N53 FORMATIONS.O58:FORMATIONS.O58 FORMATIONS.O75:FORMATIONS.O75 FORMATIONS.P52:FORMATIONS.P52 FORMATIONS.O81:FORMATIONS.O81">
            <calcext:condition calcext:apply-style-name="GREY" calcext:value="formula-is(AND([.D52]&lt;&gt;&quot;&quot;; ISERROR(MATCH([.D52]; [.$X$3:.$X$25]; 0))))" calcext:base-cell-address="FORMATIONS.D52"/>
          </calcext:conditional-format>
        </calcext:conditional-formats>
      </table:table>
      <table:table table:name="README" table:style-name="ta1">
        <office:forms form:automatic-focus="false" form:apply-design-mode="false"/>
        <table:table-column table:style-name="co3" table:default-cell-style-name="Default"/>
        <table:table-column table:style-name="co3" table:default-cell-style-name="ce172"/>
        <table:table-column table:style-name="co3" table:number-columns-repeated="5" table:default-cell-style-name="ce207"/>
        <table:table-column table:style-name="co3" table:default-cell-style-name="ce215"/>
        <table:table-row table:style-name="ro1">
          <table:table-cell/>
          <table:table-cell table:style-name="Default" table:number-columns-repeated="7"/>
        </table:table-row>
        <table:table-row table:style-name="ro4">
          <table:table-cell/>
          <table:table-cell table:style-name="ce160" office:value-type="string" calcext:value-type="string" table:number-columns-spanned="7" table:number-rows-spanned="1">
            <text:p>OVERVIEW</text:p>
          </table:table-cell>
          <table:covered-table-cell table:number-columns-repeated="4" table:style-name="ce180"/>
          <table:covered-table-cell table:style-name="ce185"/>
          <table:covered-table-cell table:style-name="ce186"/>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62" office:value-type="string" calcext:value-type="string" table:number-columns-spanned="7" table:number-rows-spanned="2">
            <text:p>This workbook allows you to create, edit and compare different hockey formations, including special teams like powerplay (PP) and boxplay (BP). </text:p>
          </table:table-cell>
          <table:covered-table-cell table:number-columns-repeated="4" table:style-name="ce208"/>
          <table:covered-table-cell table:number-columns-repeated="2"/>
        </table:table-row>
        <table:table-row table:style-name="ro1">
          <table:table-cell/>
          <table:covered-table-cell table:style-name="ce166"/>
          <table:covered-table-cell table:number-columns-repeated="4" table:style-name="ce183"/>
          <table:covered-table-cell table:style-name="ce210"/>
          <table:covered-table-cell table:style-name="ce216"/>
        </table:table-row>
        <table:table-row table:style-name="ro1">
          <table:table-cell/>
          <table:table-cell table:style-name="ce187" table:number-columns-spanned="7" table:number-rows-spanned="1"/>
          <table:covered-table-cell table:number-columns-repeated="4" table:style-name="ce187"/>
          <table:covered-table-cell table:number-columns-repeated="2" table:style-name="Default"/>
        </table:table-row>
        <table:table-row table:style-name="ro4">
          <table:table-cell/>
          <table:table-cell table:style-name="ce160" office:value-type="string" calcext:value-type="string" table:number-columns-spanned="7" table:number-rows-spanned="1">
            <text:p>HOW TO USE</text:p>
          </table:table-cell>
          <table:covered-table-cell table:number-columns-repeated="4" table:style-name="ce180"/>
          <table:covered-table-cell table:style-name="ce185"/>
          <table:covered-table-cell table:style-name="ce186"/>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69" office:value-type="string" calcext:value-type="string" table:number-columns-spanned="7" table:number-rows-spanned="1">
            <text:p>ADDING PLAYERS</text:p>
          </table:table-cell>
          <table:covered-table-cell table:number-columns-repeated="4" table:style-name="ce208"/>
          <table:covered-table-cell table:number-columns-repeated="2"/>
        </table:table-row>
        <table:table-row table:style-name="ro1">
          <table:table-cell/>
          <table:table-cell table:style-name="ce189" office:value-type="string" calcext:value-type="string" table:number-columns-spanned="7" table:number-rows-spanned="2">
            <text:p>Enter player names (column B) and jersey numbers (column A) in the <text:span text:style-name="T1">SQUAD</text:span> sheet. Players will automatically appear in the <text:span text:style-name="T1">FORMATIONS</text:span> drop-down menus for their respective positions.</text:p>
          </table:table-cell>
          <table:covered-table-cell table:number-columns-repeated="4" table:style-name="ce208"/>
          <table:covered-table-cell table:number-columns-repeated="2"/>
        </table:table-row>
        <table:table-row table:style-name="ro1">
          <table:table-cell/>
          <table:covered-table-cell table:style-name="ce171"/>
          <table:covered-table-cell table:number-columns-repeated="4" table:style-name="ce208"/>
          <table:covered-table-cell table:number-columns-repeated="2"/>
        </table:table-row>
        <table:table-row table:style-name="ro1">
          <table:table-cell/>
          <table:table-cell table:style-name="ce189" office:value-type="string" calcext:value-type="string" table:number-columns-spanned="7" table:number-rows-spanned="2">
            <text:p>If a player doesn’t have a confirmed jersey number yet, you can use a unique letter or set of letters, or a placeholder number, instead. Leaving it blank will exclude him from the duplicate check system.</text:p>
          </table:table-cell>
          <table:covered-table-cell table:number-columns-repeated="6"/>
        </table:table-row>
        <table:table-row table:style-name="ro1">
          <table:table-cell/>
          <table:covered-table-cell table:number-columns-repeated="7"/>
        </table:table-row>
        <table:table-row table:style-name="ro1">
          <table:table-cell/>
          <table:table-cell table:style-name="ce189" office:value-type="string" calcext:value-type="string" table:number-columns-spanned="7" table:number-rows-spanned="3">
            <text:p><text:span text:style-name="T2">Cell Ranges: The </text:span><text:span text:style-name="T3">FORMATIONS</text:span><text:span text:style-name="T2"> drop-down menus are configured to allow only the relevant players for each position. They do this by pulling data from certain cell ranges in the </text:span><text:span text:style-name="T3">SQUAD</text:span><text:span text:style-name="T4"> sheet, which have been color-coded for visual clarity. </text:span></text:p>
          </table:table-cell>
          <table:covered-table-cell table:number-columns-repeated="6"/>
        </table:table-row>
        <table:table-row table:style-name="ro1">
          <table:table-cell/>
          <table:covered-table-cell table:number-columns-repeated="7"/>
        </table:table-row>
        <table:table-row table:style-name="ro3">
          <table:table-cell/>
          <table:covered-table-cell table:number-columns-repeated="7"/>
        </table:table-row>
        <table:table-row table:style-name="ro1">
          <table:table-cell/>
          <table:table-cell table:style-name="ce189" office:value-type="string" calcext:value-type="string" table:number-columns-spanned="7" table:number-rows-spanned="2">
            <text:p>This means you should add your player in a row belonging to a cell range matching his position. The D column of <text:span text:style-name="T1">SQUAD</text:span> should serve as reference for this. </text:p>
          </table:table-cell>
          <table:covered-table-cell table:number-columns-repeated="5" table:style-name="Default"/>
          <table:covered-table-cell table:style-name="ce219"/>
        </table:table-row>
        <table:table-row table:style-name="ro1">
          <table:table-cell/>
          <table:covered-table-cell table:style-name="ce191"/>
          <table:covered-table-cell table:number-columns-repeated="5" table:style-name="Default"/>
          <table:covered-table-cell table:style-name="ce219"/>
        </table:table-row>
        <table:table-row table:style-name="ro5">
          <table:table-cell/>
          <table:table-cell table:style-name="ce173" office:value-type="string" calcext:value-type="string" table:number-columns-spanned="7" table:number-rows-spanned="1">
            <text:p>NOTE: All forwards (including centers) in B20:B40 are eligible for LW and RW positions, but only players in B20:B28 (light blue) will be eligible for the C position (center forward).</text:p>
          </table:table-cell>
          <table:covered-table-cell table:number-columns-repeated="4" table:style-name="ce208"/>
          <table:covered-table-cell table:number-columns-repeated="2"/>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69" office:value-type="string" calcext:value-type="string" table:number-columns-spanned="7" table:number-rows-spanned="1">
            <text:p>CREATING FORMATIONS</text:p>
          </table:table-cell>
          <table:covered-table-cell table:number-columns-repeated="4" table:style-name="ce208"/>
          <table:covered-table-cell table:number-columns-repeated="2"/>
        </table:table-row>
        <table:table-row table:style-name="ro1">
          <table:table-cell/>
          <table:table-cell table:style-name="ce189" office:value-type="string" calcext:value-type="string" table:number-columns-spanned="7" table:number-rows-spanned="3">
            <text:p><text:span text:style-name="T5">In the </text:span><text:span text:style-name="T1">FORMATIONS</text:span> sheet, Use the drop-down menus to select players for each position. The menus are located in cells D8, F9, H8 and so on. Select the cell and click on the small arrow icon that appears to the right of the cell to show the menu.</text:p>
          </table:table-cell>
          <table:covered-table-cell table:number-columns-repeated="4" table:style-name="ce208"/>
          <table:covered-table-cell table:number-columns-repeated="2"/>
        </table:table-row>
        <table:table-row table:style-name="ro1">
          <table:table-cell/>
          <table:covered-table-cell table:style-name="ce171"/>
          <table:covered-table-cell table:number-columns-repeated="4" table:style-name="ce208"/>
          <table:covered-table-cell table:number-columns-repeated="2"/>
        </table:table-row>
        <table:table-row table:style-name="ro1">
          <table:table-cell/>
          <table:covered-table-cell table:number-columns-repeated="7"/>
        </table:table-row>
        <table:table-row table:style-name="ro1">
          <table:table-cell/>
          <table:table-cell table:style-name="ce161" office:value-type="string" calcext:value-type="string" table:number-columns-spanned="7" table:number-rows-spanned="1">
            <text:p>Selecting an empty row from the menu will leave the position vacant.</text:p>
          </table:table-cell>
          <table:covered-table-cell table:number-columns-repeated="6"/>
        </table:table-row>
        <table:table-row table:style-name="ro1">
          <table:table-cell/>
          <table:table-cell table:style-name="ce189" office:value-type="string" calcext:value-type="string" table:number-columns-spanned="7" table:number-rows-spanned="2">
            <text:p>A player can be selected for multiple positions in the starting lineup, but since this is not recommended, their jersey number will be highlighted (red) to indicate a duplicate.</text:p>
          </table:table-cell>
          <table:covered-table-cell table:number-columns-repeated="4" table:style-name="ce208"/>
          <table:covered-table-cell table:number-columns-repeated="2"/>
        </table:table-row>
        <table:table-row table:style-name="ro1">
          <table:table-cell/>
          <table:covered-table-cell table:style-name="ce171"/>
          <table:covered-table-cell table:number-columns-repeated="4" table:style-name="ce208"/>
          <table:covered-table-cell table:number-columns-repeated="2"/>
        </table:table-row>
        <table:table-row table:style-name="ro1">
          <table:table-cell/>
          <table:table-cell table:style-name="ce189" office:value-type="string" calcext:value-type="string" table:number-columns-spanned="7" table:number-rows-spanned="1">
            <text:p>Players not selected in the formation will appear in the ”Scratches” list.</text:p>
          </table:table-cell>
          <table:covered-table-cell table:number-columns-repeated="6"/>
        </table:table-row>
        <table:table-row table:style-name="ro3">
          <table:table-cell/>
          <table:table-cell table:style-name="ce189" office:value-type="string" calcext:value-type="string" table:number-columns-spanned="7" table:number-rows-spanned="3">
            <text:p>The final two positions in LINE 4 (M27 and O27) can be occupied by any skater on the team. The position marker below will update to indicate whether he is a defender or if he’s being submitted as an extra forward (EXF).</text:p>
          </table:table-cell>
          <table:covered-table-cell table:number-columns-repeated="6"/>
        </table:table-row>
        <table:table-row table:style-name="ro1">
          <table:table-cell/>
          <table:covered-table-cell table:number-columns-repeated="7"/>
        </table:table-row>
        <table:table-row table:style-name="ro1">
          <table:table-cell/>
          <table:covered-table-cell table:number-columns-repeated="7"/>
        </table:table-row>
        <table:table-row table:style-name="ro1">
          <table:table-cell/>
          <table:table-cell table:style-name="ce189" office:value-type="string" calcext:value-type="string" table:number-columns-spanned="7" table:number-rows-spanned="3">
            <text:p>Below the main lineup, optionally select players for your special teams units. Only players selected in the starting lineup are available for these sections. A player can play in both special teams, but can only appear once in Powerplay and once in Box Play.</text:p>
          </table:table-cell>
          <table:covered-table-cell table:number-columns-repeated="6"/>
        </table:table-row>
        <table:table-row table:style-name="ro1">
          <table:table-cell/>
          <table:covered-table-cell table:number-columns-repeated="7"/>
        </table:table-row>
        <table:table-row table:style-name="ro1">
          <table:table-cell/>
          <table:covered-table-cell table:style-name="ce171"/>
          <table:covered-table-cell table:number-columns-repeated="4" table:style-name="ce208"/>
          <table:covered-table-cell table:number-columns-repeated="2"/>
        </table:table-row>
        <table:table-row table:style-name="ro1">
          <table:table-cell/>
          <table:table-cell table:style-name="ce189" office:value-type="string" calcext:value-type="string" table:number-columns-spanned="7" table:number-rows-spanned="2">
            <text:p>While there is only one<text:span text:style-name="T6"> </text:span><text:span text:style-name="T1">SQUAD</text:span> sheet in a workbook, the <text:span text:style-name="T1">FORMATIONS</text:span> sheet can be duplicated indefinitely to allow for different formations.</text:p>
          </table:table-cell>
          <table:covered-table-cell table:number-columns-repeated="6"/>
        </table:table-row>
        <table:table-row table:style-name="ro1">
          <table:table-cell/>
          <table:covered-table-cell table:number-columns-repeated="7"/>
        </table:table-row>
        <table:table-row table:style-name="ro1">
          <table:table-cell/>
          <table:table-cell table:style-name="ce196" office:value-type="string" calcext:value-type="string" table:number-columns-spanned="7" table:number-rows-spanned="1">
            <text:p>An additional team or squad will require its own separate .ods file.</text:p>
          </table:table-cell>
          <table:covered-table-cell table:number-columns-repeated="5" table:style-name="ce210"/>
          <table:covered-table-cell table:style-name="ce216"/>
        </table:table-row>
        <table:table-row table:style-name="ro1">
          <table:table-cell/>
          <table:table-cell table:style-name="Default" table:number-columns-repeated="7"/>
        </table:table-row>
        <table:table-row table:style-name="ro4">
          <table:table-cell/>
          <table:table-cell table:style-name="ce160" office:value-type="string" calcext:value-type="string" table:number-columns-spanned="7" table:number-rows-spanned="1">
            <text:p>EDITING</text:p>
          </table:table-cell>
          <table:covered-table-cell table:number-columns-repeated="5" table:style-name="ce185"/>
          <table:covered-table-cell table:style-name="ce186"/>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75" office:value-type="string" calcext:value-type="string" table:number-columns-spanned="7" table:number-rows-spanned="1">
            <text:p>NOTES</text:p>
          </table:table-cell>
          <table:covered-table-cell table:number-columns-repeated="6"/>
        </table:table-row>
        <table:table-row table:style-name="ro1">
          <table:table-cell/>
          <table:table-cell table:style-name="ce189" office:value-type="string" calcext:value-type="string" table:number-columns-spanned="7" table:number-rows-spanned="1">
            <text:p>Feel free to add notes or change the text in<text:span text:style-name="T7"> empty cells, </text:span><text:span text:style-name="T8">e.g. columns S-W in </text:span><text:span text:style-name="T9">FORMATIONS</text:span><text:span text:style-name="T10">.</text:span></text:p>
          </table:table-cell>
          <table:covered-table-cell table:number-columns-repeated="6"/>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75" office:value-type="string" calcext:value-type="string" table:number-columns-spanned="7" table:number-rows-spanned="1">
            <text:p>CUSTOMIZING</text:p>
          </table:table-cell>
          <table:covered-table-cell table:number-columns-repeated="6"/>
        </table:table-row>
        <table:table-row table:style-name="ro3">
          <table:table-cell/>
          <table:table-cell table:style-name="ce189" office:value-type="string" calcext:value-type="string" table:number-columns-spanned="7" table:number-rows-spanned="2">
            <text:p><text:span text:style-name="T11">Using</text:span><text:span text:style-name="T12"> direct formatting, </text:span><text:span text:style-name="T13">you’re free to</text:span> change the colors, typeface, font size or background of any cell <text:span text:style-name="T8">throughout the workbook</text:span>. This should not affect any functionality.</text:p>
          </table:table-cell>
          <table:covered-table-cell table:number-columns-repeated="6"/>
        </table:table-row>
        <table:table-row table:style-name="ro1">
          <table:table-cell/>
          <table:covered-table-cell table:number-columns-repeated="7"/>
        </table:table-row>
        <table:table-row table:style-name="ro1">
          <table:table-cell/>
          <table:table-cell table:style-name="ce177" office:value-type="string" calcext:value-type="string" table:number-columns-spanned="7" table:number-rows-spanned="1">
            <text:p>Similarly, row height and column width can be adjusted to your liking.</text:p>
          </table:table-cell>
          <table:covered-table-cell table:number-columns-repeated="6"/>
        </table:table-row>
        <table:table-row table:style-name="ro1">
          <table:table-cell/>
          <table:table-cell table:style-name="ce175" table:number-columns-spanned="7" table:number-rows-spanned="1"/>
          <table:covered-table-cell table:number-columns-repeated="6"/>
        </table:table-row>
        <table:table-row table:style-name="ro1">
          <table:table-cell/>
          <table:table-cell table:style-name="ce175" office:value-type="string" calcext:value-type="string" table:number-columns-spanned="7" table:number-rows-spanned="1">
            <text:p>SHEET NAMES</text:p>
          </table:table-cell>
          <table:covered-table-cell table:number-columns-repeated="6"/>
        </table:table-row>
        <table:table-row table:style-name="ro1">
          <table:table-cell/>
          <table:table-cell table:style-name="ce161" office:value-type="string" calcext:value-type="string" table:number-columns-spanned="7" table:number-rows-spanned="1">
            <text:p>The <text:span text:style-name="T1">FORMATIONS</text:span><text:span text:style-name="T14"> </text:span><text:span text:style-name="T5">sheet and its subsequent duplicates can be renamed to whatever you like.</text:span></text:p>
          </table:table-cell>
          <table:covered-table-cell table:number-columns-repeated="6"/>
        </table:table-row>
        <table:table-row table:style-name="ro1">
          <table:table-cell/>
          <table:table-cell table:style-name="ce189" office:value-type="string" calcext:value-type="string" table:number-columns-spanned="7" table:number-rows-spanned="2">
            <text:p>However, do <text:span text:style-name="T15">NOT </text:span><text:span text:style-name="T16">rename the </text:span><text:span text:style-name="T9">SQUAD</text:span><text:span text:style-name="T17"> sheet, as the name is referenced to in various formulas throughout the workbook.</text:span></text:p>
          </table:table-cell>
          <table:covered-table-cell table:number-columns-repeated="6"/>
        </table:table-row>
        <table:table-row table:style-name="ro1">
          <table:table-cell/>
          <table:covered-table-cell table:number-columns-repeated="7"/>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75" office:value-type="string" calcext:value-type="string" table:number-columns-spanned="7" table:number-rows-spanned="1">
            <text:p>THINGS TO AVOID</text:p>
          </table:table-cell>
          <table:covered-table-cell table:number-columns-repeated="6"/>
        </table:table-row>
        <table:table-row table:style-name="ro1">
          <table:table-cell/>
          <table:table-cell table:style-name="ce189" office:value-type="string" calcext:value-type="string" table:number-columns-spanned="7" table:number-rows-spanned="1">
            <text:p>Please refrain from typing into <text:span text:style-name="T7">any cell with a formula, </text:span><text:span text:style-name="T8">unless you really know what you’re doing.</text:span></text:p>
          </table:table-cell>
          <table:covered-table-cell table:number-columns-repeated="6"/>
        </table:table-row>
        <table:table-row table:style-name="ro1">
          <table:table-cell/>
          <table:table-cell table:style-name="ce189" office:value-type="string" calcext:value-type="string" table:number-columns-spanned="7" table:number-rows-spanned="3">
            <text:p>Helper columns: The hidden helper columns X, Y, Z and AA in <text:span text:style-name="T1">FORMATIONS</text:span> are there to make everything work behind the scenes. It’s best to leave them hidden as to not accidentally alter any of their contents.</text:p>
          </table:table-cell>
          <table:covered-table-cell table:number-columns-repeated="6"/>
        </table:table-row>
        <table:table-row table:style-name="ro1">
          <table:table-cell/>
          <table:covered-table-cell table:number-columns-repeated="7"/>
        </table:table-row>
        <table:table-row table:style-name="ro1">
          <table:table-cell/>
          <table:covered-table-cell table:number-columns-repeated="7"/>
        </table:table-row>
        <table:table-row table:style-name="ro1">
          <table:table-cell/>
          <table:table-cell table:style-name="ce189" office:value-type="string" calcext:value-type="string" table:number-columns-spanned="7" table:number-rows-spanned="2">
            <text:p>Data Validation (Dropdown Menus): <text:span text:style-name="T18">Be cautious when editing the dropdown menus as they pull data from other parts of the workbook, and editing them directly might cause them to break.</text:span></text:p>
          </table:table-cell>
          <table:covered-table-cell table:number-columns-repeated="6"/>
        </table:table-row>
        <table:table-row table:style-name="ro1">
          <table:table-cell/>
          <table:covered-table-cell table:number-columns-repeated="7"/>
        </table:table-row>
        <table:table-row table:style-name="ro1">
          <table:table-cell/>
          <table:table-cell table:style-name="ce196" office:value-type="string" calcext:value-type="string" table:number-columns-spanned="7" table:number-rows-spanned="3">
            <text:p>Generally avoid moving cells around using<text:span text:style-name="T15"> cut and paste</text:span> or <text:span text:style-name="T15">drag and drop</text:span><text:span text:style-name="T18">, as this has been proven likely to mess with the underlying formulas and break the workbook in a spectacular and infuriating fashion.</text:span></text:p>
          </table:table-cell>
          <table:covered-table-cell table:number-columns-repeated="6"/>
        </table:table-row>
        <table:table-row table:style-name="ro1">
          <table:table-cell/>
          <table:covered-table-cell table:number-columns-repeated="7"/>
        </table:table-row>
        <table:table-row table:style-name="ro1">
          <table:table-cell/>
          <table:covered-table-cell table:style-name="ce178"/>
          <table:covered-table-cell table:number-columns-repeated="5" table:style-name="ce210"/>
          <table:covered-table-cell table:style-name="ce216"/>
        </table:table-row>
        <table:table-row table:style-name="ro1">
          <table:table-cell/>
          <table:table-cell table:style-name="Default" table:number-columns-repeated="7"/>
        </table:table-row>
        <table:table-row table:style-name="ro4">
          <table:table-cell/>
          <table:table-cell table:style-name="ce160" office:value-type="string" calcext:value-type="string" table:number-columns-spanned="7" table:number-rows-spanned="1">
            <text:p>FAQ</text:p>
          </table:table-cell>
          <table:covered-table-cell table:number-columns-repeated="5" table:style-name="ce185"/>
          <table:covered-table-cell table:style-name="ce186"/>
        </table:table-row>
        <table:table-row table:style-name="ro1">
          <table:table-cell/>
          <table:table-cell table:style-name="ce175" office:value-type="string" calcext:value-type="string" table:number-columns-spanned="7" table:number-rows-spanned="1">
            <text:p>WHAT IF A PLAYER GETS SCRATCHED AFTER BEING SELECTED IN PP OR BP?</text:p>
          </table:table-cell>
          <table:covered-table-cell table:number-columns-repeated="6"/>
        </table:table-row>
        <table:table-row table:style-name="ro1">
          <table:table-cell/>
          <table:table-cell table:style-name="ce179" office:value-type="string" calcext:value-type="string" table:number-columns-spanned="7" table:number-rows-spanned="1">
            <text:p>Their jersey number will be highlighted (greyed out) to indicate they’re no longer available.</text:p>
          </table:table-cell>
          <table:covered-table-cell table:number-columns-repeated="5" table:style-name="ce210"/>
          <table:covered-table-cell table:style-name="ce21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Bahnschrift Condensed" svg:font-family="'Bahnschrift Condensed'" style:font-family-generic="swiss" style:font-pitch="variable"/>
    <style:font-face style:name="Bahnschrift SemiBold" svg:font-family="'Bahnschrift SemiBold'" style:font-family-generic="swiss" style:font-pitch="variable"/>
    <style:font-face style:name="Bahnschrift SemiBold SemiConden" svg:font-family="'Bahnschrift SemiBold SemiConden'" style:font-family-generic="swiss" style:font-pitch="variable"/>
    <style:font-face style:name="Bahnschrift SemiBold1" svg:font-family="'Bahnschrift SemiBold'" style:font-adornments="SemiBold" style:font-family-generic="swiss" style:font-pitch="variable"/>
    <style:font-face style:name="Bahnschrift SemiCondensed" svg:font-family="'Bahnschrift SemiCondensed'" style:font-family-generic="swiss" style:font-pitch="variable"/>
    <style:font-face style:name="Bahnschrift SemiLight Condensed" svg:font-family="'Bahnschrift SemiLight Condensed'"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ff0000" style:diagonal-bl-tr="none" style:diagonal-tl-br="none"/>
    </style:style>
    <style:style style:name="soft_20_red" style:display-name="soft red" style:family="table-cell" style:parent-style-name="Default">
      <style:table-cell-properties fo:background-color="#ff6d6d"/>
    </style:style>
    <style:style style:name="GREY" style:family="table-cell" style:parent-style-name="Default">
      <style:table-cell-properties fo:background-color="#999999"/>
    </style:style>
    <style:style style:name="YELLORANGE" style:family="table-cell" style:parent-style-name="Default">
      <style:table-cell-properties fo:background-color="#ff972f"/>
    </style:style>
    <style:style style:name="Untitled2" style:family="table-cell" style:parent-style-name="YELLORANGE">
      <style:table-cell-properties fo:background-color="#cb4b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5T21:47:16.152000000</meta:creation-date>
    <dc:date>2024-09-24T20:07:10.055000000</dc:date>
    <meta:editing-duration>P29DT19H1M2S</meta:editing-duration>
    <meta:editing-cycles>272</meta:editing-cycles>
    <meta:generator>LibreOffice/7.5.2.2$Windows_X86_64 LibreOffice_project/53bb9681a964705cf672590721dbc85eb4d0c3a2</meta:generator>
    <meta:document-statistic meta:table-count="3" meta:cell-count="604" meta:object-count="0"/>
  </office:meta>
</office:document-meta>
</file>